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142">
            <text:p>142</text:p>
          </table:table-cell>
          <table:table-cell office:value-type="float" office:value="18">
            <text:p>18</text:p>
          </table:table-cell>
          <table:table-cell table:formula="of:=([.A1]-[.F$2])^2" office:value-type="float" office:value="498.718224">
            <text:p>498.718224</text:p>
          </table:table-cell>
          <table:table-cell table:formula="of:=([.B1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table:formula="of:=([.A2]-[.F$2])^2" office:value-type="float" office:value="215.150224">
            <text:p>215.150224</text:p>
          </table:table-cell>
          <table:table-cell table:formula="of:=([.B2]-[.J$2])^2" office:value-type="float" office:value="0.000900000000000068">
            <text:p>0.0009</text:p>
          </table:table-cell>
          <table:table-cell/>
          <table:table-cell table:formula="of:=SUM([.A1:.A1000])/1000" office:value-type="float" office:value="119.668">
            <text:p>119.668</text:p>
          </table:table-cell>
          <table:table-cell table:formula="of:=SUM([.C1:.C1000])/999" office:value-type="float" office:value="2080.66444044044">
            <text:p>2080.6644404405</text:p>
          </table:table-cell>
          <table:table-cell table:formula="of:=MAX([.A1:.A1000])" office:value-type="float" office:value="876">
            <text:p>876</text:p>
          </table:table-cell>
          <table:table-cell table:formula="of:=MIN([.A1:.A1000])" office:value-type="float" office:value="77">
            <text:p>77</text:p>
          </table:table-cell>
          <table:table-cell table:formula="of:=SUM([.B1:.B1000])/1000" office:value-type="float" office:value="17.97">
            <text:p>17.97</text:p>
          </table:table-cell>
          <table:table-cell table:formula="of:=SUM([.D1:.D1000])/999" office:value-type="float" office:value="20.4075075075075">
            <text:p>20.4075075075</text:p>
          </table:table-cell>
          <table:table-cell table:formula="of:=MAX([.B1:.B1000])" office:value-type="float" office:value="95">
            <text:p>95</text:p>
          </table:table-cell>
          <table:table-cell table:formula="of:=MIN([.B1:.B1000])" office:value-type="float" office:value="16">
            <text:p>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table:formula="of:=([.A3]-[.F$2])^2" office:value-type="float" office:value="7.11822400000003">
            <text:p>7.118224</text:p>
          </table:table-cell>
          <table:table-cell table:formula="of:=([.B3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">
            <text:p>16</text:p>
          </table:table-cell>
          <table:table-cell table:formula="of:=([.A4]-[.F$2])^2" office:value-type="float" office:value="106.750224">
            <text:p>106.750224</text:p>
          </table:table-cell>
          <table:table-cell table:formula="of:=([.B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5]-[.F$2])^2" office:value-type="float" office:value="266.734224">
            <text:p>266.734224</text:p>
          </table:table-cell>
          <table:table-cell table:formula="of:=([.B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table:formula="of:=([.A6]-[.F$2])^2" office:value-type="float" office:value="860.366224">
            <text:p>860.366224</text:p>
          </table:table-cell>
          <table:table-cell table:formula="of:=([.B6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6">
            <text:p>16</text:p>
          </table:table-cell>
          <table:table-cell table:formula="of:=([.A7]-[.F$2])^2" office:value-type="float" office:value="160.478224">
            <text:p>160.478224</text:p>
          </table:table-cell>
          <table:table-cell table:formula="of:=([.B7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">
            <text:p>16</text:p>
          </table:table-cell>
          <table:table-cell table:formula="of:=([.A8]-[.F$2])^2" office:value-type="float" office:value="2.78222400000002">
            <text:p>2.782224</text:p>
          </table:table-cell>
          <table:table-cell table:formula="of:=([.B8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">
            <text:p>21</text:p>
          </table:table-cell>
          <table:table-cell table:formula="of:=([.A9]-[.F$2])^2" office:value-type="float" office:value="1045.358224">
            <text:p>1045.358224</text:p>
          </table:table-cell>
          <table:table-cell table:formula="of:=([.B9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6">
            <text:p>16</text:p>
          </table:table-cell>
          <table:table-cell table:formula="of:=([.A10]-[.F$2])^2" office:value-type="float" office:value="13.454224">
            <text:p>13.454224</text:p>
          </table:table-cell>
          <table:table-cell table:formula="of:=([.B10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6">
            <text:p>16</text:p>
          </table:table-cell>
          <table:table-cell table:formula="of:=([.A11]-[.F$2])^2" office:value-type="float" office:value="21.7902240000001">
            <text:p>21.790224</text:p>
          </table:table-cell>
          <table:table-cell table:formula="of:=([.B11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8">
            <text:p>18</text:p>
          </table:table-cell>
          <table:table-cell table:formula="of:=([.A12]-[.F$2])^2" office:value-type="float" office:value="84874.334224">
            <text:p>84874.334224</text:p>
          </table:table-cell>
          <table:table-cell table:formula="of:=([.B1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table:formula="of:=([.A13]-[.F$2])^2" office:value-type="float" office:value="641.710224">
            <text:p>641.710224</text:p>
          </table:table-cell>
          <table:table-cell table:formula="of:=([.B13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table:formula="of:=([.A14]-[.F$2])^2" office:value-type="float" office:value="1272.206224">
            <text:p>1272.206224</text:p>
          </table:table-cell>
          <table:table-cell table:formula="of:=([.B1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15]-[.F$2])^2" office:value-type="float" office:value="113.806224">
            <text:p>113.806224</text:p>
          </table:table-cell>
          <table:table-cell table:formula="of:=([.B1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table:formula="of:=([.A16]-[.F$2])^2" office:value-type="float" office:value="152.078224">
            <text:p>152.078224</text:p>
          </table:table-cell>
          <table:table-cell table:formula="of:=([.B16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formula="of:=([.A17]-[.F$2])^2" office:value-type="float" office:value="513.838224">
            <text:p>513.838224</text:p>
          </table:table-cell>
          <table:table-cell table:formula="of:=([.B1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table:formula="of:=([.A18]-[.F$2])^2" office:value-type="float" office:value="3402.622224">
            <text:p>3402.622224</text:p>
          </table:table-cell>
          <table:table-cell table:formula="of:=([.B18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19]-[.F$2])^2" office:value-type="float" office:value="940.526224">
            <text:p>940.526224</text:p>
          </table:table-cell>
          <table:table-cell table:formula="of:=([.B1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20]-[.F$2])^2" office:value-type="float" office:value="277.822224">
            <text:p>277.822224</text:p>
          </table:table-cell>
          <table:table-cell table:formula="of:=([.B2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formula="of:=([.A21]-[.F$2])^2" office:value-type="float" office:value="1067.198224">
            <text:p>1067.198224</text:p>
          </table:table-cell>
          <table:table-cell table:formula="of:=([.B2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table:formula="of:=([.A22]-[.F$2])^2" office:value-type="float" office:value="75.1342240000001">
            <text:p>75.134224</text:p>
          </table:table-cell>
          <table:table-cell table:formula="of:=([.B2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23]-[.F$2])^2" office:value-type="float" office:value="1272.206224">
            <text:p>1272.206224</text:p>
          </table:table-cell>
          <table:table-cell table:formula="of:=([.B2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formula="of:=([.A24]-[.F$2])^2" office:value-type="float" office:value="1067.198224">
            <text:p>1067.198224</text:p>
          </table:table-cell>
          <table:table-cell table:formula="of:=([.B2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table:formula="of:=([.A25]-[.F$2])^2" office:value-type="float" office:value="58.7982240000001">
            <text:p>58.798224</text:p>
          </table:table-cell>
          <table:table-cell table:formula="of:=([.B2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table:formula="of:=([.A26]-[.F$2])^2" office:value-type="float" office:value="1201.870224">
            <text:p>1201.870224</text:p>
          </table:table-cell>
          <table:table-cell table:formula="of:=([.B26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">
            <text:p>17</text:p>
          </table:table-cell>
          <table:table-cell table:formula="of:=([.A27]-[.F$2])^2" office:value-type="float" office:value="693.374224">
            <text:p>693.374224</text:p>
          </table:table-cell>
          <table:table-cell table:formula="of:=([.B2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table:formula="of:=([.A28]-[.F$2])^2" office:value-type="float" office:value="373.726224">
            <text:p>373.726224</text:p>
          </table:table-cell>
          <table:table-cell table:formula="of:=([.B2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0">
            <text:p>20</text:p>
          </table:table-cell>
          <table:table-cell table:formula="of:=([.A29]-[.F$2])^2" office:value-type="float" office:value="2738.638224">
            <text:p>2738.638224</text:p>
          </table:table-cell>
          <table:table-cell table:formula="of:=([.B29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30]-[.F$2])^2" office:value-type="float" office:value="266.734224">
            <text:p>266.734224</text:p>
          </table:table-cell>
          <table:table-cell table:formula="of:=([.B3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table:formula="of:=([.A31]-[.F$2])^2" office:value-type="float" office:value="658.846224">
            <text:p>658.846224</text:p>
          </table:table-cell>
          <table:table-cell table:formula="of:=([.B3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formula="of:=([.A32]-[.F$2])^2" office:value-type="float" office:value="5.43822399999997">
            <text:p>5.438224</text:p>
          </table:table-cell>
          <table:table-cell table:formula="of:=([.B3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  <table:table-cell table:formula="of:=([.A33]-[.F$2])^2" office:value-type="float" office:value="93.4702240000001">
            <text:p>93.470224</text:p>
          </table:table-cell>
          <table:table-cell table:formula="of:=([.B33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table:formula="of:=([.A34]-[.F$2])^2" office:value-type="float" office:value="136.142224">
            <text:p>136.142224</text:p>
          </table:table-cell>
          <table:table-cell table:formula="of:=([.B34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35]-[.F$2])^2" office:value-type="float" office:value="277.822224">
            <text:p>277.822224</text:p>
          </table:table-cell>
          <table:table-cell table:formula="of:=([.B3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formula="of:=([.A36]-[.F$2])^2" office:value-type="float" office:value="427.166224">
            <text:p>427.166224</text:p>
          </table:table-cell>
          <table:table-cell table:formula="of:=([.B36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37]-[.F$2])^2" office:value-type="float" office:value="136.142224">
            <text:p>136.142224</text:p>
          </table:table-cell>
          <table:table-cell table:formula="of:=([.B3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38]-[.F$2])^2" office:value-type="float" office:value="312.158224">
            <text:p>312.158224</text:p>
          </table:table-cell>
          <table:table-cell table:formula="of:=([.B3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7">
            <text:p>17</text:p>
          </table:table-cell>
          <table:table-cell table:formula="of:=([.A39]-[.F$2])^2" office:value-type="float" office:value="1547.006224">
            <text:p>1547.006224</text:p>
          </table:table-cell>
          <table:table-cell table:formula="of:=([.B3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table:formula="of:=([.A40]-[.F$2])^2" office:value-type="float" office:value="177.742224">
            <text:p>177.742224</text:p>
          </table:table-cell>
          <table:table-cell table:formula="of:=([.B40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formula="of:=([.A41]-[.F$2])^2" office:value-type="float" office:value="1002.862224">
            <text:p>1002.862224</text:p>
          </table:table-cell>
          <table:table-cell table:formula="of:=([.B4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">
            <text:p>17</text:p>
          </table:table-cell>
          <table:table-cell table:formula="of:=([.A42]-[.F$2])^2" office:value-type="float" office:value="693.374224">
            <text:p>693.374224</text:p>
          </table:table-cell>
          <table:table-cell table:formula="of:=([.B4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43]-[.F$2])^2" office:value-type="float" office:value="1272.206224">
            <text:p>1272.206224</text:p>
          </table:table-cell>
          <table:table-cell table:formula="of:=([.B4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44]-[.F$2])^2" office:value-type="float" office:value="312.158224">
            <text:p>312.158224</text:p>
          </table:table-cell>
          <table:table-cell table:formula="of:=([.B4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table:formula="of:=([.A45]-[.F$2])^2" office:value-type="float" office:value="106.750224">
            <text:p>106.750224</text:p>
          </table:table-cell>
          <table:table-cell table:formula="of:=([.B4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table:formula="of:=([.A46]-[.F$2])^2" office:value-type="float" office:value="513.838224">
            <text:p>513.838224</text:p>
          </table:table-cell>
          <table:table-cell table:formula="of:=([.B46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table:formula="of:=([.A47]-[.F$2])^2" office:value-type="float" office:value="1573.550224">
            <text:p>1573.550224</text:p>
          </table:table-cell>
          <table:table-cell table:formula="of:=([.B47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48]-[.F$2])^2" office:value-type="float" office:value="113.806224">
            <text:p>113.806224</text:p>
          </table:table-cell>
          <table:table-cell table:formula="of:=([.B4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">
            <text:p>18</text:p>
          </table:table-cell>
          <table:table-cell table:formula="of:=([.A49]-[.F$2])^2" office:value-type="float" office:value="13.454224">
            <text:p>13.454224</text:p>
          </table:table-cell>
          <table:table-cell table:formula="of:=([.B4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table:formula="of:=([.A50]-[.F$2])^2" office:value-type="float" office:value="880.190224">
            <text:p>880.190224</text:p>
          </table:table-cell>
          <table:table-cell table:formula="of:=([.B5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1">
            <text:p>21</text:p>
          </table:table-cell>
          <table:table-cell table:formula="of:=([.A51]-[.F$2])^2" office:value-type="float" office:value="592.046224">
            <text:p>592.046224</text:p>
          </table:table-cell>
          <table:table-cell table:formula="of:=([.B51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52]-[.F$2])^2" office:value-type="float" office:value="13.454224">
            <text:p>13.454224</text:p>
          </table:table-cell>
          <table:table-cell table:formula="of:=([.B5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formula="of:=([.A53]-[.F$2])^2" office:value-type="float" office:value="940.526224">
            <text:p>940.526224</text:p>
          </table:table-cell>
          <table:table-cell table:formula="of:=([.B5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54]-[.F$2])^2" office:value-type="float" office:value="136.142224">
            <text:p>136.142224</text:p>
          </table:table-cell>
          <table:table-cell table:formula="of:=([.B5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table:formula="of:=([.A55]-[.F$2])^2" office:value-type="float" office:value="0.446224000000009">
            <text:p>0.446224</text:p>
          </table:table-cell>
          <table:table-cell table:formula="of:=([.B5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56]-[.F$2])^2" office:value-type="float" office:value="386.830224">
            <text:p>386.830224</text:p>
          </table:table-cell>
          <table:table-cell table:formula="of:=([.B5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57]-[.F$2])^2" office:value-type="float" office:value="186.814224">
            <text:p>186.814224</text:p>
          </table:table-cell>
          <table:table-cell table:formula="of:=([.B5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table:formula="of:=([.A58]-[.F$2])^2" office:value-type="float" office:value="544.382224">
            <text:p>544.382224</text:p>
          </table:table-cell>
          <table:table-cell table:formula="of:=([.B58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59]-[.F$2])^2" office:value-type="float" office:value="312.158224">
            <text:p>312.158224</text:p>
          </table:table-cell>
          <table:table-cell table:formula="of:=([.B5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table:formula="of:=([.A60]-[.F$2])^2" office:value-type="float" office:value="93.4702240000001">
            <text:p>93.470224</text:p>
          </table:table-cell>
          <table:table-cell table:formula="of:=([.B60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table:formula="of:=([.A61]-[.F$2])^2" office:value-type="float" office:value="136.142224">
            <text:p>136.142224</text:p>
          </table:table-cell>
          <table:table-cell table:formula="of:=([.B61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table:formula="of:=([.A62]-[.F$2])^2" office:value-type="float" office:value="18.7662239999999">
            <text:p>18.766224</text:p>
          </table:table-cell>
          <table:table-cell table:formula="of:=([.B62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table:formula="of:=([.A63]-[.F$2])^2" office:value-type="float" office:value="0.110223999999996">
            <text:p>0.110224</text:p>
          </table:table-cell>
          <table:table-cell table:formula="of:=([.B6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7">
            <text:p>17</text:p>
          </table:table-cell>
          <table:table-cell table:formula="of:=([.A64]-[.F$2])^2" office:value-type="float" office:value="1393.678224">
            <text:p>1393.678224</text:p>
          </table:table-cell>
          <table:table-cell table:formula="of:=([.B6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">
            <text:p>18</text:p>
          </table:table-cell>
          <table:table-cell table:formula="of:=([.A65]-[.F$2])^2" office:value-type="float" office:value="106.750224">
            <text:p>106.750224</text:p>
          </table:table-cell>
          <table:table-cell table:formula="of:=([.B65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table:formula="of:=([.A66]-[.F$2])^2" office:value-type="float" office:value="106.750224">
            <text:p>106.750224</text:p>
          </table:table-cell>
          <table:table-cell table:formula="of:=([.B66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67]-[.F$2])^2" office:value-type="float" office:value="1.77422399999998">
            <text:p>1.774224</text:p>
          </table:table-cell>
          <table:table-cell table:formula="of:=([.B6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68]-[.F$2])^2" office:value-type="float" office:value="1272.206224">
            <text:p>1272.206224</text:p>
          </table:table-cell>
          <table:table-cell table:formula="of:=([.B6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69]-[.F$2])^2" office:value-type="float" office:value="0.110223999999996">
            <text:p>0.110224</text:p>
          </table:table-cell>
          <table:table-cell table:formula="of:=([.B6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table:formula="of:=([.A70]-[.F$2])^2" office:value-type="float" office:value="2.78222400000002">
            <text:p>2.782224</text:p>
          </table:table-cell>
          <table:table-cell table:formula="of:=([.B7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1">
            <text:p>31</text:p>
          </table:table-cell>
          <table:table-cell table:formula="of:=([.A71]-[.F$2])^2" office:value-type="float" office:value="1133.534224">
            <text:p>1133.534224</text:p>
          </table:table-cell>
          <table:table-cell table:formula="of:=([.B71]-[.J$2])^2" office:value-type="float" office:value="169.7809">
            <text:p>169.78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72]-[.F$2])^2" office:value-type="float" office:value="348.494224">
            <text:p>348.494224</text:p>
          </table:table-cell>
          <table:table-cell table:formula="of:=([.B7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table:formula="of:=([.A73]-[.F$2])^2" office:value-type="float" office:value="177.742224">
            <text:p>177.742224</text:p>
          </table:table-cell>
          <table:table-cell table:formula="of:=([.B73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">
            <text:p>16</text:p>
          </table:table-cell>
          <table:table-cell table:formula="of:=([.A74]-[.F$2])^2" office:value-type="float" office:value="44.4622240000001">
            <text:p>44.462224</text:p>
          </table:table-cell>
          <table:table-cell table:formula="of:=([.B7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([.A75]-[.F$2])^2" office:value-type="float" office:value="28.4302239999999">
            <text:p>28.430224</text:p>
          </table:table-cell>
          <table:table-cell table:formula="of:=([.B7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table:formula="of:=([.A76]-[.F$2])^2" office:value-type="float" office:value="13.454224">
            <text:p>13.454224</text:p>
          </table:table-cell>
          <table:table-cell table:formula="of:=([.B76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77]-[.F$2])^2" office:value-type="float" office:value="58.7982240000001">
            <text:p>58.798224</text:p>
          </table:table-cell>
          <table:table-cell table:formula="of:=([.B7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78]-[.F$2])^2" office:value-type="float" office:value="880.190224">
            <text:p>880.190224</text:p>
          </table:table-cell>
          <table:table-cell table:formula="of:=([.B7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formula="of:=([.A79]-[.F$2])^2" office:value-type="float" office:value="641.710224">
            <text:p>641.710224</text:p>
          </table:table-cell>
          <table:table-cell table:formula="of:=([.B79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table:formula="of:=([.A80]-[.F$2])^2" office:value-type="float" office:value="32.1262240000001">
            <text:p>32.126224</text:p>
          </table:table-cell>
          <table:table-cell table:formula="of:=([.B80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81]-[.F$2])^2" office:value-type="float" office:value="312.158224">
            <text:p>312.158224</text:p>
          </table:table-cell>
          <table:table-cell table:formula="of:=([.B8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table:formula="of:=([.A82]-[.F$2])^2" office:value-type="float" office:value="469.502224">
            <text:p>469.502224</text:p>
          </table:table-cell>
          <table:table-cell table:formula="of:=([.B8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83]-[.F$2])^2" office:value-type="float" office:value="427.166224">
            <text:p>427.166224</text:p>
          </table:table-cell>
          <table:table-cell table:formula="of:=([.B8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table:formula="of:=([.A84]-[.F$2])^2" office:value-type="float" office:value="177.742224">
            <text:p>177.742224</text:p>
          </table:table-cell>
          <table:table-cell table:formula="of:=([.B84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85]-[.F$2])^2" office:value-type="float" office:value="348.494224">
            <text:p>348.494224</text:p>
          </table:table-cell>
          <table:table-cell table:formula="of:=([.B8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formula="of:=([.A86]-[.F$2])^2" office:value-type="float" office:value="513.838224">
            <text:p>513.838224</text:p>
          </table:table-cell>
          <table:table-cell table:formula="of:=([.B8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87]-[.F$2])^2" office:value-type="float" office:value="1272.206224">
            <text:p>1272.206224</text:p>
          </table:table-cell>
          <table:table-cell table:formula="of:=([.B8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88]-[.F$2])^2" office:value-type="float" office:value="245.486224">
            <text:p>245.486224</text:p>
          </table:table-cell>
          <table:table-cell table:formula="of:=([.B8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table:formula="of:=([.A89]-[.F$2])^2" office:value-type="float" office:value="245.486224">
            <text:p>245.486224</text:p>
          </table:table-cell>
          <table:table-cell table:formula="of:=([.B89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6">
            <text:p>16</text:p>
          </table:table-cell>
          <table:table-cell table:formula="of:=([.A90]-[.F$2])^2" office:value-type="float" office:value="160.478224">
            <text:p>160.478224</text:p>
          </table:table-cell>
          <table:table-cell table:formula="of:=([.B90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91]-[.F$2])^2" office:value-type="float" office:value="386.830224">
            <text:p>386.830224</text:p>
          </table:table-cell>
          <table:table-cell table:formula="of:=([.B9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formula="of:=([.A92]-[.F$2])^2" office:value-type="float" office:value="215.150224">
            <text:p>215.150224</text:p>
          </table:table-cell>
          <table:table-cell table:formula="of:=([.B92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6">
            <text:p>16</text:p>
          </table:table-cell>
          <table:table-cell table:formula="of:=([.A93]-[.F$2])^2" office:value-type="float" office:value="128.414224">
            <text:p>128.414224</text:p>
          </table:table-cell>
          <table:table-cell table:formula="of:=([.B9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table:formula="of:=([.A94]-[.F$2])^2" office:value-type="float" office:value="544.382224">
            <text:p>544.382224</text:p>
          </table:table-cell>
          <table:table-cell table:formula="of:=([.B9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1">
            <text:p>21</text:p>
          </table:table-cell>
          <table:table-cell table:formula="of:=([.A95]-[.F$2])^2" office:value-type="float" office:value="860.366224">
            <text:p>860.366224</text:p>
          </table:table-cell>
          <table:table-cell table:formula="of:=([.B95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96]-[.F$2])^2" office:value-type="float" office:value="1133.534224">
            <text:p>1133.534224</text:p>
          </table:table-cell>
          <table:table-cell table:formula="of:=([.B9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97]-[.F$2])^2" office:value-type="float" office:value="93.4702240000001">
            <text:p>93.470224</text:p>
          </table:table-cell>
          <table:table-cell table:formula="of:=([.B9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formula="of:=([.A98]-[.F$2])^2" office:value-type="float" office:value="160.478224">
            <text:p>160.478224</text:p>
          </table:table-cell>
          <table:table-cell table:formula="of:=([.B9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A99]-[.F$2])^2" office:value-type="float" office:value="93.4702240000001">
            <text:p>93.470224</text:p>
          </table:table-cell>
          <table:table-cell table:formula="of:=([.B9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100]-[.F$2])^2" office:value-type="float" office:value="0.446224000000009">
            <text:p>0.446224</text:p>
          </table:table-cell>
          <table:table-cell table:formula="of:=([.B10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table:formula="of:=([.A101]-[.F$2])^2" office:value-type="float" office:value="880.190224">
            <text:p>880.190224</text:p>
          </table:table-cell>
          <table:table-cell table:formula="of:=([.B101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">
            <text:p>17</text:p>
          </table:table-cell>
          <table:table-cell table:formula="of:=([.A102]-[.F$2])^2" office:value-type="float" office:value="455.054224">
            <text:p>455.054224</text:p>
          </table:table-cell>
          <table:table-cell table:formula="of:=([.B10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">
            <text:p>17</text:p>
          </table:table-cell>
          <table:table-cell table:formula="of:=([.A103]-[.F$2])^2" office:value-type="float" office:value="87.0862239999999">
            <text:p>87.086224</text:p>
          </table:table-cell>
          <table:table-cell table:formula="of:=([.B10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104]-[.F$2])^2" office:value-type="float" office:value="348.494224">
            <text:p>348.494224</text:p>
          </table:table-cell>
          <table:table-cell table:formula="of:=([.B10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105]-[.F$2])^2" office:value-type="float" office:value="266.734224">
            <text:p>266.734224</text:p>
          </table:table-cell>
          <table:table-cell table:formula="of:=([.B10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1">
            <text:p>21</text:p>
          </table:table-cell>
          <table:table-cell table:formula="of:=([.A106]-[.F$2])^2" office:value-type="float" office:value="4138.606224">
            <text:p>4138.606224</text:p>
          </table:table-cell>
          <table:table-cell table:formula="of:=([.B106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107]-[.F$2])^2" office:value-type="float" office:value="312.158224">
            <text:p>312.158224</text:p>
          </table:table-cell>
          <table:table-cell table:formula="of:=([.B10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table:formula="of:=([.A108]-[.F$2])^2" office:value-type="float" office:value="186.814224">
            <text:p>186.814224</text:p>
          </table:table-cell>
          <table:table-cell table:formula="of:=([.B108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table:formula="of:=([.A109]-[.F$2])^2" office:value-type="float" office:value="940.526224">
            <text:p>940.526224</text:p>
          </table:table-cell>
          <table:table-cell table:formula="of:=([.B109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([.A110]-[.F$2])^2" office:value-type="float" office:value="245.486224">
            <text:p>245.486224</text:p>
          </table:table-cell>
          <table:table-cell table:formula="of:=([.B11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table:formula="of:=([.A111]-[.F$2])^2" office:value-type="float" office:value="469.502224">
            <text:p>469.502224</text:p>
          </table:table-cell>
          <table:table-cell table:formula="of:=([.B11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table:formula="of:=([.A112]-[.F$2])^2" office:value-type="float" office:value="1495.214224">
            <text:p>1495.214224</text:p>
          </table:table-cell>
          <table:table-cell table:formula="of:=([.B112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table:formula="of:=([.A113]-[.F$2])^2" office:value-type="float" office:value="1573.550224">
            <text:p>1573.550224</text:p>
          </table:table-cell>
          <table:table-cell table:formula="of:=([.B11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114]-[.F$2])^2" office:value-type="float" office:value="277.822224">
            <text:p>277.822224</text:p>
          </table:table-cell>
          <table:table-cell table:formula="of:=([.B11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table:formula="of:=([.A115]-[.F$2])^2" office:value-type="float" office:value="11.102224">
            <text:p>11.102224</text:p>
          </table:table-cell>
          <table:table-cell table:formula="of:=([.B11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table:formula="of:=([.A116]-[.F$2])^2" office:value-type="float" office:value="300.398224">
            <text:p>300.398224</text:p>
          </table:table-cell>
          <table:table-cell table:formula="of:=([.B11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  <table:table-cell table:formula="of:=([.A117]-[.F$2])^2" office:value-type="float" office:value="93.4702240000001">
            <text:p>93.470224</text:p>
          </table:table-cell>
          <table:table-cell table:formula="of:=([.B117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table:formula="of:=([.A118]-[.F$2])^2" office:value-type="float" office:value="1045.358224">
            <text:p>1045.358224</text:p>
          </table:table-cell>
          <table:table-cell table:formula="of:=([.B11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formula="of:=([.A119]-[.F$2])^2" office:value-type="float" office:value="513.838224">
            <text:p>513.838224</text:p>
          </table:table-cell>
          <table:table-cell table:formula="of:=([.B11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formula="of:=([.A120]-[.F$2])^2" office:value-type="float" office:value="1002.862224">
            <text:p>1002.862224</text:p>
          </table:table-cell>
          <table:table-cell table:formula="of:=([.B12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121]-[.F$2])^2" office:value-type="float" office:value="277.822224">
            <text:p>277.822224</text:p>
          </table:table-cell>
          <table:table-cell table:formula="of:=([.B121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122]-[.F$2])^2" office:value-type="float" office:value="160.478224">
            <text:p>160.478224</text:p>
          </table:table-cell>
          <table:table-cell table:formula="of:=([.B12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table:formula="of:=([.A123]-[.F$2])^2" office:value-type="float" office:value="469.502224">
            <text:p>469.502224</text:p>
          </table:table-cell>
          <table:table-cell table:formula="of:=([.B12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124]-[.F$2])^2" office:value-type="float" office:value="215.150224">
            <text:p>215.150224</text:p>
          </table:table-cell>
          <table:table-cell table:formula="of:=([.B12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125]-[.F$2])^2" office:value-type="float" office:value="940.526224">
            <text:p>940.526224</text:p>
          </table:table-cell>
          <table:table-cell table:formula="of:=([.B12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table:formula="of:=([.A126]-[.F$2])^2" office:value-type="float" office:value="940.526224">
            <text:p>940.526224</text:p>
          </table:table-cell>
          <table:table-cell table:formula="of:=([.B126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1">
            <text:p>21</text:p>
          </table:table-cell>
          <table:table-cell table:formula="of:=([.A127]-[.F$2])^2" office:value-type="float" office:value="27999.998224">
            <text:p>27999.998224</text:p>
          </table:table-cell>
          <table:table-cell table:formula="of:=([.B127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0">
            <text:p>20</text:p>
          </table:table-cell>
          <table:table-cell table:formula="of:=([.A128]-[.F$2])^2" office:value-type="float" office:value="266.734224">
            <text:p>266.734224</text:p>
          </table:table-cell>
          <table:table-cell table:formula="of:=([.B128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129]-[.F$2])^2" office:value-type="float" office:value="348.494224">
            <text:p>348.494224</text:p>
          </table:table-cell>
          <table:table-cell table:formula="of:=([.B12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130]-[.F$2])^2" office:value-type="float" office:value="940.526224">
            <text:p>940.526224</text:p>
          </table:table-cell>
          <table:table-cell table:formula="of:=([.B13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131]-[.F$2])^2" office:value-type="float" office:value="1272.206224">
            <text:p>1272.206224</text:p>
          </table:table-cell>
          <table:table-cell table:formula="of:=([.B13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formula="of:=([.A132]-[.F$2])^2" office:value-type="float" office:value="386.830224">
            <text:p>386.830224</text:p>
          </table:table-cell>
          <table:table-cell table:formula="of:=([.B13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133]-[.F$2])^2" office:value-type="float" office:value="58.7982240000001">
            <text:p>58.798224</text:p>
          </table:table-cell>
          <table:table-cell table:formula="of:=([.B13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table:formula="of:=([.A134]-[.F$2])^2" office:value-type="float" office:value="113.806224">
            <text:p>113.806224</text:p>
          </table:table-cell>
          <table:table-cell table:formula="of:=([.B13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table:formula="of:=([.A135]-[.F$2])^2" office:value-type="float" office:value="300.398224">
            <text:p>300.398224</text:p>
          </table:table-cell>
          <table:table-cell table:formula="of:=([.B13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table:formula="of:=([.A136]-[.F$2])^2" office:value-type="float" office:value="1344.542224">
            <text:p>1344.542224</text:p>
          </table:table-cell>
          <table:table-cell table:formula="of:=([.B13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137]-[.F$2])^2" office:value-type="float" office:value="136.142224">
            <text:p>136.142224</text:p>
          </table:table-cell>
          <table:table-cell table:formula="of:=([.B13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138]-[.F$2])^2" office:value-type="float" office:value="1272.206224">
            <text:p>1272.206224</text:p>
          </table:table-cell>
          <table:table-cell table:formula="of:=([.B13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table:formula="of:=([.A139]-[.F$2])^2" office:value-type="float" office:value="152.078224">
            <text:p>152.078224</text:p>
          </table:table-cell>
          <table:table-cell table:formula="of:=([.B139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140]-[.F$2])^2" office:value-type="float" office:value="0.110223999999996">
            <text:p>0.110224</text:p>
          </table:table-cell>
          <table:table-cell table:formula="of:=([.B14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table:formula="of:=([.A141]-[.F$2])^2" office:value-type="float" office:value="1495.214224">
            <text:p>1495.214224</text:p>
          </table:table-cell>
          <table:table-cell table:formula="of:=([.B14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142]-[.F$2])^2" office:value-type="float" office:value="2.78222400000002">
            <text:p>2.782224</text:p>
          </table:table-cell>
          <table:table-cell table:formula="of:=([.B14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0">
            <text:p>20</text:p>
          </table:table-cell>
          <table:table-cell table:formula="of:=([.A143]-[.F$2])^2" office:value-type="float" office:value="747.038224">
            <text:p>747.038224</text:p>
          </table:table-cell>
          <table:table-cell table:formula="of:=([.B143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144]-[.F$2])^2" office:value-type="float" office:value="215.150224">
            <text:p>215.150224</text:p>
          </table:table-cell>
          <table:table-cell table:formula="of:=([.B14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table:formula="of:=([.A145]-[.F$2])^2" office:value-type="float" office:value="113.806224">
            <text:p>113.806224</text:p>
          </table:table-cell>
          <table:table-cell table:formula="of:=([.B14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146]-[.F$2])^2" office:value-type="float" office:value="32.1262240000001">
            <text:p>32.126224</text:p>
          </table:table-cell>
          <table:table-cell table:formula="of:=([.B14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147]-[.F$2])^2" office:value-type="float" office:value="13.454224">
            <text:p>13.454224</text:p>
          </table:table-cell>
          <table:table-cell table:formula="of:=([.B14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148]-[.F$2])^2" office:value-type="float" office:value="136.142224">
            <text:p>136.142224</text:p>
          </table:table-cell>
          <table:table-cell table:formula="of:=([.B14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table:formula="of:=([.A149]-[.F$2])^2" office:value-type="float" office:value="1573.550224">
            <text:p>1573.550224</text:p>
          </table:table-cell>
          <table:table-cell table:formula="of:=([.B14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2">
            <text:p>22</text:p>
          </table:table-cell>
          <table:table-cell table:formula="of:=([.A150]-[.F$2])^2" office:value-type="float" office:value="2433.646224">
            <text:p>2433.646224</text:p>
          </table:table-cell>
          <table:table-cell table:formula="of:=([.B150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">
            <text:p>17</text:p>
          </table:table-cell>
          <table:table-cell table:formula="of:=([.A151]-[.F$2])^2" office:value-type="float" office:value="1708.334224">
            <text:p>1708.334224</text:p>
          </table:table-cell>
          <table:table-cell table:formula="of:=([.B15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8">
            <text:p>18</text:p>
          </table:table-cell>
          <table:table-cell table:formula="of:=([.A152]-[.F$2])^2" office:value-type="float" office:value="11.102224">
            <text:p>11.102224</text:p>
          </table:table-cell>
          <table:table-cell table:formula="of:=([.B15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formula="of:=([.A153]-[.F$2])^2" office:value-type="float" office:value="386.830224">
            <text:p>386.830224</text:p>
          </table:table-cell>
          <table:table-cell table:formula="of:=([.B15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formula="of:=([.A154]-[.F$2])^2" office:value-type="float" office:value="235.070224">
            <text:p>235.070224</text:p>
          </table:table-cell>
          <table:table-cell table:formula="of:=([.B15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table:formula="of:=([.A155]-[.F$2])^2" office:value-type="float" office:value="75.1342240000001">
            <text:p>75.134224</text:p>
          </table:table-cell>
          <table:table-cell table:formula="of:=([.B15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">
            <text:p>18</text:p>
          </table:table-cell>
          <table:table-cell table:formula="of:=([.A156]-[.F$2])^2" office:value-type="float" office:value="1791.998224">
            <text:p>1791.998224</text:p>
          </table:table-cell>
          <table:table-cell table:formula="of:=([.B156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8">
            <text:p>18</text:p>
          </table:table-cell>
          <table:table-cell table:formula="of:=([.A157]-[.F$2])^2" office:value-type="float" office:value="87.0862239999999">
            <text:p>87.086224</text:p>
          </table:table-cell>
          <table:table-cell table:formula="of:=([.B15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9">
            <text:p>19</text:p>
          </table:table-cell>
          <table:table-cell table:formula="of:=([.A158]-[.F$2])^2" office:value-type="float" office:value="18.7662239999999">
            <text:p>18.766224</text:p>
          </table:table-cell>
          <table:table-cell table:formula="of:=([.B158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table:formula="of:=([.A159]-[.F$2])^2" office:value-type="float" office:value="880.190224">
            <text:p>880.190224</text:p>
          </table:table-cell>
          <table:table-cell table:formula="of:=([.B15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160]-[.F$2])^2" office:value-type="float" office:value="0.446224000000009">
            <text:p>0.446224</text:p>
          </table:table-cell>
          <table:table-cell table:formula="of:=([.B16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2">
            <text:p>22</text:p>
          </table:table-cell>
          <table:table-cell table:formula="of:=([.A161]-[.F$2])^2" office:value-type="float" office:value="860.366224">
            <text:p>860.366224</text:p>
          </table:table-cell>
          <table:table-cell table:formula="of:=([.B161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162]-[.F$2])^2" office:value-type="float" office:value="58.7982240000001">
            <text:p>58.798224</text:p>
          </table:table-cell>
          <table:table-cell table:formula="of:=([.B16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">
            <text:p>18</text:p>
          </table:table-cell>
          <table:table-cell table:formula="of:=([.A163]-[.F$2])^2" office:value-type="float" office:value="44.4622240000001">
            <text:p>44.462224</text:p>
          </table:table-cell>
          <table:table-cell table:formula="of:=([.B16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formula="of:=([.A164]-[.F$2])^2" office:value-type="float" office:value="160.478224">
            <text:p>160.478224</text:p>
          </table:table-cell>
          <table:table-cell table:formula="of:=([.B16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table:formula="of:=([.A165]-[.F$2])^2" office:value-type="float" office:value="13.454224">
            <text:p>13.454224</text:p>
          </table:table-cell>
          <table:table-cell table:formula="of:=([.B165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166]-[.F$2])^2" office:value-type="float" office:value="1133.534224">
            <text:p>1133.534224</text:p>
          </table:table-cell>
          <table:table-cell table:formula="of:=([.B16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167]-[.F$2])^2" office:value-type="float" office:value="277.822224">
            <text:p>277.822224</text:p>
          </table:table-cell>
          <table:table-cell table:formula="of:=([.B16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168]-[.F$2])^2" office:value-type="float" office:value="44.4622240000001">
            <text:p>44.462224</text:p>
          </table:table-cell>
          <table:table-cell table:formula="of:=([.B16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169]-[.F$2])^2" office:value-type="float" office:value="7.11822400000003">
            <text:p>7.118224</text:p>
          </table:table-cell>
          <table:table-cell table:formula="of:=([.B16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170]-[.F$2])^2" office:value-type="float" office:value="215.150224">
            <text:p>215.150224</text:p>
          </table:table-cell>
          <table:table-cell table:formula="of:=([.B17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table:formula="of:=([.A171]-[.F$2])^2" office:value-type="float" office:value="658.846224">
            <text:p>658.846224</text:p>
          </table:table-cell>
          <table:table-cell table:formula="of:=([.B171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1">
            <text:p>21</text:p>
          </table:table-cell>
          <table:table-cell table:formula="of:=([.A172]-[.F$2])^2" office:value-type="float" office:value="1248.350224">
            <text:p>1248.350224</text:p>
          </table:table-cell>
          <table:table-cell table:formula="of:=([.B172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">
            <text:p>18</text:p>
          </table:table-cell>
          <table:table-cell table:formula="of:=([.A173]-[.F$2])^2" office:value-type="float" office:value="44.4622240000001">
            <text:p>44.462224</text:p>
          </table:table-cell>
          <table:table-cell table:formula="of:=([.B17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table:formula="of:=([.A174]-[.F$2])^2" office:value-type="float" office:value="1495.214224">
            <text:p>1495.214224</text:p>
          </table:table-cell>
          <table:table-cell table:formula="of:=([.B17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175]-[.F$2])^2" office:value-type="float" office:value="21.7902240000001">
            <text:p>21.790224</text:p>
          </table:table-cell>
          <table:table-cell table:formula="of:=([.B17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176]-[.F$2])^2" office:value-type="float" office:value="0.110223999999996">
            <text:p>0.110224</text:p>
          </table:table-cell>
          <table:table-cell table:formula="of:=([.B17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177]-[.F$2])^2" office:value-type="float" office:value="2.78222400000002">
            <text:p>2.782224</text:p>
          </table:table-cell>
          <table:table-cell table:formula="of:=([.B17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table:formula="of:=([.A178]-[.F$2])^2" office:value-type="float" office:value="821.854224">
            <text:p>821.854224</text:p>
          </table:table-cell>
          <table:table-cell table:formula="of:=([.B17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">
            <text:p>18</text:p>
          </table:table-cell>
          <table:table-cell table:formula="of:=([.A179]-[.F$2])^2" office:value-type="float" office:value="608.510224">
            <text:p>608.510224</text:p>
          </table:table-cell>
          <table:table-cell table:formula="of:=([.B17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8">
            <text:p>18</text:p>
          </table:table-cell>
          <table:table-cell table:formula="of:=([.A180]-[.F$2])^2" office:value-type="float" office:value="113.806224">
            <text:p>113.806224</text:p>
          </table:table-cell>
          <table:table-cell table:formula="of:=([.B18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1">
            <text:p>21</text:p>
          </table:table-cell>
          <table:table-cell table:formula="of:=([.A181]-[.F$2])^2" office:value-type="float" office:value="544.382224">
            <text:p>544.382224</text:p>
          </table:table-cell>
          <table:table-cell table:formula="of:=([.B181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182]-[.F$2])^2" office:value-type="float" office:value="136.142224">
            <text:p>136.142224</text:p>
          </table:table-cell>
          <table:table-cell table:formula="of:=([.B18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2">
            <text:p>22</text:p>
          </table:table-cell>
          <table:table-cell table:formula="of:=([.A183]-[.F$2])^2" office:value-type="float" office:value="544.382224">
            <text:p>544.382224</text:p>
          </table:table-cell>
          <table:table-cell table:formula="of:=([.B183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184]-[.F$2])^2" office:value-type="float" office:value="93.4702240000001">
            <text:p>93.470224</text:p>
          </table:table-cell>
          <table:table-cell table:formula="of:=([.B18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185]-[.F$2])^2" office:value-type="float" office:value="880.190224">
            <text:p>880.190224</text:p>
          </table:table-cell>
          <table:table-cell table:formula="of:=([.B18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">
            <text:p>16</text:p>
          </table:table-cell>
          <table:table-cell table:formula="of:=([.A186]-[.F$2])^2" office:value-type="float" office:value="7.11822400000003">
            <text:p>7.118224</text:p>
          </table:table-cell>
          <table:table-cell table:formula="of:=([.B186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table:formula="of:=([.A187]-[.F$2])^2" office:value-type="float" office:value="106.750224">
            <text:p>106.750224</text:p>
          </table:table-cell>
          <table:table-cell table:formula="of:=([.B18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 table:formula="of:=([.A188]-[.F$2])^2" office:value-type="float" office:value="40.0942239999999">
            <text:p>40.094224</text:p>
          </table:table-cell>
          <table:table-cell table:formula="of:=([.B18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([.A189]-[.F$2])^2" office:value-type="float" office:value="28.4302239999999">
            <text:p>28.430224</text:p>
          </table:table-cell>
          <table:table-cell table:formula="of:=([.B18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190]-[.F$2])^2" office:value-type="float" office:value="13.454224">
            <text:p>13.454224</text:p>
          </table:table-cell>
          <table:table-cell table:formula="of:=([.B19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191]-[.F$2])^2" office:value-type="float" office:value="312.158224">
            <text:p>312.158224</text:p>
          </table:table-cell>
          <table:table-cell table:formula="of:=([.B19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formula="of:=([.A192]-[.F$2])^2" office:value-type="float" office:value="235.070224">
            <text:p>235.070224</text:p>
          </table:table-cell>
          <table:table-cell table:formula="of:=([.B19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table:formula="of:=([.A193]-[.F$2])^2" office:value-type="float" office:value="235.070224">
            <text:p>235.070224</text:p>
          </table:table-cell>
          <table:table-cell table:formula="of:=([.B19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table:formula="of:=([.A194]-[.F$2])^2" office:value-type="float" office:value="21.7902240000001">
            <text:p>21.790224</text:p>
          </table:table-cell>
          <table:table-cell table:formula="of:=([.B194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table:formula="of:=([.A195]-[.F$2])^2" office:value-type="float" office:value="1133.534224">
            <text:p>1133.534224</text:p>
          </table:table-cell>
          <table:table-cell table:formula="of:=([.B195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6">
            <text:p>16</text:p>
          </table:table-cell>
          <table:table-cell table:formula="of:=([.A196]-[.F$2])^2" office:value-type="float" office:value="373.726224">
            <text:p>373.726224</text:p>
          </table:table-cell>
          <table:table-cell table:formula="of:=([.B196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197]-[.F$2])^2" office:value-type="float" office:value="160.478224">
            <text:p>160.478224</text:p>
          </table:table-cell>
          <table:table-cell table:formula="of:=([.B19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">
            <text:p>18</text:p>
          </table:table-cell>
          <table:table-cell table:formula="of:=([.A198]-[.F$2])^2" office:value-type="float" office:value="5.43822399999997">
            <text:p>5.438224</text:p>
          </table:table-cell>
          <table:table-cell table:formula="of:=([.B19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formula="of:=([.A199]-[.F$2])^2" office:value-type="float" office:value="940.526224">
            <text:p>940.526224</text:p>
          </table:table-cell>
          <table:table-cell table:formula="of:=([.B19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200]-[.F$2])^2" office:value-type="float" office:value="348.494224">
            <text:p>348.494224</text:p>
          </table:table-cell>
          <table:table-cell table:formula="of:=([.B20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([.A201]-[.F$2])^2" office:value-type="float" office:value="28.4302239999999">
            <text:p>28.430224</text:p>
          </table:table-cell>
          <table:table-cell table:formula="of:=([.B20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202]-[.F$2])^2" office:value-type="float" office:value="0.110223999999996">
            <text:p>0.110224</text:p>
          </table:table-cell>
          <table:table-cell table:formula="of:=([.B20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table:formula="of:=([.A203]-[.F$2])^2" office:value-type="float" office:value="1272.206224">
            <text:p>1272.206224</text:p>
          </table:table-cell>
          <table:table-cell table:formula="of:=([.B20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6">
            <text:p>16</text:p>
          </table:table-cell>
          <table:table-cell table:formula="of:=([.A204]-[.F$2])^2" office:value-type="float" office:value="860.366224">
            <text:p>860.366224</text:p>
          </table:table-cell>
          <table:table-cell table:formula="of:=([.B20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1">
            <text:p>21</text:p>
          </table:table-cell>
          <table:table-cell table:formula="of:=([.A205]-[.F$2])^2" office:value-type="float" office:value="544.382224">
            <text:p>544.382224</text:p>
          </table:table-cell>
          <table:table-cell table:formula="of:=([.B205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6">
            <text:p>16</text:p>
          </table:table-cell>
          <table:table-cell table:formula="of:=([.A206]-[.F$2])^2" office:value-type="float" office:value="0.446224000000009">
            <text:p>0.446224</text:p>
          </table:table-cell>
          <table:table-cell table:formula="of:=([.B206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">
            <text:p>17</text:p>
          </table:table-cell>
          <table:table-cell table:formula="of:=([.A207]-[.F$2])^2" office:value-type="float" office:value="455.054224">
            <text:p>455.054224</text:p>
          </table:table-cell>
          <table:table-cell table:formula="of:=([.B20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208]-[.F$2])^2" office:value-type="float" office:value="1.77422399999998">
            <text:p>1.774224</text:p>
          </table:table-cell>
          <table:table-cell table:formula="of:=([.B20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">
            <text:p>18</text:p>
          </table:table-cell>
          <table:table-cell table:formula="of:=([.A209]-[.F$2])^2" office:value-type="float" office:value="44.4622240000001">
            <text:p>44.462224</text:p>
          </table:table-cell>
          <table:table-cell table:formula="of:=([.B20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210]-[.F$2])^2" office:value-type="float" office:value="312.158224">
            <text:p>312.158224</text:p>
          </table:table-cell>
          <table:table-cell table:formula="of:=([.B21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table:formula="of:=([.A211]-[.F$2])^2" office:value-type="float" office:value="0.110223999999996">
            <text:p>0.110224</text:p>
          </table:table-cell>
          <table:table-cell table:formula="of:=([.B211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212]-[.F$2])^2" office:value-type="float" office:value="58.7982240000001">
            <text:p>58.798224</text:p>
          </table:table-cell>
          <table:table-cell table:formula="of:=([.B21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formula="of:=([.A213]-[.F$2])^2" office:value-type="float" office:value="235.070224">
            <text:p>235.070224</text:p>
          </table:table-cell>
          <table:table-cell table:formula="of:=([.B21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7">
            <text:p>17</text:p>
          </table:table-cell>
          <table:table-cell table:formula="of:=([.A214]-[.F$2])^2" office:value-type="float" office:value="592.046224">
            <text:p>592.046224</text:p>
          </table:table-cell>
          <table:table-cell table:formula="of:=([.B21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table:formula="of:=([.A215]-[.F$2])^2" office:value-type="float" office:value="1495.214224">
            <text:p>1495.214224</text:p>
          </table:table-cell>
          <table:table-cell table:formula="of:=([.B21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0">
            <text:p>20</text:p>
          </table:table-cell>
          <table:table-cell table:formula="of:=([.A216]-[.F$2])^2" office:value-type="float" office:value="1111.022224">
            <text:p>1111.022224</text:p>
          </table:table-cell>
          <table:table-cell table:formula="of:=([.B216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8">
            <text:p>18</text:p>
          </table:table-cell>
          <table:table-cell table:formula="of:=([.A217]-[.F$2])^2" office:value-type="float" office:value="11.102224">
            <text:p>11.102224</text:p>
          </table:table-cell>
          <table:table-cell table:formula="of:=([.B21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table:formula="of:=([.A218]-[.F$2])^2" office:value-type="float" office:value="373.726224">
            <text:p>373.726224</text:p>
          </table:table-cell>
          <table:table-cell table:formula="of:=([.B21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219]-[.F$2])^2" office:value-type="float" office:value="136.142224">
            <text:p>136.142224</text:p>
          </table:table-cell>
          <table:table-cell table:formula="of:=([.B21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220]-[.F$2])^2" office:value-type="float" office:value="245.486224">
            <text:p>245.486224</text:p>
          </table:table-cell>
          <table:table-cell table:formula="of:=([.B22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221]-[.F$2])^2" office:value-type="float" office:value="58.7982240000001">
            <text:p>58.798224</text:p>
          </table:table-cell>
          <table:table-cell table:formula="of:=([.B22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222]-[.F$2])^2" office:value-type="float" office:value="75.1342240000001">
            <text:p>75.134224</text:p>
          </table:table-cell>
          <table:table-cell table:formula="of:=([.B22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223]-[.F$2])^2" office:value-type="float" office:value="940.526224">
            <text:p>940.526224</text:p>
          </table:table-cell>
          <table:table-cell table:formula="of:=([.B22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table:formula="of:=([.A224]-[.F$2])^2" office:value-type="float" office:value="1418.878224">
            <text:p>1418.878224</text:p>
          </table:table-cell>
          <table:table-cell table:formula="of:=([.B22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table:formula="of:=([.A225]-[.F$2])^2" office:value-type="float" office:value="53.7582239999999">
            <text:p>53.758224</text:p>
          </table:table-cell>
          <table:table-cell table:formula="of:=([.B22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226]-[.F$2])^2" office:value-type="float" office:value="215.150224">
            <text:p>215.150224</text:p>
          </table:table-cell>
          <table:table-cell table:formula="of:=([.B22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">
            <text:p>19</text:p>
          </table:table-cell>
          <table:table-cell table:formula="of:=([.A227]-[.F$2])^2" office:value-type="float" office:value="32.1262240000001">
            <text:p>32.126224</text:p>
          </table:table-cell>
          <table:table-cell table:formula="of:=([.B227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228]-[.F$2])^2" office:value-type="float" office:value="186.814224">
            <text:p>186.814224</text:p>
          </table:table-cell>
          <table:table-cell table:formula="of:=([.B22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229]-[.F$2])^2" office:value-type="float" office:value="427.166224">
            <text:p>427.166224</text:p>
          </table:table-cell>
          <table:table-cell table:formula="of:=([.B22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230]-[.F$2])^2" office:value-type="float" office:value="13.454224">
            <text:p>13.454224</text:p>
          </table:table-cell>
          <table:table-cell table:formula="of:=([.B23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table:formula="of:=([.A231]-[.F$2])^2" office:value-type="float" office:value="0.110223999999996">
            <text:p>0.110224</text:p>
          </table:table-cell>
          <table:table-cell table:formula="of:=([.B231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232]-[.F$2])^2" office:value-type="float" office:value="160.478224">
            <text:p>160.478224</text:p>
          </table:table-cell>
          <table:table-cell table:formula="of:=([.B23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table:formula="of:=([.A233]-[.F$2])^2" office:value-type="float" office:value="711.182224">
            <text:p>711.182224</text:p>
          </table:table-cell>
          <table:table-cell table:formula="of:=([.B23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6">
            <text:p>16</text:p>
          </table:table-cell>
          <table:table-cell table:formula="of:=([.A234]-[.F$2])^2" office:value-type="float" office:value="641.710224">
            <text:p>641.710224</text:p>
          </table:table-cell>
          <table:table-cell table:formula="of:=([.B23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table:formula="of:=([.A235]-[.F$2])^2" office:value-type="float" office:value="113.806224">
            <text:p>113.806224</text:p>
          </table:table-cell>
          <table:table-cell table:formula="of:=([.B235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236]-[.F$2])^2" office:value-type="float" office:value="277.822224">
            <text:p>277.822224</text:p>
          </table:table-cell>
          <table:table-cell table:formula="of:=([.B23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237]-[.F$2])^2" office:value-type="float" office:value="277.822224">
            <text:p>277.822224</text:p>
          </table:table-cell>
          <table:table-cell table:formula="of:=([.B23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table:formula="of:=([.A238]-[.F$2])^2" office:value-type="float" office:value="920.030224">
            <text:p>920.030224</text:p>
          </table:table-cell>
          <table:table-cell table:formula="of:=([.B238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239]-[.F$2])^2" office:value-type="float" office:value="0.110223999999996">
            <text:p>0.110224</text:p>
          </table:table-cell>
          <table:table-cell table:formula="of:=([.B23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240]-[.F$2])^2" office:value-type="float" office:value="386.830224">
            <text:p>386.830224</text:p>
          </table:table-cell>
          <table:table-cell table:formula="of:=([.B24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241]-[.F$2])^2" office:value-type="float" office:value="1272.206224">
            <text:p>1272.206224</text:p>
          </table:table-cell>
          <table:table-cell table:formula="of:=([.B24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table:formula="of:=([.A242]-[.F$2])^2" office:value-type="float" office:value="186.814224">
            <text:p>186.814224</text:p>
          </table:table-cell>
          <table:table-cell table:formula="of:=([.B24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243]-[.F$2])^2" office:value-type="float" office:value="245.486224">
            <text:p>245.486224</text:p>
          </table:table-cell>
          <table:table-cell table:formula="of:=([.B24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0">
            <text:p>20</text:p>
          </table:table-cell>
          <table:table-cell table:formula="of:=([.A244]-[.F$2])^2" office:value-type="float" office:value="1791.998224">
            <text:p>1791.998224</text:p>
          </table:table-cell>
          <table:table-cell table:formula="of:=([.B244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table:formula="of:=([.A245]-[.F$2])^2" office:value-type="float" office:value="711.182224">
            <text:p>711.182224</text:p>
          </table:table-cell>
          <table:table-cell table:formula="of:=([.B24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table:formula="of:=([.A246]-[.F$2])^2" office:value-type="float" office:value="93.4702240000001">
            <text:p>93.470224</text:p>
          </table:table-cell>
          <table:table-cell table:formula="of:=([.B246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7">
            <text:p>17</text:p>
          </table:table-cell>
          <table:table-cell table:formula="of:=([.A247]-[.F$2])^2" office:value-type="float" office:value="747.038224">
            <text:p>747.038224</text:p>
          </table:table-cell>
          <table:table-cell table:formula="of:=([.B24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248]-[.F$2])^2" office:value-type="float" office:value="113.806224">
            <text:p>113.806224</text:p>
          </table:table-cell>
          <table:table-cell table:formula="of:=([.B24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table:formula="of:=([.A249]-[.F$2])^2" office:value-type="float" office:value="277.822224">
            <text:p>277.822224</text:p>
          </table:table-cell>
          <table:table-cell table:formula="of:=([.B249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table:formula="of:=([.A250]-[.F$2])^2" office:value-type="float" office:value="469.502224">
            <text:p>469.502224</text:p>
          </table:table-cell>
          <table:table-cell table:formula="of:=([.B25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251]-[.F$2])^2" office:value-type="float" office:value="58.7982240000001">
            <text:p>58.798224</text:p>
          </table:table-cell>
          <table:table-cell table:formula="of:=([.B25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252]-[.F$2])^2" office:value-type="float" office:value="348.494224">
            <text:p>348.494224</text:p>
          </table:table-cell>
          <table:table-cell table:formula="of:=([.B25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table:formula="of:=([.A253]-[.F$2])^2" office:value-type="float" office:value="469.502224">
            <text:p>469.502224</text:p>
          </table:table-cell>
          <table:table-cell table:formula="of:=([.B25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254]-[.F$2])^2" office:value-type="float" office:value="1133.534224">
            <text:p>1133.534224</text:p>
          </table:table-cell>
          <table:table-cell table:formula="of:=([.B25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9">
            <text:p>19</text:p>
          </table:table-cell>
          <table:table-cell table:formula="of:=([.A255]-[.F$2])^2" office:value-type="float" office:value="152.078224">
            <text:p>152.078224</text:p>
          </table:table-cell>
          <table:table-cell table:formula="of:=([.B255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256]-[.F$2])^2" office:value-type="float" office:value="58.7982240000001">
            <text:p>58.798224</text:p>
          </table:table-cell>
          <table:table-cell table:formula="of:=([.B25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table:formula="of:=([.A257]-[.F$2])^2" office:value-type="float" office:value="711.182224">
            <text:p>711.182224</text:p>
          </table:table-cell>
          <table:table-cell table:formula="of:=([.B257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258]-[.F$2])^2" office:value-type="float" office:value="13.454224">
            <text:p>13.454224</text:p>
          </table:table-cell>
          <table:table-cell table:formula="of:=([.B25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259]-[.F$2])^2" office:value-type="float" office:value="13.454224">
            <text:p>13.454224</text:p>
          </table:table-cell>
          <table:table-cell table:formula="of:=([.B25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table:formula="of:=([.A260]-[.F$2])^2" office:value-type="float" office:value="1573.550224">
            <text:p>1573.550224</text:p>
          </table:table-cell>
          <table:table-cell table:formula="of:=([.B26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7">
            <text:p>17</text:p>
          </table:table-cell>
          <table:table-cell table:formula="of:=([.A261]-[.F$2])^2" office:value-type="float" office:value="413.390224">
            <text:p>413.390224</text:p>
          </table:table-cell>
          <table:table-cell table:formula="of:=([.B26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table:formula="of:=([.A262]-[.F$2])^2" office:value-type="float" office:value="544.382224">
            <text:p>544.382224</text:p>
          </table:table-cell>
          <table:table-cell table:formula="of:=([.B262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table:formula="of:=([.A263]-[.F$2])^2" office:value-type="float" office:value="860.366224">
            <text:p>860.366224</text:p>
          </table:table-cell>
          <table:table-cell table:formula="of:=([.B26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3">
            <text:p>23</text:p>
          </table:table-cell>
          <table:table-cell table:formula="of:=([.A264]-[.F$2])^2" office:value-type="float" office:value="128.414224">
            <text:p>128.414224</text:p>
          </table:table-cell>
          <table:table-cell table:formula="of:=([.B264]-[.J$2])^2" office:value-type="float" office:value="25.3009">
            <text:p>25.3009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table:formula="of:=([.A265]-[.F$2])^2" office:value-type="float" office:value="1573.550224">
            <text:p>1573.550224</text:p>
          </table:table-cell>
          <table:table-cell table:formula="of:=([.B26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0">
            <text:p>20</text:p>
          </table:table-cell>
          <table:table-cell table:formula="of:=([.A266]-[.F$2])^2" office:value-type="float" office:value="235.070224">
            <text:p>235.070224</text:p>
          </table:table-cell>
          <table:table-cell table:formula="of:=([.B266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267]-[.F$2])^2" office:value-type="float" office:value="427.166224">
            <text:p>427.166224</text:p>
          </table:table-cell>
          <table:table-cell table:formula="of:=([.B26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7">
            <text:p>17</text:p>
          </table:table-cell>
          <table:table-cell table:formula="of:=([.A268]-[.F$2])^2" office:value-type="float" office:value="413.390224">
            <text:p>413.390224</text:p>
          </table:table-cell>
          <table:table-cell table:formula="of:=([.B26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269]-[.F$2])^2" office:value-type="float" office:value="160.478224">
            <text:p>160.478224</text:p>
          </table:table-cell>
          <table:table-cell table:formula="of:=([.B26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270]-[.F$2])^2" office:value-type="float" office:value="1201.870224">
            <text:p>1201.870224</text:p>
          </table:table-cell>
          <table:table-cell table:formula="of:=([.B27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271]-[.F$2])^2" office:value-type="float" office:value="427.166224">
            <text:p>427.166224</text:p>
          </table:table-cell>
          <table:table-cell table:formula="of:=([.B27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table:formula="of:=([.A272]-[.F$2])^2" office:value-type="float" office:value="11.102224">
            <text:p>11.102224</text:p>
          </table:table-cell>
          <table:table-cell table:formula="of:=([.B27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6">
            <text:p>16</text:p>
          </table:table-cell>
          <table:table-cell table:formula="of:=([.A273]-[.F$2])^2" office:value-type="float" office:value="205.406224">
            <text:p>205.406224</text:p>
          </table:table-cell>
          <table:table-cell table:formula="of:=([.B27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274]-[.F$2])^2" office:value-type="float" office:value="215.150224">
            <text:p>215.150224</text:p>
          </table:table-cell>
          <table:table-cell table:formula="of:=([.B27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275]-[.F$2])^2" office:value-type="float" office:value="1272.206224">
            <text:p>1272.206224</text:p>
          </table:table-cell>
          <table:table-cell table:formula="of:=([.B27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">
            <text:p>17</text:p>
          </table:table-cell>
          <table:table-cell table:formula="of:=([.A276]-[.F$2])^2" office:value-type="float" office:value="802.702224">
            <text:p>802.702224</text:p>
          </table:table-cell>
          <table:table-cell table:formula="of:=([.B27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1">
            <text:p>21</text:p>
          </table:table-cell>
          <table:table-cell table:formula="of:=([.A277]-[.F$2])^2" office:value-type="float" office:value="592.046224">
            <text:p>592.046224</text:p>
          </table:table-cell>
          <table:table-cell table:formula="of:=([.B277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table:formula="of:=([.A278]-[.F$2])^2" office:value-type="float" office:value="544.382224">
            <text:p>544.382224</text:p>
          </table:table-cell>
          <table:table-cell table:formula="of:=([.B278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table:formula="of:=([.A279]-[.F$2])^2" office:value-type="float" office:value="1736.222224">
            <text:p>1736.222224</text:p>
          </table:table-cell>
          <table:table-cell table:formula="of:=([.B27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280]-[.F$2])^2" office:value-type="float" office:value="940.526224">
            <text:p>940.526224</text:p>
          </table:table-cell>
          <table:table-cell table:formula="of:=([.B28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281]-[.F$2])^2" office:value-type="float" office:value="93.4702240000001">
            <text:p>93.470224</text:p>
          </table:table-cell>
          <table:table-cell table:formula="of:=([.B28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table:formula="of:=([.A282]-[.F$2])^2" office:value-type="float" office:value="152.078224">
            <text:p>152.078224</text:p>
          </table:table-cell>
          <table:table-cell table:formula="of:=([.B28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table:formula="of:=([.A283]-[.F$2])^2" office:value-type="float" office:value="205.406224">
            <text:p>205.406224</text:p>
          </table:table-cell>
          <table:table-cell table:formula="of:=([.B28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284]-[.F$2])^2" office:value-type="float" office:value="880.190224">
            <text:p>880.190224</text:p>
          </table:table-cell>
          <table:table-cell table:formula="of:=([.B28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table:formula="of:=([.A285]-[.F$2])^2" office:value-type="float" office:value="18.7662239999999">
            <text:p>18.766224</text:p>
          </table:table-cell>
          <table:table-cell table:formula="of:=([.B28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286]-[.F$2])^2" office:value-type="float" office:value="136.142224">
            <text:p>136.142224</text:p>
          </table:table-cell>
          <table:table-cell table:formula="of:=([.B28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287]-[.F$2])^2" office:value-type="float" office:value="1201.870224">
            <text:p>1201.870224</text:p>
          </table:table-cell>
          <table:table-cell table:formula="of:=([.B28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table:formula="of:=([.A288]-[.F$2])^2" office:value-type="float" office:value="300.398224">
            <text:p>300.398224</text:p>
          </table:table-cell>
          <table:table-cell table:formula="of:=([.B288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289]-[.F$2])^2" office:value-type="float" office:value="136.142224">
            <text:p>136.142224</text:p>
          </table:table-cell>
          <table:table-cell table:formula="of:=([.B28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  <table:table-cell table:formula="of:=([.A290]-[.F$2])^2" office:value-type="float" office:value="93.4702240000001">
            <text:p>93.470224</text:p>
          </table:table-cell>
          <table:table-cell table:formula="of:=([.B290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291]-[.F$2])^2" office:value-type="float" office:value="277.822224">
            <text:p>277.822224</text:p>
          </table:table-cell>
          <table:table-cell table:formula="of:=([.B29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table:formula="of:=([.A292]-[.F$2])^2" office:value-type="float" office:value="75.1342240000001">
            <text:p>75.134224</text:p>
          </table:table-cell>
          <table:table-cell table:formula="of:=([.B29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293]-[.F$2])^2" office:value-type="float" office:value="113.806224">
            <text:p>113.806224</text:p>
          </table:table-cell>
          <table:table-cell table:formula="of:=([.B29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7">
            <text:p>17</text:p>
          </table:table-cell>
          <table:table-cell table:formula="of:=([.A294]-[.F$2])^2" office:value-type="float" office:value="1111.022224">
            <text:p>1111.022224</text:p>
          </table:table-cell>
          <table:table-cell table:formula="of:=([.B29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295]-[.F$2])^2" office:value-type="float" office:value="312.158224">
            <text:p>312.158224</text:p>
          </table:table-cell>
          <table:table-cell table:formula="of:=([.B29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296]-[.F$2])^2" office:value-type="float" office:value="0.110223999999996">
            <text:p>0.110224</text:p>
          </table:table-cell>
          <table:table-cell table:formula="of:=([.B29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table:formula="of:=([.A297]-[.F$2])^2" office:value-type="float" office:value="215.150224">
            <text:p>215.150224</text:p>
          </table:table-cell>
          <table:table-cell table:formula="of:=([.B29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298]-[.F$2])^2" office:value-type="float" office:value="312.158224">
            <text:p>312.158224</text:p>
          </table:table-cell>
          <table:table-cell table:formula="of:=([.B29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table:formula="of:=([.A299]-[.F$2])^2" office:value-type="float" office:value="113.806224">
            <text:p>113.806224</text:p>
          </table:table-cell>
          <table:table-cell table:formula="of:=([.B299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table:formula="of:=([.A300]-[.F$2])^2" office:value-type="float" office:value="413.390224">
            <text:p>413.390224</text:p>
          </table:table-cell>
          <table:table-cell table:formula="of:=([.B30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table:formula="of:=([.A301]-[.F$2])^2" office:value-type="float" office:value="58.7982240000001">
            <text:p>58.798224</text:p>
          </table:table-cell>
          <table:table-cell table:formula="of:=([.B301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302]-[.F$2])^2" office:value-type="float" office:value="348.494224">
            <text:p>348.494224</text:p>
          </table:table-cell>
          <table:table-cell table:formula="of:=([.B30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table:formula="of:=([.A303]-[.F$2])^2" office:value-type="float" office:value="312.158224">
            <text:p>312.158224</text:p>
          </table:table-cell>
          <table:table-cell table:formula="of:=([.B30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table:formula="of:=([.A304]-[.F$2])^2" office:value-type="float" office:value="245.486224">
            <text:p>245.486224</text:p>
          </table:table-cell>
          <table:table-cell table:formula="of:=([.B30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305]-[.F$2])^2" office:value-type="float" office:value="348.494224">
            <text:p>348.494224</text:p>
          </table:table-cell>
          <table:table-cell table:formula="of:=([.B30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306]-[.F$2])^2" office:value-type="float" office:value="312.158224">
            <text:p>312.158224</text:p>
          </table:table-cell>
          <table:table-cell table:formula="of:=([.B30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307]-[.F$2])^2" office:value-type="float" office:value="1.77422399999998">
            <text:p>1.774224</text:p>
          </table:table-cell>
          <table:table-cell table:formula="of:=([.B30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308]-[.F$2])^2" office:value-type="float" office:value="113.806224">
            <text:p>113.806224</text:p>
          </table:table-cell>
          <table:table-cell table:formula="of:=([.B308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309]-[.F$2])^2" office:value-type="float" office:value="1.77422399999998">
            <text:p>1.774224</text:p>
          </table:table-cell>
          <table:table-cell table:formula="of:=([.B30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table:formula="of:=([.A310]-[.F$2])^2" office:value-type="float" office:value="93.4702240000001">
            <text:p>93.470224</text:p>
          </table:table-cell>
          <table:table-cell table:formula="of:=([.B310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311]-[.F$2])^2" office:value-type="float" office:value="880.190224">
            <text:p>880.190224</text:p>
          </table:table-cell>
          <table:table-cell table:formula="of:=([.B31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formula="of:=([.A312]-[.F$2])^2" office:value-type="float" office:value="1067.198224">
            <text:p>1067.198224</text:p>
          </table:table-cell>
          <table:table-cell table:formula="of:=([.B312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313]-[.F$2])^2" office:value-type="float" office:value="160.478224">
            <text:p>160.478224</text:p>
          </table:table-cell>
          <table:table-cell table:formula="of:=([.B31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314]-[.F$2])^2" office:value-type="float" office:value="1201.870224">
            <text:p>1201.870224</text:p>
          </table:table-cell>
          <table:table-cell table:formula="of:=([.B31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315]-[.F$2])^2" office:value-type="float" office:value="113.806224">
            <text:p>113.806224</text:p>
          </table:table-cell>
          <table:table-cell table:formula="of:=([.B31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8">
            <text:p>18</text:p>
          </table:table-cell>
          <table:table-cell table:formula="of:=([.A316]-[.F$2])^2" office:value-type="float" office:value="53.7582239999999">
            <text:p>53.758224</text:p>
          </table:table-cell>
          <table:table-cell table:formula="of:=([.B316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317]-[.F$2])^2" office:value-type="float" office:value="215.150224">
            <text:p>215.150224</text:p>
          </table:table-cell>
          <table:table-cell table:formula="of:=([.B31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table:formula="of:=([.A318]-[.F$2])^2" office:value-type="float" office:value="0.446224000000009">
            <text:p>0.446224</text:p>
          </table:table-cell>
          <table:table-cell table:formula="of:=([.B31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319]-[.F$2])^2" office:value-type="float" office:value="245.486224">
            <text:p>245.486224</text:p>
          </table:table-cell>
          <table:table-cell table:formula="of:=([.B31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table:formula="of:=([.A320]-[.F$2])^2" office:value-type="float" office:value="0.446224000000009">
            <text:p>0.446224</text:p>
          </table:table-cell>
          <table:table-cell table:formula="of:=([.B32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9">
            <text:p>19</text:p>
          </table:table-cell>
          <table:table-cell table:formula="of:=([.A321]-[.F$2])^2" office:value-type="float" office:value="1708.334224">
            <text:p>1708.334224</text:p>
          </table:table-cell>
          <table:table-cell table:formula="of:=([.B321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table:formula="of:=([.A322]-[.F$2])^2" office:value-type="float" office:value="186.814224">
            <text:p>186.814224</text:p>
          </table:table-cell>
          <table:table-cell table:formula="of:=([.B322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323]-[.F$2])^2" office:value-type="float" office:value="245.486224">
            <text:p>245.486224</text:p>
          </table:table-cell>
          <table:table-cell table:formula="of:=([.B32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9">
            <text:p>19</text:p>
          </table:table-cell>
          <table:table-cell table:formula="of:=([.A324]-[.F$2])^2" office:value-type="float" office:value="2533.310224">
            <text:p>2533.310224</text:p>
          </table:table-cell>
          <table:table-cell table:formula="of:=([.B324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table:formula="of:=([.A325]-[.F$2])^2" office:value-type="float" office:value="1418.878224">
            <text:p>1418.878224</text:p>
          </table:table-cell>
          <table:table-cell table:formula="of:=([.B32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table:formula="of:=([.A326]-[.F$2])^2" office:value-type="float" office:value="177.742224">
            <text:p>177.742224</text:p>
          </table:table-cell>
          <table:table-cell table:formula="of:=([.B326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table:formula="of:=([.A327]-[.F$2])^2" office:value-type="float" office:value="300.398224">
            <text:p>300.398224</text:p>
          </table:table-cell>
          <table:table-cell table:formula="of:=([.B32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table:formula="of:=([.A328]-[.F$2])^2" office:value-type="float" office:value="40.0942239999999">
            <text:p>40.094224</text:p>
          </table:table-cell>
          <table:table-cell table:formula="of:=([.B328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329]-[.F$2])^2" office:value-type="float" office:value="348.494224">
            <text:p>348.494224</text:p>
          </table:table-cell>
          <table:table-cell table:formula="of:=([.B32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330]-[.F$2])^2" office:value-type="float" office:value="113.806224">
            <text:p>113.806224</text:p>
          </table:table-cell>
          <table:table-cell table:formula="of:=([.B330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table:formula="of:=([.A331]-[.F$2])^2" office:value-type="float" office:value="469.502224">
            <text:p>469.502224</text:p>
          </table:table-cell>
          <table:table-cell table:formula="of:=([.B33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table:formula="of:=([.A332]-[.F$2])^2" office:value-type="float" office:value="13.454224">
            <text:p>13.454224</text:p>
          </table:table-cell>
          <table:table-cell table:formula="of:=([.B332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formula="of:=([.A333]-[.F$2])^2" office:value-type="float" office:value="5.43822399999997">
            <text:p>5.438224</text:p>
          </table:table-cell>
          <table:table-cell table:formula="of:=([.B33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table:formula="of:=([.A334]-[.F$2])^2" office:value-type="float" office:value="1133.534224">
            <text:p>1133.534224</text:p>
          </table:table-cell>
          <table:table-cell table:formula="of:=([.B33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335]-[.F$2])^2" office:value-type="float" office:value="277.822224">
            <text:p>277.822224</text:p>
          </table:table-cell>
          <table:table-cell table:formula="of:=([.B33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table:formula="of:=([.A336]-[.F$2])^2" office:value-type="float" office:value="1469.342224">
            <text:p>1469.342224</text:p>
          </table:table-cell>
          <table:table-cell table:formula="of:=([.B33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337]-[.F$2])^2" office:value-type="float" office:value="186.814224">
            <text:p>186.814224</text:p>
          </table:table-cell>
          <table:table-cell table:formula="of:=([.B33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table:formula="of:=([.A338]-[.F$2])^2" office:value-type="float" office:value="186.814224">
            <text:p>186.814224</text:p>
          </table:table-cell>
          <table:table-cell table:formula="of:=([.B338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339]-[.F$2])^2" office:value-type="float" office:value="880.190224">
            <text:p>880.190224</text:p>
          </table:table-cell>
          <table:table-cell table:formula="of:=([.B33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table:formula="of:=([.A340]-[.F$2])^2" office:value-type="float" office:value="28.4302239999999">
            <text:p>28.430224</text:p>
          </table:table-cell>
          <table:table-cell table:formula="of:=([.B340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">
            <text:p>18</text:p>
          </table:table-cell>
          <table:table-cell table:formula="of:=([.A341]-[.F$2])^2" office:value-type="float" office:value="608.510224">
            <text:p>608.510224</text:p>
          </table:table-cell>
          <table:table-cell table:formula="of:=([.B341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342]-[.F$2])^2" office:value-type="float" office:value="21.7902240000001">
            <text:p>21.790224</text:p>
          </table:table-cell>
          <table:table-cell table:formula="of:=([.B34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table:formula="of:=([.A343]-[.F$2])^2" office:value-type="float" office:value="18.7662239999999">
            <text:p>18.766224</text:p>
          </table:table-cell>
          <table:table-cell table:formula="of:=([.B343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344]-[.F$2])^2" office:value-type="float" office:value="245.486224">
            <text:p>245.486224</text:p>
          </table:table-cell>
          <table:table-cell table:formula="of:=([.B34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345]-[.F$2])^2" office:value-type="float" office:value="880.190224">
            <text:p>880.190224</text:p>
          </table:table-cell>
          <table:table-cell table:formula="of:=([.B34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table:formula="of:=([.A346]-[.F$2])^2" office:value-type="float" office:value="373.726224">
            <text:p>373.726224</text:p>
          </table:table-cell>
          <table:table-cell table:formula="of:=([.B346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347]-[.F$2])^2" office:value-type="float" office:value="186.814224">
            <text:p>186.814224</text:p>
          </table:table-cell>
          <table:table-cell table:formula="of:=([.B34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9">
            <text:p>19</text:p>
          </table:table-cell>
          <table:table-cell table:formula="of:=([.A348]-[.F$2])^2" office:value-type="float" office:value="860.366224">
            <text:p>860.366224</text:p>
          </table:table-cell>
          <table:table-cell table:formula="of:=([.B348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table:formula="of:=([.A349]-[.F$2])^2" office:value-type="float" office:value="1272.206224">
            <text:p>1272.206224</text:p>
          </table:table-cell>
          <table:table-cell table:formula="of:=([.B349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table:formula="of:=([.A350]-[.F$2])^2" office:value-type="float" office:value="765.518224">
            <text:p>765.518224</text:p>
          </table:table-cell>
          <table:table-cell table:formula="of:=([.B35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table:formula="of:=([.A351]-[.F$2])^2" office:value-type="float" office:value="1573.550224">
            <text:p>1573.550224</text:p>
          </table:table-cell>
          <table:table-cell table:formula="of:=([.B351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352]-[.F$2])^2" office:value-type="float" office:value="21.7902240000001">
            <text:p>21.790224</text:p>
          </table:table-cell>
          <table:table-cell table:formula="of:=([.B35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3">
            <text:p>23</text:p>
          </table:table-cell>
          <table:table-cell table:formula="of:=([.A353]-[.F$2])^2" office:value-type="float" office:value="75.1342240000001">
            <text:p>75.134224</text:p>
          </table:table-cell>
          <table:table-cell table:formula="of:=([.B353]-[.J$2])^2" office:value-type="float" office:value="25.3009">
            <text:p>25.3009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0">
            <text:p>20</text:p>
          </table:table-cell>
          <table:table-cell table:formula="of:=([.A354]-[.F$2])^2" office:value-type="float" office:value="336.062224">
            <text:p>336.062224</text:p>
          </table:table-cell>
          <table:table-cell table:formula="of:=([.B354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355]-[.F$2])^2" office:value-type="float" office:value="245.486224">
            <text:p>245.486224</text:p>
          </table:table-cell>
          <table:table-cell table:formula="of:=([.B35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356]-[.F$2])^2" office:value-type="float" office:value="93.4702240000001">
            <text:p>93.470224</text:p>
          </table:table-cell>
          <table:table-cell table:formula="of:=([.B35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357]-[.F$2])^2" office:value-type="float" office:value="0.446224000000009">
            <text:p>0.446224</text:p>
          </table:table-cell>
          <table:table-cell table:formula="of:=([.B35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358]-[.F$2])^2" office:value-type="float" office:value="58.7982240000001">
            <text:p>58.798224</text:p>
          </table:table-cell>
          <table:table-cell table:formula="of:=([.B35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">
            <text:p>18</text:p>
          </table:table-cell>
          <table:table-cell table:formula="of:=([.A359]-[.F$2])^2" office:value-type="float" office:value="7.11822400000003">
            <text:p>7.118224</text:p>
          </table:table-cell>
          <table:table-cell table:formula="of:=([.B35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">
            <text:p>18</text:p>
          </table:table-cell>
          <table:table-cell table:formula="of:=([.A360]-[.F$2])^2" office:value-type="float" office:value="7.11822400000003">
            <text:p>7.118224</text:p>
          </table:table-cell>
          <table:table-cell table:formula="of:=([.B36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361]-[.F$2])^2" office:value-type="float" office:value="113.806224">
            <text:p>113.806224</text:p>
          </table:table-cell>
          <table:table-cell table:formula="of:=([.B36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">
            <text:p>23</text:p>
          </table:table-cell>
          <table:table-cell table:formula="of:=([.A362]-[.F$2])^2" office:value-type="float" office:value="7.11822400000003">
            <text:p>7.118224</text:p>
          </table:table-cell>
          <table:table-cell table:formula="of:=([.B362]-[.J$2])^2" office:value-type="float" office:value="25.3009">
            <text:p>25.30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2">
            <text:p>22</text:p>
          </table:table-cell>
          <table:table-cell table:formula="of:=([.A363]-[.F$2])^2" office:value-type="float" office:value="75.1342240000001">
            <text:p>75.134224</text:p>
          </table:table-cell>
          <table:table-cell table:formula="of:=([.B363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">
            <text:p>18</text:p>
          </table:table-cell>
          <table:table-cell table:formula="of:=([.A364]-[.F$2])^2" office:value-type="float" office:value="711.182224">
            <text:p>711.182224</text:p>
          </table:table-cell>
          <table:table-cell table:formula="of:=([.B36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2">
            <text:p>22</text:p>
          </table:table-cell>
          <table:table-cell table:formula="of:=([.A365]-[.F$2])^2" office:value-type="float" office:value="152.078224">
            <text:p>152.078224</text:p>
          </table:table-cell>
          <table:table-cell table:formula="of:=([.B365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table:formula="of:=([.A366]-[.F$2])^2" office:value-type="float" office:value="53.7582239999999">
            <text:p>53.758224</text:p>
          </table:table-cell>
          <table:table-cell table:formula="of:=([.B36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367]-[.F$2])^2" office:value-type="float" office:value="136.142224">
            <text:p>136.142224</text:p>
          </table:table-cell>
          <table:table-cell table:formula="of:=([.B36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368]-[.F$2])^2" office:value-type="float" office:value="136.142224">
            <text:p>136.142224</text:p>
          </table:table-cell>
          <table:table-cell table:formula="of:=([.B36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369]-[.F$2])^2" office:value-type="float" office:value="277.822224">
            <text:p>277.822224</text:p>
          </table:table-cell>
          <table:table-cell table:formula="of:=([.B36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">
            <text:p>17</text:p>
          </table:table-cell>
          <table:table-cell table:formula="of:=([.A370]-[.F$2])^2" office:value-type="float" office:value="2634.974224">
            <text:p>2634.974224</text:p>
          </table:table-cell>
          <table:table-cell table:formula="of:=([.B37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">
            <text:p>18</text:p>
          </table:table-cell>
          <table:table-cell table:formula="of:=([.A371]-[.F$2])^2" office:value-type="float" office:value="13.454224">
            <text:p>13.454224</text:p>
          </table:table-cell>
          <table:table-cell table:formula="of:=([.B371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7">
            <text:p>17</text:p>
          </table:table-cell>
          <table:table-cell table:formula="of:=([.A372]-[.F$2])^2" office:value-type="float" office:value="572038.094224">
            <text:p>572038.094224</text:p>
          </table:table-cell>
          <table:table-cell table:formula="of:=([.B37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table:formula="of:=([.A373]-[.F$2])^2" office:value-type="float" office:value="18.7662239999999">
            <text:p>18.766224</text:p>
          </table:table-cell>
          <table:table-cell table:formula="of:=([.B37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table:formula="of:=([.A374]-[.F$2])^2" office:value-type="float" office:value="658.846224">
            <text:p>658.846224</text:p>
          </table:table-cell>
          <table:table-cell table:formula="of:=([.B37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table:formula="of:=([.A375]-[.F$2])^2" office:value-type="float" office:value="821.854224">
            <text:p>821.854224</text:p>
          </table:table-cell>
          <table:table-cell table:formula="of:=([.B37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1">
            <text:p>21</text:p>
          </table:table-cell>
          <table:table-cell table:formula="of:=([.A376]-[.F$2])^2" office:value-type="float" office:value="802.702224">
            <text:p>802.702224</text:p>
          </table:table-cell>
          <table:table-cell table:formula="of:=([.B376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table:formula="of:=([.A377]-[.F$2])^2" office:value-type="float" office:value="186.814224">
            <text:p>186.814224</text:p>
          </table:table-cell>
          <table:table-cell table:formula="of:=([.B37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formula="of:=([.A378]-[.F$2])^2" office:value-type="float" office:value="5.43822399999997">
            <text:p>5.438224</text:p>
          </table:table-cell>
          <table:table-cell table:formula="of:=([.B37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7">
            <text:p>17</text:p>
          </table:table-cell>
          <table:table-cell table:formula="of:=([.A379]-[.F$2])^2" office:value-type="float" office:value="592.046224">
            <text:p>592.046224</text:p>
          </table:table-cell>
          <table:table-cell table:formula="of:=([.B37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8">
            <text:p>18</text:p>
          </table:table-cell>
          <table:table-cell table:formula="of:=([.A380]-[.F$2])^2" office:value-type="float" office:value="1248.350224">
            <text:p>1248.350224</text:p>
          </table:table-cell>
          <table:table-cell table:formula="of:=([.B38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table:formula="of:=([.A381]-[.F$2])^2" office:value-type="float" office:value="821.854224">
            <text:p>821.854224</text:p>
          </table:table-cell>
          <table:table-cell table:formula="of:=([.B38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table:formula="of:=([.A382]-[.F$2])^2" office:value-type="float" office:value="821.854224">
            <text:p>821.854224</text:p>
          </table:table-cell>
          <table:table-cell table:formula="of:=([.B38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table:formula="of:=([.A383]-[.F$2])^2" office:value-type="float" office:value="106.750224">
            <text:p>106.750224</text:p>
          </table:table-cell>
          <table:table-cell table:formula="of:=([.B38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384]-[.F$2])^2" office:value-type="float" office:value="58.7982240000001">
            <text:p>58.798224</text:p>
          </table:table-cell>
          <table:table-cell table:formula="of:=([.B38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8">
            <text:p>18</text:p>
          </table:table-cell>
          <table:table-cell table:formula="of:=([.A385]-[.F$2])^2" office:value-type="float" office:value="693.374224">
            <text:p>693.374224</text:p>
          </table:table-cell>
          <table:table-cell table:formula="of:=([.B385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  <table:table-cell table:formula="of:=([.A386]-[.F$2])^2" office:value-type="float" office:value="498.718224">
            <text:p>498.718224</text:p>
          </table:table-cell>
          <table:table-cell table:formula="of:=([.B38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2">
            <text:p>22</text:p>
          </table:table-cell>
          <table:table-cell table:formula="of:=([.A387]-[.F$2])^2" office:value-type="float" office:value="128.414224">
            <text:p>128.414224</text:p>
          </table:table-cell>
          <table:table-cell table:formula="of:=([.B387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388]-[.F$2])^2" office:value-type="float" office:value="348.494224">
            <text:p>348.494224</text:p>
          </table:table-cell>
          <table:table-cell table:formula="of:=([.B38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formula="of:=([.A389]-[.F$2])^2" office:value-type="float" office:value="513.838224">
            <text:p>513.838224</text:p>
          </table:table-cell>
          <table:table-cell table:formula="of:=([.B38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390]-[.F$2])^2" office:value-type="float" office:value="7.11822400000003">
            <text:p>7.118224</text:p>
          </table:table-cell>
          <table:table-cell table:formula="of:=([.B39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391]-[.F$2])^2" office:value-type="float" office:value="0.110223999999996">
            <text:p>0.110224</text:p>
          </table:table-cell>
          <table:table-cell table:formula="of:=([.B39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392]-[.F$2])^2" office:value-type="float" office:value="0.110223999999996">
            <text:p>0.110224</text:p>
          </table:table-cell>
          <table:table-cell table:formula="of:=([.B39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formula="of:=([.A393]-[.F$2])^2" office:value-type="float" office:value="1067.198224">
            <text:p>1067.198224</text:p>
          </table:table-cell>
          <table:table-cell table:formula="of:=([.B39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394]-[.F$2])^2" office:value-type="float" office:value="880.190224">
            <text:p>880.190224</text:p>
          </table:table-cell>
          <table:table-cell table:formula="of:=([.B39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395]-[.F$2])^2" office:value-type="float" office:value="113.806224">
            <text:p>113.806224</text:p>
          </table:table-cell>
          <table:table-cell table:formula="of:=([.B39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table:formula="of:=([.A396]-[.F$2])^2" office:value-type="float" office:value="765.518224">
            <text:p>765.518224</text:p>
          </table:table-cell>
          <table:table-cell table:formula="of:=([.B396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397]-[.F$2])^2" office:value-type="float" office:value="940.526224">
            <text:p>940.526224</text:p>
          </table:table-cell>
          <table:table-cell table:formula="of:=([.B39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table:formula="of:=([.A398]-[.F$2])^2" office:value-type="float" office:value="920.030224">
            <text:p>920.030224</text:p>
          </table:table-cell>
          <table:table-cell table:formula="of:=([.B398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399]-[.F$2])^2" office:value-type="float" office:value="21.7902240000001">
            <text:p>21.790224</text:p>
          </table:table-cell>
          <table:table-cell table:formula="of:=([.B39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8">
            <text:p>18</text:p>
          </table:table-cell>
          <table:table-cell table:formula="of:=([.A400]-[.F$2])^2" office:value-type="float" office:value="18.7662239999999">
            <text:p>18.766224</text:p>
          </table:table-cell>
          <table:table-cell table:formula="of:=([.B40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([.A401]-[.F$2])^2" office:value-type="float" office:value="28.4302239999999">
            <text:p>28.430224</text:p>
          </table:table-cell>
          <table:table-cell table:formula="of:=([.B40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402]-[.F$2])^2" office:value-type="float" office:value="880.190224">
            <text:p>880.190224</text:p>
          </table:table-cell>
          <table:table-cell table:formula="of:=([.B40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403]-[.F$2])^2" office:value-type="float" office:value="21.7902240000001">
            <text:p>21.790224</text:p>
          </table:table-cell>
          <table:table-cell table:formula="of:=([.B40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8">
            <text:p>18</text:p>
          </table:table-cell>
          <table:table-cell table:formula="of:=([.A404]-[.F$2])^2" office:value-type="float" office:value="18.7662239999999">
            <text:p>18.766224</text:p>
          </table:table-cell>
          <table:table-cell table:formula="of:=([.B40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405]-[.F$2])^2" office:value-type="float" office:value="32.1262240000001">
            <text:p>32.126224</text:p>
          </table:table-cell>
          <table:table-cell table:formula="of:=([.B40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table:formula="of:=([.A406]-[.F$2])^2" office:value-type="float" office:value="1469.342224">
            <text:p>1469.342224</text:p>
          </table:table-cell>
          <table:table-cell table:formula="of:=([.B40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 table:formula="of:=([.A407]-[.F$2])^2" office:value-type="float" office:value="658.846224">
            <text:p>658.846224</text:p>
          </table:table-cell>
          <table:table-cell table:formula="of:=([.B407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408]-[.F$2])^2" office:value-type="float" office:value="0.446224000000009">
            <text:p>0.446224</text:p>
          </table:table-cell>
          <table:table-cell table:formula="of:=([.B40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2">
            <text:p>72</text:p>
          </table:table-cell>
          <table:table-cell table:formula="of:=([.A409]-[.F$2])^2" office:value-type="float" office:value="121335.182224">
            <text:p>121335.182224</text:p>
          </table:table-cell>
          <table:table-cell table:formula="of:=([.B409]-[.J$2])^2" office:value-type="float" office:value="2919.2409">
            <text:p>2919.24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410]-[.F$2])^2" office:value-type="float" office:value="186.814224">
            <text:p>186.814224</text:p>
          </table:table-cell>
          <table:table-cell table:formula="of:=([.B41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7">
            <text:p>17</text:p>
          </table:table-cell>
          <table:table-cell table:formula="of:=([.A411]-[.F$2])^2" office:value-type="float" office:value="2146.654224">
            <text:p>2146.654224</text:p>
          </table:table-cell>
          <table:table-cell table:formula="of:=([.B41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412]-[.F$2])^2" office:value-type="float" office:value="44.4622240000001">
            <text:p>44.462224</text:p>
          </table:table-cell>
          <table:table-cell table:formula="of:=([.B41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table:formula="of:=([.A413]-[.F$2])^2" office:value-type="float" office:value="608.510224">
            <text:p>608.510224</text:p>
          </table:table-cell>
          <table:table-cell table:formula="of:=([.B41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2">
            <text:p>22</text:p>
          </table:table-cell>
          <table:table-cell table:formula="of:=([.A414]-[.F$2])^2" office:value-type="float" office:value="300.398224">
            <text:p>300.398224</text:p>
          </table:table-cell>
          <table:table-cell table:formula="of:=([.B414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8">
            <text:p>18</text:p>
          </table:table-cell>
          <table:table-cell table:formula="of:=([.A415]-[.F$2])^2" office:value-type="float" office:value="336.062224">
            <text:p>336.062224</text:p>
          </table:table-cell>
          <table:table-cell table:formula="of:=([.B415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table:formula="of:=([.A416]-[.F$2])^2" office:value-type="float" office:value="2.78222400000002">
            <text:p>2.782224</text:p>
          </table:table-cell>
          <table:table-cell table:formula="of:=([.B41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table:formula="of:=([.A417]-[.F$2])^2" office:value-type="float" office:value="40.0942239999999">
            <text:p>40.094224</text:p>
          </table:table-cell>
          <table:table-cell table:formula="of:=([.B41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table:formula="of:=([.A418]-[.F$2])^2" office:value-type="float" office:value="940.526224">
            <text:p>940.526224</text:p>
          </table:table-cell>
          <table:table-cell table:formula="of:=([.B418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table:formula="of:=([.A419]-[.F$2])^2" office:value-type="float" office:value="981.694224">
            <text:p>981.694224</text:p>
          </table:table-cell>
          <table:table-cell table:formula="of:=([.B41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table:formula="of:=([.A420]-[.F$2])^2" office:value-type="float" office:value="608.510224">
            <text:p>608.510224</text:p>
          </table:table-cell>
          <table:table-cell table:formula="of:=([.B42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7">
            <text:p>17</text:p>
          </table:table-cell>
          <table:table-cell table:formula="of:=([.A421]-[.F$2])^2" office:value-type="float" office:value="641.710224">
            <text:p>641.710224</text:p>
          </table:table-cell>
          <table:table-cell table:formula="of:=([.B42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">
            <text:p>17</text:p>
          </table:table-cell>
          <table:table-cell table:formula="of:=([.A422]-[.F$2])^2" office:value-type="float" office:value="802.702224">
            <text:p>802.702224</text:p>
          </table:table-cell>
          <table:table-cell table:formula="of:=([.B42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423]-[.F$2])^2" office:value-type="float" office:value="136.142224">
            <text:p>136.142224</text:p>
          </table:table-cell>
          <table:table-cell table:formula="of:=([.B42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8">
            <text:p>18</text:p>
          </table:table-cell>
          <table:table-cell table:formula="of:=([.A424]-[.F$2])^2" office:value-type="float" office:value="28.4302239999999">
            <text:p>28.430224</text:p>
          </table:table-cell>
          <table:table-cell table:formula="of:=([.B42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425]-[.F$2])^2" office:value-type="float" office:value="113.806224">
            <text:p>113.806224</text:p>
          </table:table-cell>
          <table:table-cell table:formula="of:=([.B42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3">
            <text:p>23</text:p>
          </table:table-cell>
          <table:table-cell table:formula="of:=([.A426]-[.F$2])^2" office:value-type="float" office:value="277.822224">
            <text:p>277.822224</text:p>
          </table:table-cell>
          <table:table-cell table:formula="of:=([.B426]-[.J$2])^2" office:value-type="float" office:value="25.3009">
            <text:p>25.30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A427]-[.F$2])^2" office:value-type="float" office:value="93.4702240000001">
            <text:p>93.470224</text:p>
          </table:table-cell>
          <table:table-cell table:formula="of:=([.B42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8">
            <text:p>18</text:p>
          </table:table-cell>
          <table:table-cell table:formula="of:=([.A428]-[.F$2])^2" office:value-type="float" office:value="113.806224">
            <text:p>113.806224</text:p>
          </table:table-cell>
          <table:table-cell table:formula="of:=([.B42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table:formula="of:=([.A429]-[.F$2])^2" office:value-type="float" office:value="11.102224">
            <text:p>11.102224</text:p>
          </table:table-cell>
          <table:table-cell table:formula="of:=([.B42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1">
            <text:p>21</text:p>
          </table:table-cell>
          <table:table-cell table:formula="of:=([.A430]-[.F$2])^2" office:value-type="float" office:value="3061.630224">
            <text:p>3061.630224</text:p>
          </table:table-cell>
          <table:table-cell table:formula="of:=([.B430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table:formula="of:=([.A431]-[.F$2])^2" office:value-type="float" office:value="427.166224">
            <text:p>427.166224</text:p>
          </table:table-cell>
          <table:table-cell table:formula="of:=([.B431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table:formula="of:=([.A432]-[.F$2])^2" office:value-type="float" office:value="658.846224">
            <text:p>658.846224</text:p>
          </table:table-cell>
          <table:table-cell table:formula="of:=([.B43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table:formula="of:=([.A433]-[.F$2])^2" office:value-type="float" office:value="75.1342240000001">
            <text:p>75.134224</text:p>
          </table:table-cell>
          <table:table-cell table:formula="of:=([.B43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8">
            <text:p>18</text:p>
          </table:table-cell>
          <table:table-cell table:formula="of:=([.A434]-[.F$2])^2" office:value-type="float" office:value="28.4302239999999">
            <text:p>28.430224</text:p>
          </table:table-cell>
          <table:table-cell table:formula="of:=([.B43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formula="of:=([.A435]-[.F$2])^2" office:value-type="float" office:value="513.838224">
            <text:p>513.838224</text:p>
          </table:table-cell>
          <table:table-cell table:formula="of:=([.B43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formula="of:=([.A436]-[.F$2])^2" office:value-type="float" office:value="5.43822399999997">
            <text:p>5.438224</text:p>
          </table:table-cell>
          <table:table-cell table:formula="of:=([.B43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table:formula="of:=([.A437]-[.F$2])^2" office:value-type="float" office:value="18.7662239999999">
            <text:p>18.766224</text:p>
          </table:table-cell>
          <table:table-cell table:formula="of:=([.B43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table:formula="of:=([.A438]-[.F$2])^2" office:value-type="float" office:value="765.518224">
            <text:p>765.518224</text:p>
          </table:table-cell>
          <table:table-cell table:formula="of:=([.B43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3">
            <text:p>23</text:p>
          </table:table-cell>
          <table:table-cell table:formula="of:=([.A439]-[.F$2])^2" office:value-type="float" office:value="177.742224">
            <text:p>177.742224</text:p>
          </table:table-cell>
          <table:table-cell table:formula="of:=([.B439]-[.J$2])^2" office:value-type="float" office:value="25.3009">
            <text:p>25.3009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table:formula="of:=([.A440]-[.F$2])^2" office:value-type="float" office:value="373.726224">
            <text:p>373.726224</text:p>
          </table:table-cell>
          <table:table-cell table:formula="of:=([.B44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1">
            <text:p>21</text:p>
          </table:table-cell>
          <table:table-cell table:formula="of:=([.A441]-[.F$2])^2" office:value-type="float" office:value="2533.310224">
            <text:p>2533.310224</text:p>
          </table:table-cell>
          <table:table-cell table:formula="of:=([.B441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">
            <text:p>17</text:p>
          </table:table-cell>
          <table:table-cell table:formula="of:=([.A442]-[.F$2])^2" office:value-type="float" office:value="69.4222239999999">
            <text:p>69.422224</text:p>
          </table:table-cell>
          <table:table-cell table:formula="of:=([.B44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">
            <text:p>17</text:p>
          </table:table-cell>
          <table:table-cell table:formula="of:=([.A443]-[.F$2])^2" office:value-type="float" office:value="455.054224">
            <text:p>455.054224</text:p>
          </table:table-cell>
          <table:table-cell table:formula="of:=([.B44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444]-[.F$2])^2" office:value-type="float" office:value="277.822224">
            <text:p>277.822224</text:p>
          </table:table-cell>
          <table:table-cell table:formula="of:=([.B44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table:formula="of:=([.A445]-[.F$2])^2" office:value-type="float" office:value="592.046224">
            <text:p>592.046224</text:p>
          </table:table-cell>
          <table:table-cell table:formula="of:=([.B445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446]-[.F$2])^2" office:value-type="float" office:value="136.142224">
            <text:p>136.142224</text:p>
          </table:table-cell>
          <table:table-cell table:formula="of:=([.B446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formula="of:=([.A447]-[.F$2])^2" office:value-type="float" office:value="940.526224">
            <text:p>940.526224</text:p>
          </table:table-cell>
          <table:table-cell table:formula="of:=([.B44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 table:formula="of:=([.A448]-[.F$2])^2" office:value-type="float" office:value="40.0942239999999">
            <text:p>40.094224</text:p>
          </table:table-cell>
          <table:table-cell table:formula="of:=([.B44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449]-[.F$2])^2" office:value-type="float" office:value="44.4622240000001">
            <text:p>44.462224</text:p>
          </table:table-cell>
          <table:table-cell table:formula="of:=([.B44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450]-[.F$2])^2" office:value-type="float" office:value="136.142224">
            <text:p>136.142224</text:p>
          </table:table-cell>
          <table:table-cell table:formula="of:=([.B45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9">
            <text:p>19</text:p>
          </table:table-cell>
          <table:table-cell table:formula="of:=([.A451]-[.F$2])^2" office:value-type="float" office:value="1002.862224">
            <text:p>1002.862224</text:p>
          </table:table-cell>
          <table:table-cell table:formula="of:=([.B451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1">
            <text:p>21</text:p>
          </table:table-cell>
          <table:table-cell table:formula="of:=([.A452]-[.F$2])^2" office:value-type="float" office:value="11.102224">
            <text:p>11.102224</text:p>
          </table:table-cell>
          <table:table-cell table:formula="of:=([.B452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formula="of:=([.A453]-[.F$2])^2" office:value-type="float" office:value="940.526224">
            <text:p>940.526224</text:p>
          </table:table-cell>
          <table:table-cell table:formula="of:=([.B45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 table:formula="of:=([.A454]-[.F$2])^2" office:value-type="float" office:value="40.0942239999999">
            <text:p>40.094224</text:p>
          </table:table-cell>
          <table:table-cell table:formula="of:=([.B45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A455]-[.F$2])^2" office:value-type="float" office:value="93.4702240000001">
            <text:p>93.470224</text:p>
          </table:table-cell>
          <table:table-cell table:formula="of:=([.B455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456]-[.F$2])^2" office:value-type="float" office:value="113.806224">
            <text:p>113.806224</text:p>
          </table:table-cell>
          <table:table-cell table:formula="of:=([.B45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457]-[.F$2])^2" office:value-type="float" office:value="880.190224">
            <text:p>880.190224</text:p>
          </table:table-cell>
          <table:table-cell table:formula="of:=([.B45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458]-[.F$2])^2" office:value-type="float" office:value="75.1342240000001">
            <text:p>75.134224</text:p>
          </table:table-cell>
          <table:table-cell table:formula="of:=([.B45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459]-[.F$2])^2" office:value-type="float" office:value="58.7982240000001">
            <text:p>58.798224</text:p>
          </table:table-cell>
          <table:table-cell table:formula="of:=([.B45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table:formula="of:=([.A460]-[.F$2])^2" office:value-type="float" office:value="300.398224">
            <text:p>300.398224</text:p>
          </table:table-cell>
          <table:table-cell table:formula="of:=([.B46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table:formula="of:=([.A461]-[.F$2])^2" office:value-type="float" office:value="560.174224">
            <text:p>560.174224</text:p>
          </table:table-cell>
          <table:table-cell table:formula="of:=([.B46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A462]-[.F$2])^2" office:value-type="float" office:value="93.4702240000001">
            <text:p>93.470224</text:p>
          </table:table-cell>
          <table:table-cell table:formula="of:=([.B46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463]-[.F$2])^2" office:value-type="float" office:value="235.070224">
            <text:p>235.070224</text:p>
          </table:table-cell>
          <table:table-cell table:formula="of:=([.B463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0">
            <text:p>20</text:p>
          </table:table-cell>
          <table:table-cell table:formula="of:=([.A464]-[.F$2])^2" office:value-type="float" office:value="455.054224">
            <text:p>455.054224</text:p>
          </table:table-cell>
          <table:table-cell table:formula="of:=([.B464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465]-[.F$2])^2" office:value-type="float" office:value="160.478224">
            <text:p>160.478224</text:p>
          </table:table-cell>
          <table:table-cell table:formula="of:=([.B46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table:formula="of:=([.A466]-[.F$2])^2" office:value-type="float" office:value="53.7582239999999">
            <text:p>53.758224</text:p>
          </table:table-cell>
          <table:table-cell table:formula="of:=([.B466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">
            <text:p>18</text:p>
          </table:table-cell>
          <table:table-cell table:formula="of:=([.A467]-[.F$2])^2" office:value-type="float" office:value="4946.590224">
            <text:p>4946.590224</text:p>
          </table:table-cell>
          <table:table-cell table:formula="of:=([.B46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table:formula="of:=([.A468]-[.F$2])^2" office:value-type="float" office:value="513.838224">
            <text:p>513.838224</text:p>
          </table:table-cell>
          <table:table-cell table:formula="of:=([.B46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([.A469]-[.F$2])^2" office:value-type="float" office:value="128.414224">
            <text:p>128.414224</text:p>
          </table:table-cell>
          <table:table-cell table:formula="of:=([.B46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">
            <text:p>17</text:p>
          </table:table-cell>
          <table:table-cell table:formula="of:=([.A470]-[.F$2])^2" office:value-type="float" office:value="693.374224">
            <text:p>693.374224</text:p>
          </table:table-cell>
          <table:table-cell table:formula="of:=([.B47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471]-[.F$2])^2" office:value-type="float" office:value="13.454224">
            <text:p>13.454224</text:p>
          </table:table-cell>
          <table:table-cell table:formula="of:=([.B47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472]-[.F$2])^2" office:value-type="float" office:value="113.806224">
            <text:p>113.806224</text:p>
          </table:table-cell>
          <table:table-cell table:formula="of:=([.B47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0">
            <text:p>20</text:p>
          </table:table-cell>
          <table:table-cell table:formula="of:=([.A473]-[.F$2])^2" office:value-type="float" office:value="348.494224">
            <text:p>348.494224</text:p>
          </table:table-cell>
          <table:table-cell table:formula="of:=([.B473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table:formula="of:=([.A474]-[.F$2])^2" office:value-type="float" office:value="205.406224">
            <text:p>205.406224</text:p>
          </table:table-cell>
          <table:table-cell table:formula="of:=([.B474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table:formula="of:=([.A475]-[.F$2])^2" office:value-type="float" office:value="373.726224">
            <text:p>373.726224</text:p>
          </table:table-cell>
          <table:table-cell table:formula="of:=([.B475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476]-[.F$2])^2" office:value-type="float" office:value="266.734224">
            <text:p>266.734224</text:p>
          </table:table-cell>
          <table:table-cell table:formula="of:=([.B47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7">
            <text:p>17</text:p>
          </table:table-cell>
          <table:table-cell table:formula="of:=([.A477]-[.F$2])^2" office:value-type="float" office:value="413.390224">
            <text:p>413.390224</text:p>
          </table:table-cell>
          <table:table-cell table:formula="of:=([.B47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table:formula="of:=([.A478]-[.F$2])^2" office:value-type="float" office:value="1045.358224">
            <text:p>1045.358224</text:p>
          </table:table-cell>
          <table:table-cell table:formula="of:=([.B47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([.A479]-[.F$2])^2" office:value-type="float" office:value="28.4302239999999">
            <text:p>28.430224</text:p>
          </table:table-cell>
          <table:table-cell table:formula="of:=([.B47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formula="of:=([.A480]-[.F$2])^2" office:value-type="float" office:value="386.830224">
            <text:p>386.830224</text:p>
          </table:table-cell>
          <table:table-cell table:formula="of:=([.B480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481]-[.F$2])^2" office:value-type="float" office:value="186.814224">
            <text:p>186.814224</text:p>
          </table:table-cell>
          <table:table-cell table:formula="of:=([.B48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482]-[.F$2])^2" office:value-type="float" office:value="13.454224">
            <text:p>13.454224</text:p>
          </table:table-cell>
          <table:table-cell table:formula="of:=([.B48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8">
            <text:p>18</text:p>
          </table:table-cell>
          <table:table-cell table:formula="of:=([.A483]-[.F$2])^2" office:value-type="float" office:value="747.038224">
            <text:p>747.038224</text:p>
          </table:table-cell>
          <table:table-cell table:formula="of:=([.B48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484]-[.F$2])^2" office:value-type="float" office:value="348.494224">
            <text:p>348.494224</text:p>
          </table:table-cell>
          <table:table-cell table:formula="of:=([.B48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0">
            <text:p>20</text:p>
          </table:table-cell>
          <table:table-cell table:formula="of:=([.A485]-[.F$2])^2" office:value-type="float" office:value="860.366224">
            <text:p>860.366224</text:p>
          </table:table-cell>
          <table:table-cell table:formula="of:=([.B485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486]-[.F$2])^2" office:value-type="float" office:value="113.806224">
            <text:p>113.806224</text:p>
          </table:table-cell>
          <table:table-cell table:formula="of:=([.B48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487]-[.F$2])^2" office:value-type="float" office:value="93.4702240000001">
            <text:p>93.470224</text:p>
          </table:table-cell>
          <table:table-cell table:formula="of:=([.B48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488]-[.F$2])^2" office:value-type="float" office:value="386.830224">
            <text:p>386.830224</text:p>
          </table:table-cell>
          <table:table-cell table:formula="of:=([.B48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table:formula="of:=([.A489]-[.F$2])^2" office:value-type="float" office:value="160.478224">
            <text:p>160.478224</text:p>
          </table:table-cell>
          <table:table-cell table:formula="of:=([.B489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3">
            <text:p>23</text:p>
          </table:table-cell>
          <table:table-cell table:formula="of:=([.A490]-[.F$2])^2" office:value-type="float" office:value="1111.022224">
            <text:p>1111.022224</text:p>
          </table:table-cell>
          <table:table-cell table:formula="of:=([.B490]-[.J$2])^2" office:value-type="float" office:value="25.3009">
            <text:p>25.30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0">
            <text:p>20</text:p>
          </table:table-cell>
          <table:table-cell table:formula="of:=([.A491]-[.F$2])^2" office:value-type="float" office:value="13.454224">
            <text:p>13.454224</text:p>
          </table:table-cell>
          <table:table-cell table:formula="of:=([.B491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492]-[.F$2])^2" office:value-type="float" office:value="277.822224">
            <text:p>277.822224</text:p>
          </table:table-cell>
          <table:table-cell table:formula="of:=([.B49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493]-[.F$2])^2" office:value-type="float" office:value="1133.534224">
            <text:p>1133.534224</text:p>
          </table:table-cell>
          <table:table-cell table:formula="of:=([.B49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8">
            <text:p>18</text:p>
          </table:table-cell>
          <table:table-cell table:formula="of:=([.A494]-[.F$2])^2" office:value-type="float" office:value="69.4222239999999">
            <text:p>69.422224</text:p>
          </table:table-cell>
          <table:table-cell table:formula="of:=([.B49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495]-[.F$2])^2" office:value-type="float" office:value="58.7982240000001">
            <text:p>58.798224</text:p>
          </table:table-cell>
          <table:table-cell table:formula="of:=([.B49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formula="of:=([.A496]-[.F$2])^2" office:value-type="float" office:value="386.830224">
            <text:p>386.830224</text:p>
          </table:table-cell>
          <table:table-cell table:formula="of:=([.B496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497]-[.F$2])^2" office:value-type="float" office:value="93.4702240000001">
            <text:p>93.470224</text:p>
          </table:table-cell>
          <table:table-cell table:formula="of:=([.B49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table:formula="of:=([.A498]-[.F$2])^2" office:value-type="float" office:value="427.166224">
            <text:p>427.166224</text:p>
          </table:table-cell>
          <table:table-cell table:formula="of:=([.B498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formula="of:=([.A499]-[.F$2])^2" office:value-type="float" office:value="455.054224">
            <text:p>455.054224</text:p>
          </table:table-cell>
          <table:table-cell table:formula="of:=([.B499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1">
            <text:p>21</text:p>
          </table:table-cell>
          <table:table-cell table:formula="of:=([.A500]-[.F$2])^2" office:value-type="float" office:value="7.11822400000003">
            <text:p>7.118224</text:p>
          </table:table-cell>
          <table:table-cell table:formula="of:=([.B500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">
            <text:p>16</text:p>
          </table:table-cell>
          <table:table-cell table:formula="of:=([.A501]-[.F$2])^2" office:value-type="float" office:value="7.11822400000003">
            <text:p>7.118224</text:p>
          </table:table-cell>
          <table:table-cell table:formula="of:=([.B501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([.A502]-[.F$2])^2" office:value-type="float" office:value="245.486224">
            <text:p>245.486224</text:p>
          </table:table-cell>
          <table:table-cell table:formula="of:=([.B50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table:formula="of:=([.A503]-[.F$2])^2" office:value-type="float" office:value="152.078224">
            <text:p>152.078224</text:p>
          </table:table-cell>
          <table:table-cell table:formula="of:=([.B50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8">
            <text:p>18</text:p>
          </table:table-cell>
          <table:table-cell table:formula="of:=([.A504]-[.F$2])^2" office:value-type="float" office:value="9866.846224">
            <text:p>9866.846224</text:p>
          </table:table-cell>
          <table:table-cell table:formula="of:=([.B50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505]-[.F$2])^2" office:value-type="float" office:value="312.158224">
            <text:p>312.158224</text:p>
          </table:table-cell>
          <table:table-cell table:formula="of:=([.B505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table:formula="of:=([.A506]-[.F$2])^2" office:value-type="float" office:value="11.102224">
            <text:p>11.102224</text:p>
          </table:table-cell>
          <table:table-cell table:formula="of:=([.B50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507]-[.F$2])^2" office:value-type="float" office:value="75.1342240000001">
            <text:p>75.134224</text:p>
          </table:table-cell>
          <table:table-cell table:formula="of:=([.B50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6">
            <text:p>16</text:p>
          </table:table-cell>
          <table:table-cell table:formula="of:=([.A508]-[.F$2])^2" office:value-type="float" office:value="641.710224">
            <text:p>641.710224</text:p>
          </table:table-cell>
          <table:table-cell table:formula="of:=([.B508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509]-[.F$2])^2" office:value-type="float" office:value="1.77422399999998">
            <text:p>1.774224</text:p>
          </table:table-cell>
          <table:table-cell table:formula="of:=([.B50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formula="of:=([.A510]-[.F$2])^2" office:value-type="float" office:value="215.150224">
            <text:p>215.150224</text:p>
          </table:table-cell>
          <table:table-cell table:formula="of:=([.B510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0">
            <text:p>20</text:p>
          </table:table-cell>
          <table:table-cell table:formula="of:=([.A511]-[.F$2])^2" office:value-type="float" office:value="981.694224">
            <text:p>981.694224</text:p>
          </table:table-cell>
          <table:table-cell table:formula="of:=([.B511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512]-[.F$2])^2" office:value-type="float" office:value="312.158224">
            <text:p>312.158224</text:p>
          </table:table-cell>
          <table:table-cell table:formula="of:=([.B51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513]-[.F$2])^2" office:value-type="float" office:value="215.150224">
            <text:p>215.150224</text:p>
          </table:table-cell>
          <table:table-cell table:formula="of:=([.B51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514]-[.F$2])^2" office:value-type="float" office:value="1418.878224">
            <text:p>1418.878224</text:p>
          </table:table-cell>
          <table:table-cell table:formula="of:=([.B51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table:formula="of:=([.A515]-[.F$2])^2" office:value-type="float" office:value="113.806224">
            <text:p>113.806224</text:p>
          </table:table-cell>
          <table:table-cell table:formula="of:=([.B51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516]-[.F$2])^2" office:value-type="float" office:value="277.822224">
            <text:p>277.822224</text:p>
          </table:table-cell>
          <table:table-cell table:formula="of:=([.B516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formula="of:=([.A517]-[.F$2])^2" office:value-type="float" office:value="1002.862224">
            <text:p>1002.862224</text:p>
          </table:table-cell>
          <table:table-cell table:formula="of:=([.B51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table:formula="of:=([.A518]-[.F$2])^2" office:value-type="float" office:value="0.110223999999996">
            <text:p>0.110224</text:p>
          </table:table-cell>
          <table:table-cell table:formula="of:=([.B518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519]-[.F$2])^2" office:value-type="float" office:value="880.190224">
            <text:p>880.190224</text:p>
          </table:table-cell>
          <table:table-cell table:formula="of:=([.B51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520]-[.F$2])^2" office:value-type="float" office:value="277.822224">
            <text:p>277.822224</text:p>
          </table:table-cell>
          <table:table-cell table:formula="of:=([.B52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formula="of:=([.A521]-[.F$2])^2" office:value-type="float" office:value="1002.862224">
            <text:p>1002.862224</text:p>
          </table:table-cell>
          <table:table-cell table:formula="of:=([.B521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0">
            <text:p>20</text:p>
          </table:table-cell>
          <table:table-cell table:formula="of:=([.A522]-[.F$2])^2" office:value-type="float" office:value="1393.678224">
            <text:p>1393.678224</text:p>
          </table:table-cell>
          <table:table-cell table:formula="of:=([.B522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table:formula="of:=([.A523]-[.F$2])^2" office:value-type="float" office:value="235.070224">
            <text:p>235.070224</text:p>
          </table:table-cell>
          <table:table-cell table:formula="of:=([.B52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">
            <text:p>17</text:p>
          </table:table-cell>
          <table:table-cell table:formula="of:=([.A524]-[.F$2])^2" office:value-type="float" office:value="693.374224">
            <text:p>693.374224</text:p>
          </table:table-cell>
          <table:table-cell table:formula="of:=([.B52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525]-[.F$2])^2" office:value-type="float" office:value="44.4622240000001">
            <text:p>44.462224</text:p>
          </table:table-cell>
          <table:table-cell table:formula="of:=([.B52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table:formula="of:=([.A526]-[.F$2])^2" office:value-type="float" office:value="469.502224">
            <text:p>469.502224</text:p>
          </table:table-cell>
          <table:table-cell table:formula="of:=([.B52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  <table:table-cell table:formula="of:=([.A527]-[.F$2])^2" office:value-type="float" office:value="266.734224">
            <text:p>266.734224</text:p>
          </table:table-cell>
          <table:table-cell table:formula="of:=([.B527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table:formula="of:=([.A528]-[.F$2])^2" office:value-type="float" office:value="880.190224">
            <text:p>880.190224</text:p>
          </table:table-cell>
          <table:table-cell table:formula="of:=([.B528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529]-[.F$2])^2" office:value-type="float" office:value="0.110223999999996">
            <text:p>0.110224</text:p>
          </table:table-cell>
          <table:table-cell table:formula="of:=([.B52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530]-[.F$2])^2" office:value-type="float" office:value="427.166224">
            <text:p>427.166224</text:p>
          </table:table-cell>
          <table:table-cell table:formula="of:=([.B53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table:formula="of:=([.A531]-[.F$2])^2" office:value-type="float" office:value="1495.214224">
            <text:p>1495.214224</text:p>
          </table:table-cell>
          <table:table-cell table:formula="of:=([.B53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table:formula="of:=([.A532]-[.F$2])^2" office:value-type="float" office:value="152.078224">
            <text:p>152.078224</text:p>
          </table:table-cell>
          <table:table-cell table:formula="of:=([.B53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533]-[.F$2])^2" office:value-type="float" office:value="0.110223999999996">
            <text:p>0.110224</text:p>
          </table:table-cell>
          <table:table-cell table:formula="of:=([.B53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table:formula="of:=([.A534]-[.F$2])^2" office:value-type="float" office:value="455.054224">
            <text:p>455.054224</text:p>
          </table:table-cell>
          <table:table-cell table:formula="of:=([.B53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A535]-[.F$2])^2" office:value-type="float" office:value="93.4702240000001">
            <text:p>93.470224</text:p>
          </table:table-cell>
          <table:table-cell table:formula="of:=([.B535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536]-[.F$2])^2" office:value-type="float" office:value="44.4622240000001">
            <text:p>44.462224</text:p>
          </table:table-cell>
          <table:table-cell table:formula="of:=([.B53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537]-[.F$2])^2" office:value-type="float" office:value="93.4702240000001">
            <text:p>93.470224</text:p>
          </table:table-cell>
          <table:table-cell table:formula="of:=([.B53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table:formula="of:=([.A538]-[.F$2])^2" office:value-type="float" office:value="69.4222239999999">
            <text:p>69.422224</text:p>
          </table:table-cell>
          <table:table-cell table:formula="of:=([.B538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formula="of:=([.A539]-[.F$2])^2" office:value-type="float" office:value="386.830224">
            <text:p>386.830224</text:p>
          </table:table-cell>
          <table:table-cell table:formula="of:=([.B53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540]-[.F$2])^2" office:value-type="float" office:value="32.1262240000001">
            <text:p>32.126224</text:p>
          </table:table-cell>
          <table:table-cell table:formula="of:=([.B54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formula="of:=([.A541]-[.F$2])^2" office:value-type="float" office:value="1067.198224">
            <text:p>1067.198224</text:p>
          </table:table-cell>
          <table:table-cell table:formula="of:=([.B54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542]-[.F$2])^2" office:value-type="float" office:value="58.7982240000001">
            <text:p>58.798224</text:p>
          </table:table-cell>
          <table:table-cell table:formula="of:=([.B54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543]-[.F$2])^2" office:value-type="float" office:value="136.142224">
            <text:p>136.142224</text:p>
          </table:table-cell>
          <table:table-cell table:formula="of:=([.B54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544]-[.F$2])^2" office:value-type="float" office:value="312.158224">
            <text:p>312.158224</text:p>
          </table:table-cell>
          <table:table-cell table:formula="of:=([.B54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545]-[.F$2])^2" office:value-type="float" office:value="266.734224">
            <text:p>266.734224</text:p>
          </table:table-cell>
          <table:table-cell table:formula="of:=([.B54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546]-[.F$2])^2" office:value-type="float" office:value="1418.878224">
            <text:p>1418.878224</text:p>
          </table:table-cell>
          <table:table-cell table:formula="of:=([.B54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547]-[.F$2])^2" office:value-type="float" office:value="312.158224">
            <text:p>312.158224</text:p>
          </table:table-cell>
          <table:table-cell table:formula="of:=([.B54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548]-[.F$2])^2" office:value-type="float" office:value="21.7902240000001">
            <text:p>21.790224</text:p>
          </table:table-cell>
          <table:table-cell table:formula="of:=([.B54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table:formula="of:=([.A549]-[.F$2])^2" office:value-type="float" office:value="1248.350224">
            <text:p>1248.350224</text:p>
          </table:table-cell>
          <table:table-cell table:formula="of:=([.B549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table:formula="of:=([.A550]-[.F$2])^2" office:value-type="float" office:value="21.7902240000001">
            <text:p>21.790224</text:p>
          </table:table-cell>
          <table:table-cell table:formula="of:=([.B550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table:formula="of:=([.A551]-[.F$2])^2" office:value-type="float" office:value="373.726224">
            <text:p>373.726224</text:p>
          </table:table-cell>
          <table:table-cell table:formula="of:=([.B55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552]-[.F$2])^2" office:value-type="float" office:value="1.77422399999998">
            <text:p>1.774224</text:p>
          </table:table-cell>
          <table:table-cell table:formula="of:=([.B55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table:formula="of:=([.A553]-[.F$2])^2" office:value-type="float" office:value="765.518224">
            <text:p>765.518224</text:p>
          </table:table-cell>
          <table:table-cell table:formula="of:=([.B55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table:formula="of:=([.A554]-[.F$2])^2" office:value-type="float" office:value="205.406224">
            <text:p>205.406224</text:p>
          </table:table-cell>
          <table:table-cell table:formula="of:=([.B55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555]-[.F$2])^2" office:value-type="float" office:value="427.166224">
            <text:p>427.166224</text:p>
          </table:table-cell>
          <table:table-cell table:formula="of:=([.B55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556]-[.F$2])^2" office:value-type="float" office:value="75.1342240000001">
            <text:p>75.134224</text:p>
          </table:table-cell>
          <table:table-cell table:formula="of:=([.B55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table:formula="of:=([.A557]-[.F$2])^2" office:value-type="float" office:value="1045.358224">
            <text:p>1045.358224</text:p>
          </table:table-cell>
          <table:table-cell table:formula="of:=([.B55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558]-[.F$2])^2" office:value-type="float" office:value="386.830224">
            <text:p>386.830224</text:p>
          </table:table-cell>
          <table:table-cell table:formula="of:=([.B55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559]-[.F$2])^2" office:value-type="float" office:value="277.822224">
            <text:p>277.822224</text:p>
          </table:table-cell>
          <table:table-cell table:formula="of:=([.B55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table:formula="of:=([.A560]-[.F$2])^2" office:value-type="float" office:value="44.4622240000001">
            <text:p>44.462224</text:p>
          </table:table-cell>
          <table:table-cell table:formula="of:=([.B560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table:formula="of:=([.A561]-[.F$2])^2" office:value-type="float" office:value="1.77422399999998">
            <text:p>1.774224</text:p>
          </table:table-cell>
          <table:table-cell table:formula="of:=([.B561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table:formula="of:=([.A562]-[.F$2])^2" office:value-type="float" office:value="300.398224">
            <text:p>300.398224</text:p>
          </table:table-cell>
          <table:table-cell table:formula="of:=([.B56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formula="of:=([.A563]-[.F$2])^2" office:value-type="float" office:value="215.150224">
            <text:p>215.150224</text:p>
          </table:table-cell>
          <table:table-cell table:formula="of:=([.B56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564]-[.F$2])^2" office:value-type="float" office:value="277.822224">
            <text:p>277.822224</text:p>
          </table:table-cell>
          <table:table-cell table:formula="of:=([.B56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table:formula="of:=([.A565]-[.F$2])^2" office:value-type="float" office:value="44.4622240000001">
            <text:p>44.462224</text:p>
          </table:table-cell>
          <table:table-cell table:formula="of:=([.B565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566]-[.F$2])^2" office:value-type="float" office:value="1418.878224">
            <text:p>1418.878224</text:p>
          </table:table-cell>
          <table:table-cell table:formula="of:=([.B56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567]-[.F$2])^2" office:value-type="float" office:value="386.830224">
            <text:p>386.830224</text:p>
          </table:table-cell>
          <table:table-cell table:formula="of:=([.B56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table:formula="of:=([.A568]-[.F$2])^2" office:value-type="float" office:value="186.814224">
            <text:p>186.814224</text:p>
          </table:table-cell>
          <table:table-cell table:formula="of:=([.B56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table:formula="of:=([.A569]-[.F$2])^2" office:value-type="float" office:value="277.822224">
            <text:p>277.822224</text:p>
          </table:table-cell>
          <table:table-cell table:formula="of:=([.B569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570]-[.F$2])^2" office:value-type="float" office:value="7.11822400000003">
            <text:p>7.118224</text:p>
          </table:table-cell>
          <table:table-cell table:formula="of:=([.B57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table:formula="of:=([.A571]-[.F$2])^2" office:value-type="float" office:value="300.398224">
            <text:p>300.398224</text:p>
          </table:table-cell>
          <table:table-cell table:formula="of:=([.B571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572]-[.F$2])^2" office:value-type="float" office:value="0.110223999999996">
            <text:p>0.110224</text:p>
          </table:table-cell>
          <table:table-cell table:formula="of:=([.B57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">
            <text:p>16</text:p>
          </table:table-cell>
          <table:table-cell table:formula="of:=([.A573]-[.F$2])^2" office:value-type="float" office:value="2.78222400000002">
            <text:p>2.782224</text:p>
          </table:table-cell>
          <table:table-cell table:formula="of:=([.B57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574]-[.F$2])^2" office:value-type="float" office:value="186.814224">
            <text:p>186.814224</text:p>
          </table:table-cell>
          <table:table-cell table:formula="of:=([.B57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575]-[.F$2])^2" office:value-type="float" office:value="1.77422399999998">
            <text:p>1.774224</text:p>
          </table:table-cell>
          <table:table-cell table:formula="of:=([.B57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A576]-[.F$2])^2" office:value-type="float" office:value="93.4702240000001">
            <text:p>93.470224</text:p>
          </table:table-cell>
          <table:table-cell table:formula="of:=([.B576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table:formula="of:=([.A577]-[.F$2])^2" office:value-type="float" office:value="28.4302239999999">
            <text:p>28.430224</text:p>
          </table:table-cell>
          <table:table-cell table:formula="of:=([.B577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table:formula="of:=([.A578]-[.F$2])^2" office:value-type="float" office:value="711.182224">
            <text:p>711.182224</text:p>
          </table:table-cell>
          <table:table-cell table:formula="of:=([.B578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7">
            <text:p>17</text:p>
          </table:table-cell>
          <table:table-cell table:formula="of:=([.A579]-[.F$2])^2" office:value-type="float" office:value="2240.318224">
            <text:p>2240.318224</text:p>
          </table:table-cell>
          <table:table-cell table:formula="of:=([.B57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table:formula="of:=([.A580]-[.F$2])^2" office:value-type="float" office:value="0.446224000000009">
            <text:p>0.446224</text:p>
          </table:table-cell>
          <table:table-cell table:formula="of:=([.B58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581]-[.F$2])^2" office:value-type="float" office:value="1133.534224">
            <text:p>1133.534224</text:p>
          </table:table-cell>
          <table:table-cell table:formula="of:=([.B58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table:formula="of:=([.A582]-[.F$2])^2" office:value-type="float" office:value="13.454224">
            <text:p>13.454224</text:p>
          </table:table-cell>
          <table:table-cell table:formula="of:=([.B582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([.A583]-[.F$2])^2" office:value-type="float" office:value="128.414224">
            <text:p>128.414224</text:p>
          </table:table-cell>
          <table:table-cell table:formula="of:=([.B58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584]-[.F$2])^2" office:value-type="float" office:value="1133.534224">
            <text:p>1133.534224</text:p>
          </table:table-cell>
          <table:table-cell table:formula="of:=([.B58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585]-[.F$2])^2" office:value-type="float" office:value="277.822224">
            <text:p>277.822224</text:p>
          </table:table-cell>
          <table:table-cell table:formula="of:=([.B58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586]-[.F$2])^2" office:value-type="float" office:value="277.822224">
            <text:p>277.822224</text:p>
          </table:table-cell>
          <table:table-cell table:formula="of:=([.B58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formula="of:=([.A587]-[.F$2])^2" office:value-type="float" office:value="940.526224">
            <text:p>940.526224</text:p>
          </table:table-cell>
          <table:table-cell table:formula="of:=([.B58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table:formula="of:=([.A588]-[.F$2])^2" office:value-type="float" office:value="1045.358224">
            <text:p>1045.358224</text:p>
          </table:table-cell>
          <table:table-cell table:formula="of:=([.B58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8">
            <text:p>18</text:p>
          </table:table-cell>
          <table:table-cell table:formula="of:=([.A589]-[.F$2])^2" office:value-type="float" office:value="693.374224">
            <text:p>693.374224</text:p>
          </table:table-cell>
          <table:table-cell table:formula="of:=([.B58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table:formula="of:=([.A590]-[.F$2])^2" office:value-type="float" office:value="1045.358224">
            <text:p>1045.358224</text:p>
          </table:table-cell>
          <table:table-cell table:formula="of:=([.B59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591]-[.F$2])^2" office:value-type="float" office:value="1272.206224">
            <text:p>1272.206224</text:p>
          </table:table-cell>
          <table:table-cell table:formula="of:=([.B59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592]-[.F$2])^2" office:value-type="float" office:value="1418.878224">
            <text:p>1418.878224</text:p>
          </table:table-cell>
          <table:table-cell table:formula="of:=([.B59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0">
            <text:p>20</text:p>
          </table:table-cell>
          <table:table-cell table:formula="of:=([.A593]-[.F$2])^2" office:value-type="float" office:value="747.038224">
            <text:p>747.038224</text:p>
          </table:table-cell>
          <table:table-cell table:formula="of:=([.B593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table:formula="of:=([.A594]-[.F$2])^2" office:value-type="float" office:value="920.030224">
            <text:p>920.030224</text:p>
          </table:table-cell>
          <table:table-cell table:formula="of:=([.B59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595]-[.F$2])^2" office:value-type="float" office:value="312.158224">
            <text:p>312.158224</text:p>
          </table:table-cell>
          <table:table-cell table:formula="of:=([.B595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596]-[.F$2])^2" office:value-type="float" office:value="940.526224">
            <text:p>940.526224</text:p>
          </table:table-cell>
          <table:table-cell table:formula="of:=([.B59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formula="of:=([.A597]-[.F$2])^2" office:value-type="float" office:value="513.838224">
            <text:p>513.838224</text:p>
          </table:table-cell>
          <table:table-cell table:formula="of:=([.B59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598]-[.F$2])^2" office:value-type="float" office:value="266.734224">
            <text:p>266.734224</text:p>
          </table:table-cell>
          <table:table-cell table:formula="of:=([.B59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table:formula="of:=([.A599]-[.F$2])^2" office:value-type="float" office:value="32.1262240000001">
            <text:p>32.126224</text:p>
          </table:table-cell>
          <table:table-cell table:formula="of:=([.B599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600]-[.F$2])^2" office:value-type="float" office:value="44.4622240000001">
            <text:p>44.462224</text:p>
          </table:table-cell>
          <table:table-cell table:formula="of:=([.B60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601]-[.F$2])^2" office:value-type="float" office:value="245.486224">
            <text:p>245.486224</text:p>
          </table:table-cell>
          <table:table-cell table:formula="of:=([.B60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table:formula="of:=([.A602]-[.F$2])^2" office:value-type="float" office:value="608.510224">
            <text:p>608.510224</text:p>
          </table:table-cell>
          <table:table-cell table:formula="of:=([.B602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table:formula="of:=([.A603]-[.F$2])^2" office:value-type="float" office:value="2.78222400000002">
            <text:p>2.782224</text:p>
          </table:table-cell>
          <table:table-cell table:formula="of:=([.B60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table:formula="of:=([.A604]-[.F$2])^2" office:value-type="float" office:value="205.406224">
            <text:p>205.406224</text:p>
          </table:table-cell>
          <table:table-cell table:formula="of:=([.B604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formula="of:=([.A605]-[.F$2])^2" office:value-type="float" office:value="1248.350224">
            <text:p>1248.350224</text:p>
          </table:table-cell>
          <table:table-cell table:formula="of:=([.B60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606]-[.F$2])^2" office:value-type="float" office:value="1418.878224">
            <text:p>1418.878224</text:p>
          </table:table-cell>
          <table:table-cell table:formula="of:=([.B60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([.A607]-[.F$2])^2" office:value-type="float" office:value="245.486224">
            <text:p>245.486224</text:p>
          </table:table-cell>
          <table:table-cell table:formula="of:=([.B60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608]-[.F$2])^2" office:value-type="float" office:value="880.190224">
            <text:p>880.190224</text:p>
          </table:table-cell>
          <table:table-cell table:formula="of:=([.B60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([.A609]-[.F$2])^2" office:value-type="float" office:value="245.486224">
            <text:p>245.486224</text:p>
          </table:table-cell>
          <table:table-cell table:formula="of:=([.B60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0">
            <text:p>20</text:p>
          </table:table-cell>
          <table:table-cell table:formula="of:=([.A610]-[.F$2])^2" office:value-type="float" office:value="128.414224">
            <text:p>128.414224</text:p>
          </table:table-cell>
          <table:table-cell table:formula="of:=([.B610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611]-[.F$2])^2" office:value-type="float" office:value="21.7902240000001">
            <text:p>21.790224</text:p>
          </table:table-cell>
          <table:table-cell table:formula="of:=([.B61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612]-[.F$2])^2" office:value-type="float" office:value="113.806224">
            <text:p>113.806224</text:p>
          </table:table-cell>
          <table:table-cell table:formula="of:=([.B61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table:formula="of:=([.A613]-[.F$2])^2" office:value-type="float" office:value="28.4302239999999">
            <text:p>28.430224</text:p>
          </table:table-cell>
          <table:table-cell table:formula="of:=([.B613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table:formula="of:=([.A614]-[.F$2])^2" office:value-type="float" office:value="215.150224">
            <text:p>215.150224</text:p>
          </table:table-cell>
          <table:table-cell table:formula="of:=([.B61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table:formula="of:=([.A615]-[.F$2])^2" office:value-type="float" office:value="2.78222400000002">
            <text:p>2.782224</text:p>
          </table:table-cell>
          <table:table-cell table:formula="of:=([.B61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table:formula="of:=([.A616]-[.F$2])^2" office:value-type="float" office:value="1495.214224">
            <text:p>1495.214224</text:p>
          </table:table-cell>
          <table:table-cell table:formula="of:=([.B61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617]-[.F$2])^2" office:value-type="float" office:value="880.190224">
            <text:p>880.190224</text:p>
          </table:table-cell>
          <table:table-cell table:formula="of:=([.B61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formula="of:=([.A618]-[.F$2])^2" office:value-type="float" office:value="235.070224">
            <text:p>235.070224</text:p>
          </table:table-cell>
          <table:table-cell table:formula="of:=([.B61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619]-[.F$2])^2" office:value-type="float" office:value="1418.878224">
            <text:p>1418.878224</text:p>
          </table:table-cell>
          <table:table-cell table:formula="of:=([.B61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620]-[.F$2])^2" office:value-type="float" office:value="113.806224">
            <text:p>113.806224</text:p>
          </table:table-cell>
          <table:table-cell table:formula="of:=([.B620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9">
            <text:p>19</text:p>
          </table:table-cell>
          <table:table-cell table:formula="of:=([.A621]-[.F$2])^2" office:value-type="float" office:value="2951.966224">
            <text:p>2951.966224</text:p>
          </table:table-cell>
          <table:table-cell table:formula="of:=([.B621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formula="of:=([.A622]-[.F$2])^2" office:value-type="float" office:value="235.070224">
            <text:p>235.070224</text:p>
          </table:table-cell>
          <table:table-cell table:formula="of:=([.B62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623]-[.F$2])^2" office:value-type="float" office:value="93.4702240000001">
            <text:p>93.470224</text:p>
          </table:table-cell>
          <table:table-cell table:formula="of:=([.B62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table:formula="of:=([.A624]-[.F$2])^2" office:value-type="float" office:value="940.526224">
            <text:p>940.526224</text:p>
          </table:table-cell>
          <table:table-cell table:formula="of:=([.B62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table:formula="of:=([.A625]-[.F$2])^2" office:value-type="float" office:value="152.078224">
            <text:p>152.078224</text:p>
          </table:table-cell>
          <table:table-cell table:formula="of:=([.B62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626]-[.F$2])^2" office:value-type="float" office:value="44.4622240000001">
            <text:p>44.462224</text:p>
          </table:table-cell>
          <table:table-cell table:formula="of:=([.B62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627]-[.F$2])^2" office:value-type="float" office:value="0.446224000000009">
            <text:p>0.446224</text:p>
          </table:table-cell>
          <table:table-cell table:formula="of:=([.B62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table:formula="of:=([.A628]-[.F$2])^2" office:value-type="float" office:value="427.166224">
            <text:p>427.166224</text:p>
          </table:table-cell>
          <table:table-cell table:formula="of:=([.B628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table:formula="of:=([.A629]-[.F$2])^2" office:value-type="float" office:value="152.078224">
            <text:p>152.078224</text:p>
          </table:table-cell>
          <table:table-cell table:formula="of:=([.B62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table:formula="of:=([.A630]-[.F$2])^2" office:value-type="float" office:value="58.7982240000001">
            <text:p>58.798224</text:p>
          </table:table-cell>
          <table:table-cell table:formula="of:=([.B63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">
            <text:p>18</text:p>
          </table:table-cell>
          <table:table-cell table:formula="of:=([.A631]-[.F$2])^2" office:value-type="float" office:value="7.11822400000003">
            <text:p>7.118224</text:p>
          </table:table-cell>
          <table:table-cell table:formula="of:=([.B631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table:formula="of:=([.A632]-[.F$2])^2" office:value-type="float" office:value="75.1342240000001">
            <text:p>75.134224</text:p>
          </table:table-cell>
          <table:table-cell table:formula="of:=([.B632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 table:formula="of:=([.A633]-[.F$2])^2" office:value-type="float" office:value="53.7582239999999">
            <text:p>53.758224</text:p>
          </table:table-cell>
          <table:table-cell table:formula="of:=([.B633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table:formula="of:=([.A634]-[.F$2])^2" office:value-type="float" office:value="215.150224">
            <text:p>215.150224</text:p>
          </table:table-cell>
          <table:table-cell table:formula="of:=([.B63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95">
            <text:p>95</text:p>
          </table:table-cell>
          <table:table-cell table:formula="of:=([.A635]-[.F$2])^2" office:value-type="float" office:value="22002.382224">
            <text:p>22002.382224</text:p>
          </table:table-cell>
          <table:table-cell table:formula="of:=([.B635]-[.J$2])^2" office:value-type="float" office:value="5933.6209">
            <text:p>5933.62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636]-[.F$2])^2" office:value-type="float" office:value="215.150224">
            <text:p>215.150224</text:p>
          </table:table-cell>
          <table:table-cell table:formula="of:=([.B63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637]-[.F$2])^2" office:value-type="float" office:value="277.822224">
            <text:p>277.822224</text:p>
          </table:table-cell>
          <table:table-cell table:formula="of:=([.B63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">
            <text:p>17</text:p>
          </table:table-cell>
          <table:table-cell table:formula="of:=([.A638]-[.F$2])^2" office:value-type="float" office:value="69.4222239999999">
            <text:p>69.422224</text:p>
          </table:table-cell>
          <table:table-cell table:formula="of:=([.B63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639]-[.F$2])^2" office:value-type="float" office:value="312.158224">
            <text:p>312.158224</text:p>
          </table:table-cell>
          <table:table-cell table:formula="of:=([.B63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formula="of:=([.A640]-[.F$2])^2" office:value-type="float" office:value="386.830224">
            <text:p>386.830224</text:p>
          </table:table-cell>
          <table:table-cell table:formula="of:=([.B640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641]-[.F$2])^2" office:value-type="float" office:value="348.494224">
            <text:p>348.494224</text:p>
          </table:table-cell>
          <table:table-cell table:formula="of:=([.B64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table:formula="of:=([.A642]-[.F$2])^2" office:value-type="float" office:value="1201.870224">
            <text:p>1201.870224</text:p>
          </table:table-cell>
          <table:table-cell table:formula="of:=([.B642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1">
            <text:p>21</text:p>
          </table:table-cell>
          <table:table-cell table:formula="of:=([.A643]-[.F$2])^2" office:value-type="float" office:value="2951.966224">
            <text:p>2951.966224</text:p>
          </table:table-cell>
          <table:table-cell table:formula="of:=([.B643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644]-[.F$2])^2" office:value-type="float" office:value="1201.870224">
            <text:p>1201.870224</text:p>
          </table:table-cell>
          <table:table-cell table:formula="of:=([.B64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645]-[.F$2])^2" office:value-type="float" office:value="7.11822400000003">
            <text:p>7.118224</text:p>
          </table:table-cell>
          <table:table-cell table:formula="of:=([.B64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table:formula="of:=([.A646]-[.F$2])^2" office:value-type="float" office:value="711.182224">
            <text:p>711.182224</text:p>
          </table:table-cell>
          <table:table-cell table:formula="of:=([.B646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647]-[.F$2])^2" office:value-type="float" office:value="348.494224">
            <text:p>348.494224</text:p>
          </table:table-cell>
          <table:table-cell table:formula="of:=([.B64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  <table:table-cell table:formula="of:=([.A648]-[.F$2])^2" office:value-type="float" office:value="177.742224">
            <text:p>177.742224</text:p>
          </table:table-cell>
          <table:table-cell table:formula="of:=([.B64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formula="of:=([.A649]-[.F$2])^2" office:value-type="float" office:value="235.070224">
            <text:p>235.070224</text:p>
          </table:table-cell>
          <table:table-cell table:formula="of:=([.B64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table:formula="of:=([.A650]-[.F$2])^2" office:value-type="float" office:value="1133.534224">
            <text:p>1133.534224</text:p>
          </table:table-cell>
          <table:table-cell table:formula="of:=([.B650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6">
            <text:p>16</text:p>
          </table:table-cell>
          <table:table-cell table:formula="of:=([.A651]-[.F$2])^2" office:value-type="float" office:value="160.478224">
            <text:p>160.478224</text:p>
          </table:table-cell>
          <table:table-cell table:formula="of:=([.B651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table:formula="of:=([.A652]-[.F$2])^2" office:value-type="float" office:value="152.078224">
            <text:p>152.078224</text:p>
          </table:table-cell>
          <table:table-cell table:formula="of:=([.B65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653]-[.F$2])^2" office:value-type="float" office:value="113.806224">
            <text:p>113.806224</text:p>
          </table:table-cell>
          <table:table-cell table:formula="of:=([.B65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0">
            <text:p>20</text:p>
          </table:table-cell>
          <table:table-cell table:formula="of:=([.A654]-[.F$2])^2" office:value-type="float" office:value="981.694224">
            <text:p>981.694224</text:p>
          </table:table-cell>
          <table:table-cell table:formula="of:=([.B654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table:formula="of:=([.A655]-[.F$2])^2" office:value-type="float" office:value="1067.198224">
            <text:p>1067.198224</text:p>
          </table:table-cell>
          <table:table-cell table:formula="of:=([.B655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([.A656]-[.F$2])^2" office:value-type="float" office:value="28.4302239999999">
            <text:p>28.430224</text:p>
          </table:table-cell>
          <table:table-cell table:formula="of:=([.B65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formula="of:=([.A657]-[.F$2])^2" office:value-type="float" office:value="1002.862224">
            <text:p>1002.862224</text:p>
          </table:table-cell>
          <table:table-cell table:formula="of:=([.B65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7">
            <text:p>17</text:p>
          </table:table-cell>
          <table:table-cell table:formula="of:=([.A658]-[.F$2])^2" office:value-type="float" office:value="641.710224">
            <text:p>641.710224</text:p>
          </table:table-cell>
          <table:table-cell table:formula="of:=([.B65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table:formula="of:=([.A659]-[.F$2])^2" office:value-type="float" office:value="277.822224">
            <text:p>277.822224</text:p>
          </table:table-cell>
          <table:table-cell table:formula="of:=([.B659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table:formula="of:=([.A660]-[.F$2])^2" office:value-type="float" office:value="821.854224">
            <text:p>821.854224</text:p>
          </table:table-cell>
          <table:table-cell table:formula="of:=([.B66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6">
            <text:p>16</text:p>
          </table:table-cell>
          <table:table-cell table:formula="of:=([.A661]-[.F$2])^2" office:value-type="float" office:value="266.734224">
            <text:p>266.734224</text:p>
          </table:table-cell>
          <table:table-cell table:formula="of:=([.B661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662]-[.F$2])^2" office:value-type="float" office:value="136.142224">
            <text:p>136.142224</text:p>
          </table:table-cell>
          <table:table-cell table:formula="of:=([.B66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table:formula="of:=([.A663]-[.F$2])^2" office:value-type="float" office:value="1272.206224">
            <text:p>1272.206224</text:p>
          </table:table-cell>
          <table:table-cell table:formula="of:=([.B66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664]-[.F$2])^2" office:value-type="float" office:value="44.4622240000001">
            <text:p>44.462224</text:p>
          </table:table-cell>
          <table:table-cell table:formula="of:=([.B66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9">
            <text:p>19</text:p>
          </table:table-cell>
          <table:table-cell table:formula="of:=([.A665]-[.F$2])^2" office:value-type="float" office:value="747.038224">
            <text:p>747.038224</text:p>
          </table:table-cell>
          <table:table-cell table:formula="of:=([.B665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666]-[.F$2])^2" office:value-type="float" office:value="348.494224">
            <text:p>348.494224</text:p>
          </table:table-cell>
          <table:table-cell table:formula="of:=([.B66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667]-[.F$2])^2" office:value-type="float" office:value="13.454224">
            <text:p>13.454224</text:p>
          </table:table-cell>
          <table:table-cell table:formula="of:=([.B66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668]-[.F$2])^2" office:value-type="float" office:value="348.494224">
            <text:p>348.494224</text:p>
          </table:table-cell>
          <table:table-cell table:formula="of:=([.B66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669]-[.F$2])^2" office:value-type="float" office:value="113.806224">
            <text:p>113.806224</text:p>
          </table:table-cell>
          <table:table-cell table:formula="of:=([.B66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table:formula="of:=([.A670]-[.F$2])^2" office:value-type="float" office:value="136.142224">
            <text:p>136.142224</text:p>
          </table:table-cell>
          <table:table-cell table:formula="of:=([.B670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9">
            <text:p>19</text:p>
          </table:table-cell>
          <table:table-cell table:formula="of:=([.A671]-[.F$2])^2" office:value-type="float" office:value="18.7662239999999">
            <text:p>18.766224</text:p>
          </table:table-cell>
          <table:table-cell table:formula="of:=([.B671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table:formula="of:=([.A672]-[.F$2])^2" office:value-type="float" office:value="981.694224">
            <text:p>981.694224</text:p>
          </table:table-cell>
          <table:table-cell table:formula="of:=([.B67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673]-[.F$2])^2" office:value-type="float" office:value="186.814224">
            <text:p>186.814224</text:p>
          </table:table-cell>
          <table:table-cell table:formula="of:=([.B67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table:formula="of:=([.A674]-[.F$2])^2" office:value-type="float" office:value="87.0862239999999">
            <text:p>87.086224</text:p>
          </table:table-cell>
          <table:table-cell table:formula="of:=([.B67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A675]-[.F$2])^2" office:value-type="float" office:value="40.0942239999999">
            <text:p>40.094224</text:p>
          </table:table-cell>
          <table:table-cell table:formula="of:=([.B675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9">
            <text:p>19</text:p>
          </table:table-cell>
          <table:table-cell table:formula="of:=([.A676]-[.F$2])^2" office:value-type="float" office:value="2634.974224">
            <text:p>2634.974224</text:p>
          </table:table-cell>
          <table:table-cell table:formula="of:=([.B676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677]-[.F$2])^2" office:value-type="float" office:value="160.478224">
            <text:p>160.478224</text:p>
          </table:table-cell>
          <table:table-cell table:formula="of:=([.B67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table:formula="of:=([.A678]-[.F$2])^2" office:value-type="float" office:value="455.054224">
            <text:p>455.054224</text:p>
          </table:table-cell>
          <table:table-cell table:formula="of:=([.B678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formula="of:=([.A679]-[.F$2])^2" office:value-type="float" office:value="215.150224">
            <text:p>215.150224</text:p>
          </table:table-cell>
          <table:table-cell table:formula="of:=([.B679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680]-[.F$2])^2" office:value-type="float" office:value="1418.878224">
            <text:p>1418.878224</text:p>
          </table:table-cell>
          <table:table-cell table:formula="of:=([.B68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681]-[.F$2])^2" office:value-type="float" office:value="245.486224">
            <text:p>245.486224</text:p>
          </table:table-cell>
          <table:table-cell table:formula="of:=([.B68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table:formula="of:=([.A682]-[.F$2])^2" office:value-type="float" office:value="300.398224">
            <text:p>300.398224</text:p>
          </table:table-cell>
          <table:table-cell table:formula="of:=([.B68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table:formula="of:=([.A683]-[.F$2])^2" office:value-type="float" office:value="245.486224">
            <text:p>245.486224</text:p>
          </table:table-cell>
          <table:table-cell table:formula="of:=([.B68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684]-[.F$2])^2" office:value-type="float" office:value="44.4622240000001">
            <text:p>44.462224</text:p>
          </table:table-cell>
          <table:table-cell table:formula="of:=([.B68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formula="of:=([.A685]-[.F$2])^2" office:value-type="float" office:value="160.478224">
            <text:p>160.478224</text:p>
          </table:table-cell>
          <table:table-cell table:formula="of:=([.B685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formula="of:=([.A686]-[.F$2])^2" office:value-type="float" office:value="386.830224">
            <text:p>386.830224</text:p>
          </table:table-cell>
          <table:table-cell table:formula="of:=([.B686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table:formula="of:=([.A687]-[.F$2])^2" office:value-type="float" office:value="152.078224">
            <text:p>152.078224</text:p>
          </table:table-cell>
          <table:table-cell table:formula="of:=([.B687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688]-[.F$2])^2" office:value-type="float" office:value="245.486224">
            <text:p>245.486224</text:p>
          </table:table-cell>
          <table:table-cell table:formula="of:=([.B68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formula="of:=([.A689]-[.F$2])^2" office:value-type="float" office:value="386.830224">
            <text:p>386.830224</text:p>
          </table:table-cell>
          <table:table-cell table:formula="of:=([.B689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">
            <text:p>16</text:p>
          </table:table-cell>
          <table:table-cell table:formula="of:=([.A690]-[.F$2])^2" office:value-type="float" office:value="5.43822399999997">
            <text:p>5.438224</text:p>
          </table:table-cell>
          <table:table-cell table:formula="of:=([.B690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691]-[.F$2])^2" office:value-type="float" office:value="13.454224">
            <text:p>13.454224</text:p>
          </table:table-cell>
          <table:table-cell table:formula="of:=([.B69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692]-[.F$2])^2" office:value-type="float" office:value="7.11822400000003">
            <text:p>7.118224</text:p>
          </table:table-cell>
          <table:table-cell table:formula="of:=([.B69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([.A693]-[.F$2])^2" office:value-type="float" office:value="75.1342240000001">
            <text:p>75.134224</text:p>
          </table:table-cell>
          <table:table-cell table:formula="of:=([.B693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table:formula="of:=([.A694]-[.F$2])^2" office:value-type="float" office:value="821.854224">
            <text:p>821.854224</text:p>
          </table:table-cell>
          <table:table-cell table:formula="of:=([.B69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table:formula="of:=([.A695]-[.F$2])^2" office:value-type="float" office:value="1344.542224">
            <text:p>1344.542224</text:p>
          </table:table-cell>
          <table:table-cell table:formula="of:=([.B69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table:formula="of:=([.A696]-[.F$2])^2" office:value-type="float" office:value="544.382224">
            <text:p>544.382224</text:p>
          </table:table-cell>
          <table:table-cell table:formula="of:=([.B696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table:formula="of:=([.A697]-[.F$2])^2" office:value-type="float" office:value="427.166224">
            <text:p>427.166224</text:p>
          </table:table-cell>
          <table:table-cell table:formula="of:=([.B69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2">
            <text:p>22</text:p>
          </table:table-cell>
          <table:table-cell table:formula="of:=([.A698]-[.F$2])^2" office:value-type="float" office:value="1547.006224">
            <text:p>1547.006224</text:p>
          </table:table-cell>
          <table:table-cell table:formula="of:=([.B698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699]-[.F$2])^2" office:value-type="float" office:value="277.822224">
            <text:p>277.822224</text:p>
          </table:table-cell>
          <table:table-cell table:formula="of:=([.B69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formula="of:=([.A700]-[.F$2])^2" office:value-type="float" office:value="386.830224">
            <text:p>386.830224</text:p>
          </table:table-cell>
          <table:table-cell table:formula="of:=([.B70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701]-[.F$2])^2" office:value-type="float" office:value="1.77422399999998">
            <text:p>1.774224</text:p>
          </table:table-cell>
          <table:table-cell table:formula="of:=([.B70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702]-[.F$2])^2" office:value-type="float" office:value="160.478224">
            <text:p>160.478224</text:p>
          </table:table-cell>
          <table:table-cell table:formula="of:=([.B70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table:formula="of:=([.A703]-[.F$2])^2" office:value-type="float" office:value="277.822224">
            <text:p>277.822224</text:p>
          </table:table-cell>
          <table:table-cell table:formula="of:=([.B70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704]-[.F$2])^2" office:value-type="float" office:value="75.1342240000001">
            <text:p>75.134224</text:p>
          </table:table-cell>
          <table:table-cell table:formula="of:=([.B70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705]-[.F$2])^2" office:value-type="float" office:value="1201.870224">
            <text:p>1201.870224</text:p>
          </table:table-cell>
          <table:table-cell table:formula="of:=([.B70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706]-[.F$2])^2" office:value-type="float" office:value="0.446224000000009">
            <text:p>0.446224</text:p>
          </table:table-cell>
          <table:table-cell table:formula="of:=([.B706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table:formula="of:=([.A707]-[.F$2])^2" office:value-type="float" office:value="513.838224">
            <text:p>513.838224</text:p>
          </table:table-cell>
          <table:table-cell table:formula="of:=([.B70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708]-[.F$2])^2" office:value-type="float" office:value="277.822224">
            <text:p>277.822224</text:p>
          </table:table-cell>
          <table:table-cell table:formula="of:=([.B70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0">
            <text:p>20</text:p>
          </table:table-cell>
          <table:table-cell table:formula="of:=([.A709]-[.F$2])^2" office:value-type="float" office:value="2240.318224">
            <text:p>2240.318224</text:p>
          </table:table-cell>
          <table:table-cell table:formula="of:=([.B709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710]-[.F$2])^2" office:value-type="float" office:value="21.7902240000001">
            <text:p>21.790224</text:p>
          </table:table-cell>
          <table:table-cell table:formula="of:=([.B71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formula="of:=([.A711]-[.F$2])^2" office:value-type="float" office:value="1067.198224">
            <text:p>1067.198224</text:p>
          </table:table-cell>
          <table:table-cell table:formula="of:=([.B71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A712]-[.F$2])^2" office:value-type="float" office:value="40.0942239999999">
            <text:p>40.094224</text:p>
          </table:table-cell>
          <table:table-cell table:formula="of:=([.B712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49">
            <text:p>49</text:p>
          </table:table-cell>
          <table:table-cell table:formula="of:=([.A713]-[.F$2])^2" office:value-type="float" office:value="320731.934224">
            <text:p>320731.934224</text:p>
          </table:table-cell>
          <table:table-cell table:formula="of:=([.B713]-[.J$2])^2" office:value-type="float" office:value="962.8609">
            <text:p>962.8609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714]-[.F$2])^2" office:value-type="float" office:value="1418.878224">
            <text:p>1418.878224</text:p>
          </table:table-cell>
          <table:table-cell table:formula="of:=([.B71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715]-[.F$2])^2" office:value-type="float" office:value="93.4702240000001">
            <text:p>93.470224</text:p>
          </table:table-cell>
          <table:table-cell table:formula="of:=([.B71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table:formula="of:=([.A716]-[.F$2])^2" office:value-type="float" office:value="136.142224">
            <text:p>136.142224</text:p>
          </table:table-cell>
          <table:table-cell table:formula="of:=([.B716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717]-[.F$2])^2" office:value-type="float" office:value="13.454224">
            <text:p>13.454224</text:p>
          </table:table-cell>
          <table:table-cell table:formula="of:=([.B71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718]-[.F$2])^2" office:value-type="float" office:value="386.830224">
            <text:p>386.830224</text:p>
          </table:table-cell>
          <table:table-cell table:formula="of:=([.B71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table:formula="of:=([.A719]-[.F$2])^2" office:value-type="float" office:value="373.726224">
            <text:p>373.726224</text:p>
          </table:table-cell>
          <table:table-cell table:formula="of:=([.B71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  <table:table-cell table:formula="of:=([.A720]-[.F$2])^2" office:value-type="float" office:value="336.062224">
            <text:p>336.062224</text:p>
          </table:table-cell>
          <table:table-cell table:formula="of:=([.B720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table:formula="of:=([.A721]-[.F$2])^2" office:value-type="float" office:value="53.7582239999999">
            <text:p>53.758224</text:p>
          </table:table-cell>
          <table:table-cell table:formula="of:=([.B72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7">
            <text:p>37</text:p>
          </table:table-cell>
          <table:table-cell table:formula="of:=([.A722]-[.F$2])^2" office:value-type="float" office:value="658.846224">
            <text:p>658.846224</text:p>
          </table:table-cell>
          <table:table-cell table:formula="of:=([.B722]-[.J$2])^2" office:value-type="float" office:value="362.1409">
            <text:p>362.1409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">
            <text:p>17</text:p>
          </table:table-cell>
          <table:table-cell table:formula="of:=([.A723]-[.F$2])^2" office:value-type="float" office:value="87.0862239999999">
            <text:p>87.086224</text:p>
          </table:table-cell>
          <table:table-cell table:formula="of:=([.B72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table:formula="of:=([.A724]-[.F$2])^2" office:value-type="float" office:value="1653.886224">
            <text:p>1653.886224</text:p>
          </table:table-cell>
          <table:table-cell table:formula="of:=([.B72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table:formula="of:=([.A725]-[.F$2])^2" office:value-type="float" office:value="312.158224">
            <text:p>312.158224</text:p>
          </table:table-cell>
          <table:table-cell table:formula="of:=([.B72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726]-[.F$2])^2" office:value-type="float" office:value="160.478224">
            <text:p>160.478224</text:p>
          </table:table-cell>
          <table:table-cell table:formula="of:=([.B72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table:formula="of:=([.A727]-[.F$2])^2" office:value-type="float" office:value="1344.542224">
            <text:p>1344.542224</text:p>
          </table:table-cell>
          <table:table-cell table:formula="of:=([.B72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728]-[.F$2])^2" office:value-type="float" office:value="13.454224">
            <text:p>13.454224</text:p>
          </table:table-cell>
          <table:table-cell table:formula="of:=([.B72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formula="of:=([.A729]-[.F$2])^2" office:value-type="float" office:value="513.838224">
            <text:p>513.838224</text:p>
          </table:table-cell>
          <table:table-cell table:formula="of:=([.B72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table:formula="of:=([.A730]-[.F$2])^2" office:value-type="float" office:value="1.77422399999998">
            <text:p>1.774224</text:p>
          </table:table-cell>
          <table:table-cell table:formula="of:=([.B73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1">
            <text:p>21</text:p>
          </table:table-cell>
          <table:table-cell table:formula="of:=([.A731]-[.F$2])^2" office:value-type="float" office:value="413.390224">
            <text:p>413.390224</text:p>
          </table:table-cell>
          <table:table-cell table:formula="of:=([.B731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table:formula="of:=([.A732]-[.F$2])^2" office:value-type="float" office:value="1573.550224">
            <text:p>1573.550224</text:p>
          </table:table-cell>
          <table:table-cell table:formula="of:=([.B732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733]-[.F$2])^2" office:value-type="float" office:value="44.4622240000001">
            <text:p>44.462224</text:p>
          </table:table-cell>
          <table:table-cell table:formula="of:=([.B73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734]-[.F$2])^2" office:value-type="float" office:value="245.486224">
            <text:p>245.486224</text:p>
          </table:table-cell>
          <table:table-cell table:formula="of:=([.B73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7">
            <text:p>17</text:p>
          </table:table-cell>
          <table:table-cell table:formula="of:=([.A735]-[.F$2])^2" office:value-type="float" office:value="9669.182224">
            <text:p>9669.182224</text:p>
          </table:table-cell>
          <table:table-cell table:formula="of:=([.B73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table:formula="of:=([.A736]-[.F$2])^2" office:value-type="float" office:value="7.11822400000003">
            <text:p>7.118224</text:p>
          </table:table-cell>
          <table:table-cell table:formula="of:=([.B736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737]-[.F$2])^2" office:value-type="float" office:value="277.822224">
            <text:p>277.822224</text:p>
          </table:table-cell>
          <table:table-cell table:formula="of:=([.B73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8">
            <text:p>18</text:p>
          </table:table-cell>
          <table:table-cell table:formula="of:=([.A738]-[.F$2])^2" office:value-type="float" office:value="348.494224">
            <text:p>348.494224</text:p>
          </table:table-cell>
          <table:table-cell table:formula="of:=([.B73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table:formula="of:=([.A739]-[.F$2])^2" office:value-type="float" office:value="40.0942239999999">
            <text:p>40.094224</text:p>
          </table:table-cell>
          <table:table-cell table:formula="of:=([.B73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formula="of:=([.A740]-[.F$2])^2" office:value-type="float" office:value="1002.862224">
            <text:p>1002.862224</text:p>
          </table:table-cell>
          <table:table-cell table:formula="of:=([.B740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formula="of:=([.A741]-[.F$2])^2" office:value-type="float" office:value="1067.198224">
            <text:p>1067.198224</text:p>
          </table:table-cell>
          <table:table-cell table:formula="of:=([.B74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formula="of:=([.A742]-[.F$2])^2" office:value-type="float" office:value="940.526224">
            <text:p>940.526224</text:p>
          </table:table-cell>
          <table:table-cell table:formula="of:=([.B74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formula="of:=([.A743]-[.F$2])^2" office:value-type="float" office:value="5.43822399999997">
            <text:p>5.438224</text:p>
          </table:table-cell>
          <table:table-cell table:formula="of:=([.B74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744]-[.F$2])^2" office:value-type="float" office:value="2.78222400000002">
            <text:p>2.782224</text:p>
          </table:table-cell>
          <table:table-cell table:formula="of:=([.B74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formula="of:=([.A745]-[.F$2])^2" office:value-type="float" office:value="215.150224">
            <text:p>215.150224</text:p>
          </table:table-cell>
          <table:table-cell table:formula="of:=([.B74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746]-[.F$2])^2" office:value-type="float" office:value="21.7902240000001">
            <text:p>21.790224</text:p>
          </table:table-cell>
          <table:table-cell table:formula="of:=([.B74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table:formula="of:=([.A747]-[.F$2])^2" office:value-type="float" office:value="747.038224">
            <text:p>747.038224</text:p>
          </table:table-cell>
          <table:table-cell table:formula="of:=([.B747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  <table:table-cell table:formula="of:=([.A748]-[.F$2])^2" office:value-type="float" office:value="498.718224">
            <text:p>498.718224</text:p>
          </table:table-cell>
          <table:table-cell table:formula="of:=([.B74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  <table:table-cell table:formula="of:=([.A749]-[.F$2])^2" office:value-type="float" office:value="177.742224">
            <text:p>177.742224</text:p>
          </table:table-cell>
          <table:table-cell table:formula="of:=([.B74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table:formula="of:=([.A750]-[.F$2])^2" office:value-type="float" office:value="152.078224">
            <text:p>152.078224</text:p>
          </table:table-cell>
          <table:table-cell table:formula="of:=([.B75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table:formula="of:=([.A751]-[.F$2])^2" office:value-type="float" office:value="312.158224">
            <text:p>312.158224</text:p>
          </table:table-cell>
          <table:table-cell table:formula="of:=([.B751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752]-[.F$2])^2" office:value-type="float" office:value="312.158224">
            <text:p>312.158224</text:p>
          </table:table-cell>
          <table:table-cell table:formula="of:=([.B75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([.A753]-[.F$2])^2" office:value-type="float" office:value="28.4302239999999">
            <text:p>28.430224</text:p>
          </table:table-cell>
          <table:table-cell table:formula="of:=([.B75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table:formula="of:=([.A754]-[.F$2])^2" office:value-type="float" office:value="32.1262240000001">
            <text:p>32.126224</text:p>
          </table:table-cell>
          <table:table-cell table:formula="of:=([.B75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table:formula="of:=([.A755]-[.F$2])^2" office:value-type="float" office:value="136.142224">
            <text:p>136.142224</text:p>
          </table:table-cell>
          <table:table-cell table:formula="of:=([.B755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756]-[.F$2])^2" office:value-type="float" office:value="277.822224">
            <text:p>277.822224</text:p>
          </table:table-cell>
          <table:table-cell table:formula="of:=([.B75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757]-[.F$2])^2" office:value-type="float" office:value="32.1262240000001">
            <text:p>32.126224</text:p>
          </table:table-cell>
          <table:table-cell table:formula="of:=([.B75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table:formula="of:=([.A758]-[.F$2])^2" office:value-type="float" office:value="205.406224">
            <text:p>205.406224</text:p>
          </table:table-cell>
          <table:table-cell table:formula="of:=([.B758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table:formula="of:=([.A759]-[.F$2])^2" office:value-type="float" office:value="1495.214224">
            <text:p>1495.214224</text:p>
          </table:table-cell>
          <table:table-cell table:formula="of:=([.B759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760]-[.F$2])^2" office:value-type="float" office:value="13.454224">
            <text:p>13.454224</text:p>
          </table:table-cell>
          <table:table-cell table:formula="of:=([.B76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">
            <text:p>18</text:p>
          </table:table-cell>
          <table:table-cell table:formula="of:=([.A761]-[.F$2])^2" office:value-type="float" office:value="32.1262240000001">
            <text:p>32.126224</text:p>
          </table:table-cell>
          <table:table-cell table:formula="of:=([.B761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762]-[.F$2])^2" office:value-type="float" office:value="312.158224">
            <text:p>312.158224</text:p>
          </table:table-cell>
          <table:table-cell table:formula="of:=([.B76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763]-[.F$2])^2" office:value-type="float" office:value="186.814224">
            <text:p>186.814224</text:p>
          </table:table-cell>
          <table:table-cell table:formula="of:=([.B76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table:formula="of:=([.A764]-[.F$2])^2" office:value-type="float" office:value="205.406224">
            <text:p>205.406224</text:p>
          </table:table-cell>
          <table:table-cell table:formula="of:=([.B76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table:formula="of:=([.A765]-[.F$2])^2" office:value-type="float" office:value="1201.870224">
            <text:p>1201.870224</text:p>
          </table:table-cell>
          <table:table-cell table:formula="of:=([.B765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766]-[.F$2])^2" office:value-type="float" office:value="427.166224">
            <text:p>427.166224</text:p>
          </table:table-cell>
          <table:table-cell table:formula="of:=([.B76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table:formula="of:=([.A767]-[.F$2])^2" office:value-type="float" office:value="373.726224">
            <text:p>373.726224</text:p>
          </table:table-cell>
          <table:table-cell table:formula="of:=([.B76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formula="of:=([.A768]-[.F$2])^2" office:value-type="float" office:value="940.526224">
            <text:p>940.526224</text:p>
          </table:table-cell>
          <table:table-cell table:formula="of:=([.B76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0">
            <text:p>20</text:p>
          </table:table-cell>
          <table:table-cell table:formula="of:=([.A769]-[.F$2])^2" office:value-type="float" office:value="152.078224">
            <text:p>152.078224</text:p>
          </table:table-cell>
          <table:table-cell table:formula="of:=([.B769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table:formula="of:=([.A770]-[.F$2])^2" office:value-type="float" office:value="608.510224">
            <text:p>608.510224</text:p>
          </table:table-cell>
          <table:table-cell table:formula="of:=([.B77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6">
            <text:p>16</text:p>
          </table:table-cell>
          <table:table-cell table:formula="of:=([.A771]-[.F$2])^2" office:value-type="float" office:value="802.702224">
            <text:p>802.702224</text:p>
          </table:table-cell>
          <table:table-cell table:formula="of:=([.B771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772]-[.F$2])^2" office:value-type="float" office:value="113.806224">
            <text:p>113.806224</text:p>
          </table:table-cell>
          <table:table-cell table:formula="of:=([.B77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">
            <text:p>18</text:p>
          </table:table-cell>
          <table:table-cell table:formula="of:=([.A773]-[.F$2])^2" office:value-type="float" office:value="711.182224">
            <text:p>711.182224</text:p>
          </table:table-cell>
          <table:table-cell table:formula="of:=([.B77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774]-[.F$2])^2" office:value-type="float" office:value="0.110223999999996">
            <text:p>0.110224</text:p>
          </table:table-cell>
          <table:table-cell table:formula="of:=([.B77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775]-[.F$2])^2" office:value-type="float" office:value="277.822224">
            <text:p>277.822224</text:p>
          </table:table-cell>
          <table:table-cell table:formula="of:=([.B77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  <table:table-cell table:formula="of:=([.A776]-[.F$2])^2" office:value-type="float" office:value="177.742224">
            <text:p>177.742224</text:p>
          </table:table-cell>
          <table:table-cell table:formula="of:=([.B77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">
            <text:p>17</text:p>
          </table:table-cell>
          <table:table-cell table:formula="of:=([.A777]-[.F$2])^2" office:value-type="float" office:value="455.054224">
            <text:p>455.054224</text:p>
          </table:table-cell>
          <table:table-cell table:formula="of:=([.B77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778]-[.F$2])^2" office:value-type="float" office:value="21.7902240000001">
            <text:p>21.790224</text:p>
          </table:table-cell>
          <table:table-cell table:formula="of:=([.B77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6">
            <text:p>16</text:p>
          </table:table-cell>
          <table:table-cell table:formula="of:=([.A779]-[.F$2])^2" office:value-type="float" office:value="11.102224">
            <text:p>11.102224</text:p>
          </table:table-cell>
          <table:table-cell table:formula="of:=([.B779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">
            <text:p>20</text:p>
          </table:table-cell>
          <table:table-cell table:formula="of:=([.A780]-[.F$2])^2" office:value-type="float" office:value="592.046224">
            <text:p>592.046224</text:p>
          </table:table-cell>
          <table:table-cell table:formula="of:=([.B780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781]-[.F$2])^2" office:value-type="float" office:value="0.110223999999996">
            <text:p>0.110224</text:p>
          </table:table-cell>
          <table:table-cell table:formula="of:=([.B78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782]-[.F$2])^2" office:value-type="float" office:value="75.1342240000001">
            <text:p>75.134224</text:p>
          </table:table-cell>
          <table:table-cell table:formula="of:=([.B78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6">
            <text:p>26</text:p>
          </table:table-cell>
          <table:table-cell table:formula="of:=([.A783]-[.F$2])^2" office:value-type="float" office:value="51226.174224">
            <text:p>51226.174224</text:p>
          </table:table-cell>
          <table:table-cell table:formula="of:=([.B783]-[.J$2])^2" office:value-type="float" office:value="64.4809">
            <text:p>64.48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784]-[.F$2])^2" office:value-type="float" office:value="348.494224">
            <text:p>348.494224</text:p>
          </table:table-cell>
          <table:table-cell table:formula="of:=([.B78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table:formula="of:=([.A785]-[.F$2])^2" office:value-type="float" office:value="373.726224">
            <text:p>373.726224</text:p>
          </table:table-cell>
          <table:table-cell table:formula="of:=([.B785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table:formula="of:=([.A786]-[.F$2])^2" office:value-type="float" office:value="560.174224">
            <text:p>560.174224</text:p>
          </table:table-cell>
          <table:table-cell table:formula="of:=([.B78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">
            <text:p>18</text:p>
          </table:table-cell>
          <table:table-cell table:formula="of:=([.A787]-[.F$2])^2" office:value-type="float" office:value="802.702224">
            <text:p>802.702224</text:p>
          </table:table-cell>
          <table:table-cell table:formula="of:=([.B78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788]-[.F$2])^2" office:value-type="float" office:value="93.4702240000001">
            <text:p>93.470224</text:p>
          </table:table-cell>
          <table:table-cell table:formula="of:=([.B78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table:formula="of:=([.A789]-[.F$2])^2" office:value-type="float" office:value="1344.542224">
            <text:p>1344.542224</text:p>
          </table:table-cell>
          <table:table-cell table:formula="of:=([.B78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790]-[.F$2])^2" office:value-type="float" office:value="7.11822400000003">
            <text:p>7.118224</text:p>
          </table:table-cell>
          <table:table-cell table:formula="of:=([.B79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table:formula="of:=([.A791]-[.F$2])^2" office:value-type="float" office:value="106.750224">
            <text:p>106.750224</text:p>
          </table:table-cell>
          <table:table-cell table:formula="of:=([.B79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">
            <text:p>17</text:p>
          </table:table-cell>
          <table:table-cell table:formula="of:=([.A792]-[.F$2])^2" office:value-type="float" office:value="693.374224">
            <text:p>693.374224</text:p>
          </table:table-cell>
          <table:table-cell table:formula="of:=([.B79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table:formula="of:=([.A793]-[.F$2])^2" office:value-type="float" office:value="277.822224">
            <text:p>277.822224</text:p>
          </table:table-cell>
          <table:table-cell table:formula="of:=([.B79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794]-[.F$2])^2" office:value-type="float" office:value="136.142224">
            <text:p>136.142224</text:p>
          </table:table-cell>
          <table:table-cell table:formula="of:=([.B79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">
            <text:p>19</text:p>
          </table:table-cell>
          <table:table-cell table:formula="of:=([.A795]-[.F$2])^2" office:value-type="float" office:value="5826.574224">
            <text:p>5826.574224</text:p>
          </table:table-cell>
          <table:table-cell table:formula="of:=([.B795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0">
            <text:p>20</text:p>
          </table:table-cell>
          <table:table-cell table:formula="of:=([.A796]-[.F$2])^2" office:value-type="float" office:value="13.454224">
            <text:p>13.454224</text:p>
          </table:table-cell>
          <table:table-cell table:formula="of:=([.B796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797]-[.F$2])^2" office:value-type="float" office:value="75.1342240000001">
            <text:p>75.134224</text:p>
          </table:table-cell>
          <table:table-cell table:formula="of:=([.B79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798]-[.F$2])^2" office:value-type="float" office:value="312.158224">
            <text:p>312.158224</text:p>
          </table:table-cell>
          <table:table-cell table:formula="of:=([.B79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799]-[.F$2])^2" office:value-type="float" office:value="940.526224">
            <text:p>940.526224</text:p>
          </table:table-cell>
          <table:table-cell table:formula="of:=([.B79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800]-[.F$2])^2" office:value-type="float" office:value="386.830224">
            <text:p>386.830224</text:p>
          </table:table-cell>
          <table:table-cell table:formula="of:=([.B80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6">
            <text:p>26</text:p>
          </table:table-cell>
          <table:table-cell table:formula="of:=([.A801]-[.F$2])^2" office:value-type="float" office:value="91404.638224">
            <text:p>91404.638224</text:p>
          </table:table-cell>
          <table:table-cell table:formula="of:=([.B801]-[.J$2])^2" office:value-type="float" office:value="64.4809">
            <text:p>64.4809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  <table:table-cell table:formula="of:=([.A802]-[.F$2])^2" office:value-type="float" office:value="498.718224">
            <text:p>498.718224</text:p>
          </table:table-cell>
          <table:table-cell table:formula="of:=([.B80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table:formula="of:=([.A803]-[.F$2])^2" office:value-type="float" office:value="1495.214224">
            <text:p>1495.214224</text:p>
          </table:table-cell>
          <table:table-cell table:formula="of:=([.B80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table:formula="of:=([.A804]-[.F$2])^2" office:value-type="float" office:value="373.726224">
            <text:p>373.726224</text:p>
          </table:table-cell>
          <table:table-cell table:formula="of:=([.B80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table:formula="of:=([.A805]-[.F$2])^2" office:value-type="float" office:value="205.406224">
            <text:p>205.406224</text:p>
          </table:table-cell>
          <table:table-cell table:formula="of:=([.B80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">
            <text:p>18</text:p>
          </table:table-cell>
          <table:table-cell table:formula="of:=([.A806]-[.F$2])^2" office:value-type="float" office:value="498.718224">
            <text:p>498.718224</text:p>
          </table:table-cell>
          <table:table-cell table:formula="of:=([.B806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807]-[.F$2])^2" office:value-type="float" office:value="1272.206224">
            <text:p>1272.206224</text:p>
          </table:table-cell>
          <table:table-cell table:formula="of:=([.B80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808]-[.F$2])^2" office:value-type="float" office:value="245.486224">
            <text:p>245.486224</text:p>
          </table:table-cell>
          <table:table-cell table:formula="of:=([.B80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table:formula="of:=([.A809]-[.F$2])^2" office:value-type="float" office:value="40.0942239999999">
            <text:p>40.094224</text:p>
          </table:table-cell>
          <table:table-cell table:formula="of:=([.B80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6">
            <text:p>16</text:p>
          </table:table-cell>
          <table:table-cell table:formula="of:=([.A810]-[.F$2])^2" office:value-type="float" office:value="53.7582239999999">
            <text:p>53.758224</text:p>
          </table:table-cell>
          <table:table-cell table:formula="of:=([.B810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54">
            <text:p>54</text:p>
          </table:table-cell>
          <table:table-cell table:formula="of:=([.A811]-[.F$2])^2" office:value-type="float" office:value="90800.974224">
            <text:p>90800.974224</text:p>
          </table:table-cell>
          <table:table-cell table:formula="of:=([.B811]-[.J$2])^2" office:value-type="float" office:value="1298.1609">
            <text:p>1298.1609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table:formula="of:=([.A812]-[.F$2])^2" office:value-type="float" office:value="693.374224">
            <text:p>693.374224</text:p>
          </table:table-cell>
          <table:table-cell table:formula="of:=([.B812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">
            <text:p>18</text:p>
          </table:table-cell>
          <table:table-cell table:formula="of:=([.A813]-[.F$2])^2" office:value-type="float" office:value="608.510224">
            <text:p>608.510224</text:p>
          </table:table-cell>
          <table:table-cell table:formula="of:=([.B81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814]-[.F$2])^2" office:value-type="float" office:value="7.11822400000003">
            <text:p>7.118224</text:p>
          </table:table-cell>
          <table:table-cell table:formula="of:=([.B81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table:formula="of:=([.A815]-[.F$2])^2" office:value-type="float" office:value="312.158224">
            <text:p>312.158224</text:p>
          </table:table-cell>
          <table:table-cell table:formula="of:=([.B81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816]-[.F$2])^2" office:value-type="float" office:value="21.7902240000001">
            <text:p>21.790224</text:p>
          </table:table-cell>
          <table:table-cell table:formula="of:=([.B81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([.A817]-[.F$2])^2" office:value-type="float" office:value="128.414224">
            <text:p>128.414224</text:p>
          </table:table-cell>
          <table:table-cell table:formula="of:=([.B81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1">
            <text:p>21</text:p>
          </table:table-cell>
          <table:table-cell table:formula="of:=([.A818]-[.F$2])^2" office:value-type="float" office:value="40.0942239999999">
            <text:p>40.094224</text:p>
          </table:table-cell>
          <table:table-cell table:formula="of:=([.B818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819]-[.F$2])^2" office:value-type="float" office:value="186.814224">
            <text:p>186.814224</text:p>
          </table:table-cell>
          <table:table-cell table:formula="of:=([.B81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table:formula="of:=([.A820]-[.F$2])^2" office:value-type="float" office:value="592.046224">
            <text:p>592.046224</text:p>
          </table:table-cell>
          <table:table-cell table:formula="of:=([.B82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821]-[.F$2])^2" office:value-type="float" office:value="44.4622240000001">
            <text:p>44.462224</text:p>
          </table:table-cell>
          <table:table-cell table:formula="of:=([.B82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table:formula="of:=([.A822]-[.F$2])^2" office:value-type="float" office:value="18314.750224">
            <text:p>18314.750224</text:p>
          </table:table-cell>
          <table:table-cell table:formula="of:=([.B822]-[.J$2])^2" office:value-type="float" office:value="362.1409">
            <text:p>362.1409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table:formula="of:=([.A823]-[.F$2])^2" office:value-type="float" office:value="1736.222224">
            <text:p>1736.222224</text:p>
          </table:table-cell>
          <table:table-cell table:formula="of:=([.B82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824]-[.F$2])^2" office:value-type="float" office:value="136.142224">
            <text:p>136.142224</text:p>
          </table:table-cell>
          <table:table-cell table:formula="of:=([.B82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table:formula="of:=([.A825]-[.F$2])^2" office:value-type="float" office:value="32.1262240000001">
            <text:p>32.126224</text:p>
          </table:table-cell>
          <table:table-cell table:formula="of:=([.B82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">
            <text:p>18</text:p>
          </table:table-cell>
          <table:table-cell table:formula="of:=([.A826]-[.F$2])^2" office:value-type="float" office:value="32.1262240000001">
            <text:p>32.126224</text:p>
          </table:table-cell>
          <table:table-cell table:formula="of:=([.B826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827]-[.F$2])^2" office:value-type="float" office:value="160.478224">
            <text:p>160.478224</text:p>
          </table:table-cell>
          <table:table-cell table:formula="of:=([.B82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2">
            <text:p>22</text:p>
          </table:table-cell>
          <table:table-cell table:formula="of:=([.A828]-[.F$2])^2" office:value-type="float" office:value="802.702224">
            <text:p>802.702224</text:p>
          </table:table-cell>
          <table:table-cell table:formula="of:=([.B828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table:formula="of:=([.A829]-[.F$2])^2" office:value-type="float" office:value="113.806224">
            <text:p>113.806224</text:p>
          </table:table-cell>
          <table:table-cell table:formula="of:=([.B829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830]-[.F$2])^2" office:value-type="float" office:value="186.814224">
            <text:p>186.814224</text:p>
          </table:table-cell>
          <table:table-cell table:formula="of:=([.B83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formula="of:=([.A831]-[.F$2])^2" office:value-type="float" office:value="215.150224">
            <text:p>215.150224</text:p>
          </table:table-cell>
          <table:table-cell table:formula="of:=([.B831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table:formula="of:=([.A832]-[.F$2])^2" office:value-type="float" office:value="1653.886224">
            <text:p>1653.886224</text:p>
          </table:table-cell>
          <table:table-cell table:formula="of:=([.B83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">
            <text:p>18</text:p>
          </table:table-cell>
          <table:table-cell table:formula="of:=([.A833]-[.F$2])^2" office:value-type="float" office:value="1791.998224">
            <text:p>1791.998224</text:p>
          </table:table-cell>
          <table:table-cell table:formula="of:=([.B83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table:formula="of:=([.A834]-[.F$2])^2" office:value-type="float" office:value="1201.870224">
            <text:p>1201.870224</text:p>
          </table:table-cell>
          <table:table-cell table:formula="of:=([.B83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table:formula="of:=([.A835]-[.F$2])^2" office:value-type="float" office:value="11.102224">
            <text:p>11.102224</text:p>
          </table:table-cell>
          <table:table-cell table:formula="of:=([.B83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0">
            <text:p>20</text:p>
          </table:table-cell>
          <table:table-cell table:formula="of:=([.A836]-[.F$2])^2" office:value-type="float" office:value="1111.022224">
            <text:p>1111.022224</text:p>
          </table:table-cell>
          <table:table-cell table:formula="of:=([.B836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837]-[.F$2])^2" office:value-type="float" office:value="0.446224000000009">
            <text:p>0.446224</text:p>
          </table:table-cell>
          <table:table-cell table:formula="of:=([.B83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838]-[.F$2])^2" office:value-type="float" office:value="235.070224">
            <text:p>235.070224</text:p>
          </table:table-cell>
          <table:table-cell table:formula="of:=([.B838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2">
            <text:p>22</text:p>
          </table:table-cell>
          <table:table-cell table:formula="of:=([.A839]-[.F$2])^2" office:value-type="float" office:value="36226.270224">
            <text:p>36226.270224</text:p>
          </table:table-cell>
          <table:table-cell table:formula="of:=([.B839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840]-[.F$2])^2" office:value-type="float" office:value="348.494224">
            <text:p>348.494224</text:p>
          </table:table-cell>
          <table:table-cell table:formula="of:=([.B84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841]-[.F$2])^2" office:value-type="float" office:value="32.1262240000001">
            <text:p>32.126224</text:p>
          </table:table-cell>
          <table:table-cell table:formula="of:=([.B84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formula="of:=([.A842]-[.F$2])^2" office:value-type="float" office:value="1067.198224">
            <text:p>1067.198224</text:p>
          </table:table-cell>
          <table:table-cell table:formula="of:=([.B84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">
            <text:p>19</text:p>
          </table:table-cell>
          <table:table-cell table:formula="of:=([.A843]-[.F$2])^2" office:value-type="float" office:value="1.77422399999998">
            <text:p>1.774224</text:p>
          </table:table-cell>
          <table:table-cell table:formula="of:=([.B843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([.A844]-[.F$2])^2" office:value-type="float" office:value="386.830224">
            <text:p>386.830224</text:p>
          </table:table-cell>
          <table:table-cell table:formula="of:=([.B844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">
            <text:p>18</text:p>
          </table:table-cell>
          <table:table-cell table:formula="of:=([.A845]-[.F$2])^2" office:value-type="float" office:value="455.054224">
            <text:p>455.054224</text:p>
          </table:table-cell>
          <table:table-cell table:formula="of:=([.B845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table:formula="of:=([.A846]-[.F$2])^2" office:value-type="float" office:value="498.718224">
            <text:p>498.718224</text:p>
          </table:table-cell>
          <table:table-cell table:formula="of:=([.B846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table:formula="of:=([.A847]-[.F$2])^2" office:value-type="float" office:value="53.7582239999999">
            <text:p>53.758224</text:p>
          </table:table-cell>
          <table:table-cell table:formula="of:=([.B84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formula="of:=([.A848]-[.F$2])^2" office:value-type="float" office:value="5.43822399999997">
            <text:p>5.438224</text:p>
          </table:table-cell>
          <table:table-cell table:formula="of:=([.B84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6">
            <text:p>16</text:p>
          </table:table-cell>
          <table:table-cell table:formula="of:=([.A849]-[.F$2])^2" office:value-type="float" office:value="1320.014224">
            <text:p>1320.014224</text:p>
          </table:table-cell>
          <table:table-cell table:formula="of:=([.B849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0">
            <text:p>20</text:p>
          </table:table-cell>
          <table:table-cell table:formula="of:=([.A850]-[.F$2])^2" office:value-type="float" office:value="0.446224000000009">
            <text:p>0.446224</text:p>
          </table:table-cell>
          <table:table-cell table:formula="of:=([.B850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851]-[.F$2])^2" office:value-type="float" office:value="215.150224">
            <text:p>215.150224</text:p>
          </table:table-cell>
          <table:table-cell table:formula="of:=([.B85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6">
            <text:p>16</text:p>
          </table:table-cell>
          <table:table-cell table:formula="of:=([.A852]-[.F$2])^2" office:value-type="float" office:value="11.102224">
            <text:p>11.102224</text:p>
          </table:table-cell>
          <table:table-cell table:formula="of:=([.B852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7">
            <text:p>17</text:p>
          </table:table-cell>
          <table:table-cell table:formula="of:=([.A853]-[.F$2])^2" office:value-type="float" office:value="592.046224">
            <text:p>592.046224</text:p>
          </table:table-cell>
          <table:table-cell table:formula="of:=([.B85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table:formula="of:=([.A854]-[.F$2])^2" office:value-type="float" office:value="266.734224">
            <text:p>266.734224</text:p>
          </table:table-cell>
          <table:table-cell table:formula="of:=([.B854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table:formula="of:=([.A855]-[.F$2])^2" office:value-type="float" office:value="113.806224">
            <text:p>113.806224</text:p>
          </table:table-cell>
          <table:table-cell table:formula="of:=([.B85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formula="of:=([.A856]-[.F$2])^2" office:value-type="float" office:value="1002.862224">
            <text:p>1002.862224</text:p>
          </table:table-cell>
          <table:table-cell table:formula="of:=([.B856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857]-[.F$2])^2" office:value-type="float" office:value="93.4702240000001">
            <text:p>93.470224</text:p>
          </table:table-cell>
          <table:table-cell table:formula="of:=([.B85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table:formula="of:=([.A858]-[.F$2])^2" office:value-type="float" office:value="658.846224">
            <text:p>658.846224</text:p>
          </table:table-cell>
          <table:table-cell table:formula="of:=([.B85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formula="of:=([.A859]-[.F$2])^2" office:value-type="float" office:value="1067.198224">
            <text:p>1067.198224</text:p>
          </table:table-cell>
          <table:table-cell table:formula="of:=([.B85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table:formula="of:=([.A860]-[.F$2])^2" office:value-type="float" office:value="469.502224">
            <text:p>469.502224</text:p>
          </table:table-cell>
          <table:table-cell table:formula="of:=([.B86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  <table:table-cell table:formula="of:=([.A861]-[.F$2])^2" office:value-type="float" office:value="266.734224">
            <text:p>266.734224</text:p>
          </table:table-cell>
          <table:table-cell table:formula="of:=([.B861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8">
            <text:p>18</text:p>
          </table:table-cell>
          <table:table-cell table:formula="of:=([.A862]-[.F$2])^2" office:value-type="float" office:value="348.494224">
            <text:p>348.494224</text:p>
          </table:table-cell>
          <table:table-cell table:formula="of:=([.B86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863]-[.F$2])^2" office:value-type="float" office:value="32.1262240000001">
            <text:p>32.126224</text:p>
          </table:table-cell>
          <table:table-cell table:formula="of:=([.B86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table:formula="of:=([.A864]-[.F$2])^2" office:value-type="float" office:value="469.502224">
            <text:p>469.502224</text:p>
          </table:table-cell>
          <table:table-cell table:formula="of:=([.B86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table:formula="of:=([.A865]-[.F$2])^2" office:value-type="float" office:value="113.806224">
            <text:p>113.806224</text:p>
          </table:table-cell>
          <table:table-cell table:formula="of:=([.B865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8">
            <text:p>18</text:p>
          </table:table-cell>
          <table:table-cell table:formula="of:=([.A866]-[.F$2])^2" office:value-type="float" office:value="336.062224">
            <text:p>336.062224</text:p>
          </table:table-cell>
          <table:table-cell table:formula="of:=([.B866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867]-[.F$2])^2" office:value-type="float" office:value="113.806224">
            <text:p>113.806224</text:p>
          </table:table-cell>
          <table:table-cell table:formula="of:=([.B86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868]-[.F$2])^2" office:value-type="float" office:value="75.1342240000001">
            <text:p>75.134224</text:p>
          </table:table-cell>
          <table:table-cell table:formula="of:=([.B86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6">
            <text:p>26</text:p>
          </table:table-cell>
          <table:table-cell table:formula="of:=([.A869]-[.F$2])^2" office:value-type="float" office:value="152.078224">
            <text:p>152.078224</text:p>
          </table:table-cell>
          <table:table-cell table:formula="of:=([.B869]-[.J$2])^2" office:value-type="float" office:value="64.4809">
            <text:p>64.4809</text:p>
          </table:table-cell>
          <table:table-cell table:number-columns-repeated="9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79">
            <text:p>79</text:p>
          </table:table-cell>
          <table:table-cell table:formula="of:=([.A870]-[.F$2])^2" office:value-type="float" office:value="87220.990224">
            <text:p>87220.990224</text:p>
          </table:table-cell>
          <table:table-cell table:formula="of:=([.B870]-[.J$2])^2" office:value-type="float" office:value="3724.6609">
            <text:p>3724.6609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871]-[.F$2])^2" office:value-type="float" office:value="13.454224">
            <text:p>13.454224</text:p>
          </table:table-cell>
          <table:table-cell table:formula="of:=([.B87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0">
            <text:p>20</text:p>
          </table:table-cell>
          <table:table-cell table:formula="of:=([.A872]-[.F$2])^2" office:value-type="float" office:value="1708.334224">
            <text:p>1708.334224</text:p>
          </table:table-cell>
          <table:table-cell table:formula="of:=([.B872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873]-[.F$2])^2" office:value-type="float" office:value="277.822224">
            <text:p>277.822224</text:p>
          </table:table-cell>
          <table:table-cell table:formula="of:=([.B873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8">
            <text:p>18</text:p>
          </table:table-cell>
          <table:table-cell table:formula="of:=([.A874]-[.F$2])^2" office:value-type="float" office:value="641.710224">
            <text:p>641.710224</text:p>
          </table:table-cell>
          <table:table-cell table:formula="of:=([.B87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">
            <text:p>16</text:p>
          </table:table-cell>
          <table:table-cell table:formula="of:=([.A875]-[.F$2])^2" office:value-type="float" office:value="106.750224">
            <text:p>106.750224</text:p>
          </table:table-cell>
          <table:table-cell table:formula="of:=([.B87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876]-[.F$2])^2" office:value-type="float" office:value="940.526224">
            <text:p>940.526224</text:p>
          </table:table-cell>
          <table:table-cell table:formula="of:=([.B87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">
            <text:p>18</text:p>
          </table:table-cell>
          <table:table-cell table:formula="of:=([.A877]-[.F$2])^2" office:value-type="float" office:value="7.11822400000003">
            <text:p>7.118224</text:p>
          </table:table-cell>
          <table:table-cell table:formula="of:=([.B87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878]-[.F$2])^2" office:value-type="float" office:value="277.822224">
            <text:p>277.822224</text:p>
          </table:table-cell>
          <table:table-cell table:formula="of:=([.B878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table:formula="of:=([.A879]-[.F$2])^2" office:value-type="float" office:value="186.814224">
            <text:p>186.814224</text:p>
          </table:table-cell>
          <table:table-cell table:formula="of:=([.B879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880]-[.F$2])^2" office:value-type="float" office:value="348.494224">
            <text:p>348.494224</text:p>
          </table:table-cell>
          <table:table-cell table:formula="of:=([.B88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table:formula="of:=([.A881]-[.F$2])^2" office:value-type="float" office:value="765.518224">
            <text:p>765.518224</text:p>
          </table:table-cell>
          <table:table-cell table:formula="of:=([.B881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882]-[.F$2])^2" office:value-type="float" office:value="7.11822400000003">
            <text:p>7.118224</text:p>
          </table:table-cell>
          <table:table-cell table:formula="of:=([.B88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1">
            <text:p>21</text:p>
          </table:table-cell>
          <table:table-cell table:formula="of:=([.A883]-[.F$2])^2" office:value-type="float" office:value="1178.686224">
            <text:p>1178.686224</text:p>
          </table:table-cell>
          <table:table-cell table:formula="of:=([.B883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884]-[.F$2])^2" office:value-type="float" office:value="21.7902240000001">
            <text:p>21.790224</text:p>
          </table:table-cell>
          <table:table-cell table:formula="of:=([.B88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table:formula="of:=([.A885]-[.F$2])^2" office:value-type="float" office:value="1111.022224">
            <text:p>1111.022224</text:p>
          </table:table-cell>
          <table:table-cell table:formula="of:=([.B88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886]-[.F$2])^2" office:value-type="float" office:value="136.142224">
            <text:p>136.142224</text:p>
          </table:table-cell>
          <table:table-cell table:formula="of:=([.B88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table:formula="of:=([.A887]-[.F$2])^2" office:value-type="float" office:value="266.734224">
            <text:p>266.734224</text:p>
          </table:table-cell>
          <table:table-cell table:formula="of:=([.B88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">
            <text:p>18</text:p>
          </table:table-cell>
          <table:table-cell table:formula="of:=([.A888]-[.F$2])^2" office:value-type="float" office:value="544.382224">
            <text:p>544.382224</text:p>
          </table:table-cell>
          <table:table-cell table:formula="of:=([.B88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">
            <text:p>16</text:p>
          </table:table-cell>
          <table:table-cell table:formula="of:=([.A889]-[.F$2])^2" office:value-type="float" office:value="7.11822400000003">
            <text:p>7.118224</text:p>
          </table:table-cell>
          <table:table-cell table:formula="of:=([.B889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890]-[.F$2])^2" office:value-type="float" office:value="21.7902240000001">
            <text:p>21.790224</text:p>
          </table:table-cell>
          <table:table-cell table:formula="of:=([.B89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891]-[.F$2])^2" office:value-type="float" office:value="312.158224">
            <text:p>312.158224</text:p>
          </table:table-cell>
          <table:table-cell table:formula="of:=([.B89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table:formula="of:=([.A892]-[.F$2])^2" office:value-type="float" office:value="245.486224">
            <text:p>245.486224</text:p>
          </table:table-cell>
          <table:table-cell table:formula="of:=([.B892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formula="of:=([.A893]-[.F$2])^2" office:value-type="float" office:value="1067.198224">
            <text:p>1067.198224</text:p>
          </table:table-cell>
          <table:table-cell table:formula="of:=([.B89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8">
            <text:p>28</text:p>
          </table:table-cell>
          <table:table-cell table:formula="of:=([.A894]-[.F$2])^2" office:value-type="float" office:value="4268.270224">
            <text:p>4268.270224</text:p>
          </table:table-cell>
          <table:table-cell table:formula="of:=([.B894]-[.J$2])^2" office:value-type="float" office:value="100.6009">
            <text:p>100.6009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895]-[.F$2])^2" office:value-type="float" office:value="1418.878224">
            <text:p>1418.878224</text:p>
          </table:table-cell>
          <table:table-cell table:formula="of:=([.B89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 table:formula="of:=([.A896]-[.F$2])^2" office:value-type="float" office:value="40.0942239999999">
            <text:p>40.094224</text:p>
          </table:table-cell>
          <table:table-cell table:formula="of:=([.B89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897]-[.F$2])^2" office:value-type="float" office:value="186.814224">
            <text:p>186.814224</text:p>
          </table:table-cell>
          <table:table-cell table:formula="of:=([.B89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">
            <text:p>18</text:p>
          </table:table-cell>
          <table:table-cell table:formula="of:=([.A898]-[.F$2])^2" office:value-type="float" office:value="106.750224">
            <text:p>106.750224</text:p>
          </table:table-cell>
          <table:table-cell table:formula="of:=([.B89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8">
            <text:p>18</text:p>
          </table:table-cell>
          <table:table-cell table:formula="of:=([.A899]-[.F$2])^2" office:value-type="float" office:value="28.4302239999999">
            <text:p>28.430224</text:p>
          </table:table-cell>
          <table:table-cell table:formula="of:=([.B89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table:formula="of:=([.A900]-[.F$2])^2" office:value-type="float" office:value="658.846224">
            <text:p>658.846224</text:p>
          </table:table-cell>
          <table:table-cell table:formula="of:=([.B90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8">
            <text:p>18</text:p>
          </table:table-cell>
          <table:table-cell table:formula="of:=([.A901]-[.F$2])^2" office:value-type="float" office:value="1469.342224">
            <text:p>1469.342224</text:p>
          </table:table-cell>
          <table:table-cell table:formula="of:=([.B901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table:formula="of:=([.A902]-[.F$2])^2" office:value-type="float" office:value="0.110223999999996">
            <text:p>0.110224</text:p>
          </table:table-cell>
          <table:table-cell table:formula="of:=([.B902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table:formula="of:=([.A903]-[.F$2])^2" office:value-type="float" office:value="44.4622240000001">
            <text:p>44.462224</text:p>
          </table:table-cell>
          <table:table-cell table:formula="of:=([.B903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table:formula="of:=([.A904]-[.F$2])^2" office:value-type="float" office:value="235.070224">
            <text:p>235.070224</text:p>
          </table:table-cell>
          <table:table-cell table:formula="of:=([.B90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table:formula="of:=([.A905]-[.F$2])^2" office:value-type="float" office:value="18.7662239999999">
            <text:p>18.766224</text:p>
          </table:table-cell>
          <table:table-cell table:formula="of:=([.B90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906]-[.F$2])^2" office:value-type="float" office:value="266.734224">
            <text:p>266.734224</text:p>
          </table:table-cell>
          <table:table-cell table:formula="of:=([.B90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9">
            <text:p>19</text:p>
          </table:table-cell>
          <table:table-cell table:formula="of:=([.A907]-[.F$2])^2" office:value-type="float" office:value="2146.654224">
            <text:p>2146.654224</text:p>
          </table:table-cell>
          <table:table-cell table:formula="of:=([.B907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908]-[.F$2])^2" office:value-type="float" office:value="113.806224">
            <text:p>113.806224</text:p>
          </table:table-cell>
          <table:table-cell table:formula="of:=([.B90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8">
            <text:p>18</text:p>
          </table:table-cell>
          <table:table-cell table:formula="of:=([.A909]-[.F$2])^2" office:value-type="float" office:value="1469.342224">
            <text:p>1469.342224</text:p>
          </table:table-cell>
          <table:table-cell table:formula="of:=([.B90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7">
            <text:p>17</text:p>
          </table:table-cell>
          <table:table-cell table:formula="of:=([.A910]-[.F$2])^2" office:value-type="float" office:value="336.062224">
            <text:p>336.062224</text:p>
          </table:table-cell>
          <table:table-cell table:formula="of:=([.B91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table:formula="of:=([.A911]-[.F$2])^2" office:value-type="float" office:value="235.070224">
            <text:p>235.070224</text:p>
          </table:table-cell>
          <table:table-cell table:formula="of:=([.B911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table:formula="of:=([.A912]-[.F$2])^2" office:value-type="float" office:value="1626.670224">
            <text:p>1626.670224</text:p>
          </table:table-cell>
          <table:table-cell table:formula="of:=([.B912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913]-[.F$2])^2" office:value-type="float" office:value="1.77422399999998">
            <text:p>1.774224</text:p>
          </table:table-cell>
          <table:table-cell table:formula="of:=([.B91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table:formula="of:=([.A914]-[.F$2])^2" office:value-type="float" office:value="1820.558224">
            <text:p>1820.558224</text:p>
          </table:table-cell>
          <table:table-cell table:formula="of:=([.B91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1">
            <text:p>21</text:p>
          </table:table-cell>
          <table:table-cell table:formula="of:=([.A915]-[.F$2])^2" office:value-type="float" office:value="981.694224">
            <text:p>981.694224</text:p>
          </table:table-cell>
          <table:table-cell table:formula="of:=([.B915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">
            <text:p>18</text:p>
          </table:table-cell>
          <table:table-cell table:formula="of:=([.A916]-[.F$2])^2" office:value-type="float" office:value="455.054224">
            <text:p>455.054224</text:p>
          </table:table-cell>
          <table:table-cell table:formula="of:=([.B916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([.A917]-[.F$2])^2" office:value-type="float" office:value="245.486224">
            <text:p>245.486224</text:p>
          </table:table-cell>
          <table:table-cell table:formula="of:=([.B91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table:formula="of:=([.A918]-[.F$2])^2" office:value-type="float" office:value="1133.534224">
            <text:p>1133.534224</text:p>
          </table:table-cell>
          <table:table-cell table:formula="of:=([.B91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table:formula="of:=([.A919]-[.F$2])^2" office:value-type="float" office:value="277.822224">
            <text:p>277.822224</text:p>
          </table:table-cell>
          <table:table-cell table:formula="of:=([.B919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table:formula="of:=([.A920]-[.F$2])^2" office:value-type="float" office:value="266.734224">
            <text:p>266.734224</text:p>
          </table:table-cell>
          <table:table-cell table:formula="of:=([.B920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921]-[.F$2])^2" office:value-type="float" office:value="136.142224">
            <text:p>136.142224</text:p>
          </table:table-cell>
          <table:table-cell table:formula="of:=([.B921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table:formula="of:=([.A922]-[.F$2])^2" office:value-type="float" office:value="53.7582239999999">
            <text:p>53.758224</text:p>
          </table:table-cell>
          <table:table-cell table:formula="of:=([.B92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formula="of:=([.A923]-[.F$2])^2" office:value-type="float" office:value="1067.198224">
            <text:p>1067.198224</text:p>
          </table:table-cell>
          <table:table-cell table:formula="of:=([.B92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">
            <text:p>16</text:p>
          </table:table-cell>
          <table:table-cell table:formula="of:=([.A924]-[.F$2])^2" office:value-type="float" office:value="44.4622240000001">
            <text:p>44.462224</text:p>
          </table:table-cell>
          <table:table-cell table:formula="of:=([.B92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table:formula="of:=([.A925]-[.F$2])^2" office:value-type="float" office:value="1201.870224">
            <text:p>1201.870224</text:p>
          </table:table-cell>
          <table:table-cell table:formula="of:=([.B92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0">
            <text:p>20</text:p>
          </table:table-cell>
          <table:table-cell table:formula="of:=([.A926]-[.F$2])^2" office:value-type="float" office:value="177.742224">
            <text:p>177.742224</text:p>
          </table:table-cell>
          <table:table-cell table:formula="of:=([.B926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927]-[.F$2])^2" office:value-type="float" office:value="44.4622240000001">
            <text:p>44.462224</text:p>
          </table:table-cell>
          <table:table-cell table:formula="of:=([.B92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928]-[.F$2])^2" office:value-type="float" office:value="0.110223999999996">
            <text:p>0.110224</text:p>
          </table:table-cell>
          <table:table-cell table:formula="of:=([.B92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929]-[.F$2])^2" office:value-type="float" office:value="266.734224">
            <text:p>266.734224</text:p>
          </table:table-cell>
          <table:table-cell table:formula="of:=([.B92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3">
            <text:p>23</text:p>
          </table:table-cell>
          <table:table-cell table:formula="of:=([.A930]-[.F$2])^2" office:value-type="float" office:value="21.7902240000001">
            <text:p>21.790224</text:p>
          </table:table-cell>
          <table:table-cell table:formula="of:=([.B930]-[.J$2])^2" office:value-type="float" office:value="25.3009">
            <text:p>25.3009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table:formula="of:=([.A931]-[.F$2])^2" office:value-type="float" office:value="1067.198224">
            <text:p>1067.198224</text:p>
          </table:table-cell>
          <table:table-cell table:formula="of:=([.B931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932]-[.F$2])^2" office:value-type="float" office:value="1133.534224">
            <text:p>1133.534224</text:p>
          </table:table-cell>
          <table:table-cell table:formula="of:=([.B93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9">
            <text:p>19</text:p>
          </table:table-cell>
          <table:table-cell table:formula="of:=([.A933]-[.F$2])^2" office:value-type="float" office:value="592.046224">
            <text:p>592.046224</text:p>
          </table:table-cell>
          <table:table-cell table:formula="of:=([.B933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table:formula="of:=([.A934]-[.F$2])^2" office:value-type="float" office:value="44.4622240000001">
            <text:p>44.462224</text:p>
          </table:table-cell>
          <table:table-cell table:formula="of:=([.B934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935]-[.F$2])^2" office:value-type="float" office:value="215.150224">
            <text:p>215.150224</text:p>
          </table:table-cell>
          <table:table-cell table:formula="of:=([.B93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936]-[.F$2])^2" office:value-type="float" office:value="1201.870224">
            <text:p>1201.870224</text:p>
          </table:table-cell>
          <table:table-cell table:formula="of:=([.B93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1">
            <text:p>21</text:p>
          </table:table-cell>
          <table:table-cell table:formula="of:=([.A937]-[.F$2])^2" office:value-type="float" office:value="455.054224">
            <text:p>455.054224</text:p>
          </table:table-cell>
          <table:table-cell table:formula="of:=([.B937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A938]-[.F$2])^2" office:value-type="float" office:value="93.4702240000001">
            <text:p>93.470224</text:p>
          </table:table-cell>
          <table:table-cell table:formula="of:=([.B93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939]-[.F$2])^2" office:value-type="float" office:value="0.446224000000009">
            <text:p>0.446224</text:p>
          </table:table-cell>
          <table:table-cell table:formula="of:=([.B93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formula="of:=([.A940]-[.F$2])^2" office:value-type="float" office:value="44.4622240000001">
            <text:p>44.462224</text:p>
          </table:table-cell>
          <table:table-cell table:formula="of:=([.B940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941]-[.F$2])^2" office:value-type="float" office:value="32.1262240000001">
            <text:p>32.126224</text:p>
          </table:table-cell>
          <table:table-cell table:formula="of:=([.B94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table:formula="of:=([.A942]-[.F$2])^2" office:value-type="float" office:value="658.846224">
            <text:p>658.846224</text:p>
          </table:table-cell>
          <table:table-cell table:formula="of:=([.B94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table:formula="of:=([.A943]-[.F$2])^2" office:value-type="float" office:value="427.166224">
            <text:p>427.166224</text:p>
          </table:table-cell>
          <table:table-cell table:formula="of:=([.B94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944]-[.F$2])^2" office:value-type="float" office:value="386.830224">
            <text:p>386.830224</text:p>
          </table:table-cell>
          <table:table-cell table:formula="of:=([.B94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945]-[.F$2])^2" office:value-type="float" office:value="386.830224">
            <text:p>386.830224</text:p>
          </table:table-cell>
          <table:table-cell table:formula="of:=([.B94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table:formula="of:=([.A946]-[.F$2])^2" office:value-type="float" office:value="235.070224">
            <text:p>235.070224</text:p>
          </table:table-cell>
          <table:table-cell table:formula="of:=([.B946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3">
            <text:p>23</text:p>
          </table:table-cell>
          <table:table-cell table:formula="of:=([.A947]-[.F$2])^2" office:value-type="float" office:value="235.070224">
            <text:p>235.070224</text:p>
          </table:table-cell>
          <table:table-cell table:formula="of:=([.B947]-[.J$2])^2" office:value-type="float" office:value="25.3009">
            <text:p>25.3009</text:p>
          </table:table-cell>
          <table:table-cell table:number-columns-repeated="9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1">
            <text:p>21</text:p>
          </table:table-cell>
          <table:table-cell table:formula="of:=([.A948]-[.F$2])^2" office:value-type="float" office:value="48546.190224">
            <text:p>48546.190224</text:p>
          </table:table-cell>
          <table:table-cell table:formula="of:=([.B948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formula="of:=([.A949]-[.F$2])^2" office:value-type="float" office:value="160.478224">
            <text:p>160.478224</text:p>
          </table:table-cell>
          <table:table-cell table:formula="of:=([.B94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950]-[.F$2])^2" office:value-type="float" office:value="58.7982240000001">
            <text:p>58.798224</text:p>
          </table:table-cell>
          <table:table-cell table:formula="of:=([.B95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951]-[.F$2])^2" office:value-type="float" office:value="348.494224">
            <text:p>348.494224</text:p>
          </table:table-cell>
          <table:table-cell table:formula="of:=([.B95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952]-[.F$2])^2" office:value-type="float" office:value="1418.878224">
            <text:p>1418.878224</text:p>
          </table:table-cell>
          <table:table-cell table:formula="of:=([.B95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953]-[.F$2])^2" office:value-type="float" office:value="215.150224">
            <text:p>215.150224</text:p>
          </table:table-cell>
          <table:table-cell table:formula="of:=([.B95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table:formula="of:=([.A954]-[.F$2])^2" office:value-type="float" office:value="300.398224">
            <text:p>300.398224</text:p>
          </table:table-cell>
          <table:table-cell table:formula="of:=([.B95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955]-[.F$2])^2" office:value-type="float" office:value="1201.870224">
            <text:p>1201.870224</text:p>
          </table:table-cell>
          <table:table-cell table:formula="of:=([.B95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956]-[.F$2])^2" office:value-type="float" office:value="58.7982240000001">
            <text:p>58.798224</text:p>
          </table:table-cell>
          <table:table-cell table:formula="of:=([.B95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table:formula="of:=([.A957]-[.F$2])^2" office:value-type="float" office:value="186.814224">
            <text:p>186.814224</text:p>
          </table:table-cell>
          <table:table-cell table:formula="of:=([.B957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6">
            <text:p>16</text:p>
          </table:table-cell>
          <table:table-cell table:formula="of:=([.A958]-[.F$2])^2" office:value-type="float" office:value="21.7902240000001">
            <text:p>21.790224</text:p>
          </table:table-cell>
          <table:table-cell table:formula="of:=([.B958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formula="of:=([.A959]-[.F$2])^2" office:value-type="float" office:value="177.742224">
            <text:p>177.742224</text:p>
          </table:table-cell>
          <table:table-cell table:formula="of:=([.B959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960]-[.F$2])^2" office:value-type="float" office:value="58.7982240000001">
            <text:p>58.798224</text:p>
          </table:table-cell>
          <table:table-cell table:formula="of:=([.B96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961]-[.F$2])^2" office:value-type="float" office:value="1133.534224">
            <text:p>1133.534224</text:p>
          </table:table-cell>
          <table:table-cell table:formula="of:=([.B96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  <table:table-cell table:formula="of:=([.A962]-[.F$2])^2" office:value-type="float" office:value="498.718224">
            <text:p>498.718224</text:p>
          </table:table-cell>
          <table:table-cell table:formula="of:=([.B96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table:formula="of:=([.A963]-[.F$2])^2" office:value-type="float" office:value="560.174224">
            <text:p>560.174224</text:p>
          </table:table-cell>
          <table:table-cell table:formula="of:=([.B96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964]-[.F$2])^2" office:value-type="float" office:value="277.822224">
            <text:p>277.822224</text:p>
          </table:table-cell>
          <table:table-cell table:formula="of:=([.B964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65">
            <text:p>65</text:p>
          </table:table-cell>
          <table:table-cell table:formula="of:=([.A965]-[.F$2])^2" office:value-type="float" office:value="32159.966224">
            <text:p>32159.966224</text:p>
          </table:table-cell>
          <table:table-cell table:formula="of:=([.B965]-[.J$2])^2" office:value-type="float" office:value="2211.8209">
            <text:p>2211.8209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966]-[.F$2])^2" office:value-type="float" office:value="32.1262240000001">
            <text:p>32.126224</text:p>
          </table:table-cell>
          <table:table-cell table:formula="of:=([.B96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">
            <text:p>17</text:p>
          </table:table-cell>
          <table:table-cell table:formula="of:=([.A967]-[.F$2])^2" office:value-type="float" office:value="69.4222239999999">
            <text:p>69.422224</text:p>
          </table:table-cell>
          <table:table-cell table:formula="of:=([.B96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968]-[.F$2])^2" office:value-type="float" office:value="21.7902240000001">
            <text:p>21.790224</text:p>
          </table:table-cell>
          <table:table-cell table:formula="of:=([.B968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8">
            <text:p>18</text:p>
          </table:table-cell>
          <table:table-cell table:formula="of:=([.A969]-[.F$2])^2" office:value-type="float" office:value="1111.022224">
            <text:p>1111.022224</text:p>
          </table:table-cell>
          <table:table-cell table:formula="of:=([.B96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0">
            <text:p>20</text:p>
          </table:table-cell>
          <table:table-cell table:formula="of:=([.A970]-[.F$2])^2" office:value-type="float" office:value="1791.998224">
            <text:p>1791.998224</text:p>
          </table:table-cell>
          <table:table-cell table:formula="of:=([.B970]-[.J$2])^2" office:value-type="float" office:value="4.1209">
            <text:p>4.1209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971]-[.F$2])^2" office:value-type="float" office:value="1.77422399999998">
            <text:p>1.774224</text:p>
          </table:table-cell>
          <table:table-cell table:formula="of:=([.B971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8">
            <text:p>18</text:p>
          </table:table-cell>
          <table:table-cell table:formula="of:=([.A972]-[.F$2])^2" office:value-type="float" office:value="1045.358224">
            <text:p>1045.358224</text:p>
          </table:table-cell>
          <table:table-cell table:formula="of:=([.B972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6">
            <text:p>16</text:p>
          </table:table-cell>
          <table:table-cell table:formula="of:=([.A973]-[.F$2])^2" office:value-type="float" office:value="21.7902240000001">
            <text:p>21.790224</text:p>
          </table:table-cell>
          <table:table-cell table:formula="of:=([.B973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table:formula="of:=([.A974]-[.F$2])^2" office:value-type="float" office:value="152.078224">
            <text:p>152.078224</text:p>
          </table:table-cell>
          <table:table-cell table:formula="of:=([.B974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8">
            <text:p>18</text:p>
          </table:table-cell>
          <table:table-cell table:formula="of:=([.A975]-[.F$2])^2" office:value-type="float" office:value="336.062224">
            <text:p>336.062224</text:p>
          </table:table-cell>
          <table:table-cell table:formula="of:=([.B975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976]-[.F$2])^2" office:value-type="float" office:value="312.158224">
            <text:p>312.158224</text:p>
          </table:table-cell>
          <table:table-cell table:formula="of:=([.B976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table:formula="of:=([.A977]-[.F$2])^2" office:value-type="float" office:value="373.726224">
            <text:p>373.726224</text:p>
          </table:table-cell>
          <table:table-cell table:formula="of:=([.B977]-[.J$2])^2" office:value-type="float" office:value="1.0609">
            <text:p>1.060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978]-[.F$2])^2" office:value-type="float" office:value="1201.870224">
            <text:p>1201.870224</text:p>
          </table:table-cell>
          <table:table-cell table:formula="of:=([.B97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table:formula="of:=([.A979]-[.F$2])^2" office:value-type="float" office:value="0.446224000000009">
            <text:p>0.446224</text:p>
          </table:table-cell>
          <table:table-cell table:formula="of:=([.B97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980]-[.F$2])^2" office:value-type="float" office:value="44.4622240000001">
            <text:p>44.462224</text:p>
          </table:table-cell>
          <table:table-cell table:formula="of:=([.B980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table:formula="of:=([.A981]-[.F$2])^2" office:value-type="float" office:value="28.4302239999999">
            <text:p>28.430224</text:p>
          </table:table-cell>
          <table:table-cell table:formula="of:=([.B981]-[.J$2])^2" office:value-type="float" office:value="16.2409">
            <text:p>16.2409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table:formula="of:=([.A982]-[.F$2])^2" office:value-type="float" office:value="560.174224">
            <text:p>560.174224</text:p>
          </table:table-cell>
          <table:table-cell table:formula="of:=([.B982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table:formula="of:=([.A983]-[.F$2])^2" office:value-type="float" office:value="981.694224">
            <text:p>981.694224</text:p>
          </table:table-cell>
          <table:table-cell table:formula="of:=([.B98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table:formula="of:=([.A984]-[.F$2])^2" office:value-type="float" office:value="469.502224">
            <text:p>469.502224</text:p>
          </table:table-cell>
          <table:table-cell table:formula="of:=([.B984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985]-[.F$2])^2" office:value-type="float" office:value="277.822224">
            <text:p>277.822224</text:p>
          </table:table-cell>
          <table:table-cell table:formula="of:=([.B985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">
            <text:p>18</text:p>
          </table:table-cell>
          <table:table-cell table:formula="of:=([.A986]-[.F$2])^2" office:value-type="float" office:value="981.694224">
            <text:p>981.694224</text:p>
          </table:table-cell>
          <table:table-cell table:formula="of:=([.B986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table:formula="of:=([.A987]-[.F$2])^2" office:value-type="float" office:value="2.78222400000002">
            <text:p>2.782224</text:p>
          </table:table-cell>
          <table:table-cell table:formula="of:=([.B987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988]-[.F$2])^2" office:value-type="float" office:value="93.4702240000001">
            <text:p>93.470224</text:p>
          </table:table-cell>
          <table:table-cell table:formula="of:=([.B988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table:formula="of:=([.A989]-[.F$2])^2" office:value-type="float" office:value="58.7982240000001">
            <text:p>58.798224</text:p>
          </table:table-cell>
          <table:table-cell table:formula="of:=([.B989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formula="of:=([.A990]-[.F$2])^2" office:value-type="float" office:value="160.478224">
            <text:p>160.478224</text:p>
          </table:table-cell>
          <table:table-cell table:formula="of:=([.B990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6">
            <text:p>26</text:p>
          </table:table-cell>
          <table:table-cell table:formula="of:=([.A991]-[.F$2])^2" office:value-type="float" office:value="18.7662239999999">
            <text:p>18.766224</text:p>
          </table:table-cell>
          <table:table-cell table:formula="of:=([.B991]-[.J$2])^2" office:value-type="float" office:value="64.4809">
            <text:p>64.4809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1">
            <text:p>21</text:p>
          </table:table-cell>
          <table:table-cell table:formula="of:=([.A992]-[.F$2])^2" office:value-type="float" office:value="802.702224">
            <text:p>802.702224</text:p>
          </table:table-cell>
          <table:table-cell table:formula="of:=([.B992]-[.J$2])^2" office:value-type="float" office:value="9.18090000000001">
            <text:p>9.1809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">
            <text:p>17</text:p>
          </table:table-cell>
          <table:table-cell table:formula="of:=([.A993]-[.F$2])^2" office:value-type="float" office:value="802.702224">
            <text:p>802.702224</text:p>
          </table:table-cell>
          <table:table-cell table:formula="of:=([.B993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table:formula="of:=([.A994]-[.F$2])^2" office:value-type="float" office:value="18.7662239999999">
            <text:p>18.766224</text:p>
          </table:table-cell>
          <table:table-cell table:formula="of:=([.B994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table:formula="of:=([.A995]-[.F$2])^2" office:value-type="float" office:value="113.806224">
            <text:p>113.806224</text:p>
          </table:table-cell>
          <table:table-cell table:formula="of:=([.B995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">
            <text:p>18</text:p>
          </table:table-cell>
          <table:table-cell table:formula="of:=([.A996]-[.F$2])^2" office:value-type="float" office:value="2054.990224">
            <text:p>2054.990224</text:p>
          </table:table-cell>
          <table:table-cell table:formula="of:=([.B996]-[.J$2])^2" office:value-type="float" office:value="0.000900000000000068">
            <text:p>0.0009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table:formula="of:=([.A997]-[.F$2])^2" office:value-type="float" office:value="93.4702240000001">
            <text:p>93.470224</text:p>
          </table:table-cell>
          <table:table-cell table:formula="of:=([.B997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">
            <text:p>16</text:p>
          </table:table-cell>
          <table:table-cell table:formula="of:=([.A998]-[.F$2])^2" office:value-type="float" office:value="2054.990224">
            <text:p>2054.990224</text:p>
          </table:table-cell>
          <table:table-cell table:formula="of:=([.B998]-[.J$2])^2" office:value-type="float" office:value="3.8809">
            <text:p>3.880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999]-[.F$2])^2" office:value-type="float" office:value="386.830224">
            <text:p>386.830224</text:p>
          </table:table-cell>
          <table:table-cell table:formula="of:=([.B999]-[.J$2])^2" office:value-type="float" office:value="0.940899999999998">
            <text:p>0.9409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1000]-[.F$2])^2" office:value-type="float" office:value="427.166224">
            <text:p>427.166224</text:p>
          </table:table-cell>
          <table:table-cell table:formula="of:=([.B1000]-[.J$2])^2" office:value-type="float" office:value="0.940899999999998">
            <text:p>0.9409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1:5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6T11:54:40</dc:date>
    <meta:generator>LibreOffice/3.4$Linux LibreOffice_project/340m1$Build-1206</meta:generator>
    <meta:editing-duration>PT20H34M12S</meta:editing-duration>
    <meta:editing-cycles>1</meta:editing-cycles>
    <meta:document-statistic meta:table-count="1" meta:cell-count="4008" meta:object-count="0"/>
  </office:meta>
</office:document-meta>
</file>